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fo:background-color="#000000" fo:border="solid #000000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cm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fo:border="solid" loext:decorative="false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loext:decorative="false"/>
    </style:style>
    <style:style style:name="P1" style:family="paragraph">
      <style:paragraph-properties fo:text-align="left"/>
      <style:text-properties fo:color="#c9211e" style:text-line-through-style="none" style:text-line-through-type="none" fo:font-family="'Liberation Sans'" style:font-style-name="Standard" style:font-family-generic="swiss" fo:font-size="12pt" fo:font-style="normal" style:text-underline-style="none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  <style:text-properties fo:color="#c9211e" loext:opacity="100%" fo:font-size="38pt" fo:font-weight="bold" style:font-size-asian="38pt" style:font-weight-asian="bold" style:font-size-complex="3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left"/>
      <style:text-properties style:text-line-through-style="none" style:text-line-through-type="none" fo:font-family="'Liberation Sans'" style:font-style-name="Standard" style:font-family-generic="swiss" fo:font-size="12pt" fo:font-style="normal" style:text-underline-style="none"/>
    </style:style>
    <style:style style:name="P6" style:family="paragraph">
      <style:paragraph-properties fo:text-align="left"/>
      <style:text-properties fo:color="#c9211e" style:text-line-through-style="none" style:text-line-through-type="none" fo:font-family="'Liberation Sans'" style:font-style-name="Standard" style:font-family-generic="swiss" fo:font-size="18pt" fo:font-style="normal" style:text-underline-style="none"/>
    </style:style>
    <style:style style:name="P7" style:family="paragraph">
      <style:paragraph-properties fo:text-align="left"/>
      <style:text-properties fo:color="#5eb91e" style:text-line-through-style="none" style:text-line-through-type="none" fo:font-family="'Liberation Sans'" style:font-style-name="Standard" style:font-family-generic="swiss" fo:font-size="12pt" fo:font-style="normal" style:text-underline-style="none"/>
    </style:style>
    <style:style style:name="P8" style:family="paragraph">
      <style:paragraph-properties fo:text-align="center"/>
    </style:style>
    <style:style style:name="P9" style:family="paragraph">
      <style:paragraph-properties fo:text-align="left"/>
    </style:style>
    <style:style style:name="T1" style:family="text">
      <style:text-properties fo:color="#c9211e" loext:opacity="100%" fo:font-size="38pt" fo:font-weight="bold" style:font-size-asian="38pt" style:font-weight-asian="bold" style:font-size-complex="3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1" form:id="control1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3" form:id="control3" form:current-value="Chronicle" form:value="Chronic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" form:id="control4" form:current-value="Sire" form:value="Si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5" form:id="control5" form:current-value="Apparent Age" form:value="Apparent 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6" form:id="control6" form:current-value="True Age" form:value="True 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8" form:id="control8" form:current-value="Concept" form:value="Concep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9" form:id="control9" form:current-value="Ambition" form:value="Ambi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0" form:id="control10" form:current-value="Desire" form:value="Desi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1" form:id="control11" form:current-value="Date of Birth" form:value="Date of Bir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2" form:id="control12" form:current-value="Date of Death" form:value="Date of Dea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3" form:id="control13" form:current-value="Concept" form:value="Concep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4" form:id="control14" form:current-value="Ambition" form:value="Ambi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5" form:id="control15" form:current-value="Desire" form:value="Desi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6" form:id="control16" form:current-value="Date of Birth" form:value="Date of Bir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7" form:id="control17" form:current-value="Date of Death" form:value="Date of Dea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0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stenfeld 1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stenfeld 2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21" form:id="control21" form:current-value="Attributes" form:value="Attribu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2" form:id="control22" form:current-value="Strength" form:value="Streng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23" form:id="control23" form:current-value="Dexterity" form:value="Dext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24" form:id="control24" form:current-value="Stamina" form:value="Stamin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25" form:id="control25" form:current-value="Charisma" form:value="Charism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26" form:id="control26" form:current-value="Manipulation" form:value="Manipul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27" form:id="control27" form:current-value="Composure" form:value="Composu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28" form:id="control28" form:current-value="Intelligence" form:value="Intellig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29" form:id="control29" form:current-value="Wits" form:value="Wi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30" form:id="control30" form:current-value="Resolve" form:value="Resol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1" form:control-implementation="ooo:com.sun.star.form.component.CheckBox" xml:id="control31" form:id="control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32" form:id="control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33" form:id="control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34" form:id="control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35" form:id="control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36" form:id="control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37" form:id="control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38" form:id="control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39" form:id="control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0" form:control-implementation="ooo:com.sun.star.form.component.CheckBox" xml:id="control40" form:id="control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1" form:control-implementation="ooo:com.sun.star.form.component.CheckBox" xml:id="control41" form:id="control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2" form:control-implementation="ooo:com.sun.star.form.component.CheckBox" xml:id="control42" form:id="control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3" form:control-implementation="ooo:com.sun.star.form.component.CheckBox" xml:id="control43" form:id="control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4" form:control-implementation="ooo:com.sun.star.form.component.CheckBox" xml:id="control44" form:id="control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5" form:control-implementation="ooo:com.sun.star.form.component.CheckBox" xml:id="control45" form:id="control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46" form:id="control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7" form:control-implementation="ooo:com.sun.star.form.component.CheckBox" xml:id="control47" form:id="control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8" form:control-implementation="ooo:com.sun.star.form.component.CheckBox" xml:id="control48" form:id="control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9" form:control-implementation="ooo:com.sun.star.form.component.CheckBox" xml:id="control49" form:id="control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0" form:control-implementation="ooo:com.sun.star.form.component.CheckBox" xml:id="control50" form:id="control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1" form:control-implementation="ooo:com.sun.star.form.component.CheckBox" xml:id="control51" form:id="control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2" form:control-implementation="ooo:com.sun.star.form.component.CheckBox" xml:id="control52" form:id="control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3" form:control-implementation="ooo:com.sun.star.form.component.CheckBox" xml:id="control53" form:id="control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4" form:control-implementation="ooo:com.sun.star.form.component.CheckBox" xml:id="control54" form:id="control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5" form:control-implementation="ooo:com.sun.star.form.component.CheckBox" xml:id="control55" form:id="control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6" form:control-implementation="ooo:com.sun.star.form.component.CheckBox" xml:id="control56" form:id="control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7" form:control-implementation="ooo:com.sun.star.form.component.CheckBox" xml:id="control57" form:id="control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8" form:control-implementation="ooo:com.sun.star.form.component.CheckBox" xml:id="control58" form:id="control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9" form:control-implementation="ooo:com.sun.star.form.component.CheckBox" xml:id="control59" form:id="control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0" form:control-implementation="ooo:com.sun.star.form.component.CheckBox" xml:id="control60" form:id="control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1" form:control-implementation="ooo:com.sun.star.form.component.CheckBox" xml:id="control61" form:id="control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2" form:control-implementation="ooo:com.sun.star.form.component.CheckBox" xml:id="control62" form:id="control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3" form:control-implementation="ooo:com.sun.star.form.component.CheckBox" xml:id="control63" form:id="control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4" form:control-implementation="ooo:com.sun.star.form.component.CheckBox" xml:id="control64" form:id="control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5" form:control-implementation="ooo:com.sun.star.form.component.CheckBox" xml:id="control65" form:id="control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6" form:control-implementation="ooo:com.sun.star.form.component.CheckBox" xml:id="control66" form:id="control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7" form:control-implementation="ooo:com.sun.star.form.component.CheckBox" xml:id="control67" form:id="control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8" form:control-implementation="ooo:com.sun.star.form.component.CheckBox" xml:id="control68" form:id="control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9" form:control-implementation="ooo:com.sun.star.form.component.CheckBox" xml:id="control69" form:id="control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0" form:control-implementation="ooo:com.sun.star.form.component.CheckBox" xml:id="control70" form:id="control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1" form:control-implementation="ooo:com.sun.star.form.component.CheckBox" xml:id="control71" form:id="control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2" form:control-implementation="ooo:com.sun.star.form.component.CheckBox" xml:id="control72" form:id="control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3" form:control-implementation="ooo:com.sun.star.form.component.CheckBox" xml:id="control73" form:id="control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4" form:control-implementation="ooo:com.sun.star.form.component.CheckBox" xml:id="control74" form:id="control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5" form:control-implementation="ooo:com.sun.star.form.component.CheckBox" xml:id="control75" form:id="control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6" form:control-implementation="ooo:com.sun.star.form.component.CheckBox" xml:id="control76" form:id="control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7" form:control-implementation="ooo:com.sun.star.form.component.CheckBox" xml:id="control77" form:id="control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8" form:control-implementation="ooo:com.sun.star.form.component.CheckBox" xml:id="control78" form:id="control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9" form:control-implementation="ooo:com.sun.star.form.component.CheckBox" xml:id="control79" form:id="control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0" form:control-implementation="ooo:com.sun.star.form.component.CheckBox" xml:id="control80" form:id="control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1" form:control-implementation="ooo:com.sun.star.form.component.CheckBox" xml:id="control81" form:id="control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2" form:control-implementation="ooo:com.sun.star.form.component.CheckBox" xml:id="control82" form:id="control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3" form:control-implementation="ooo:com.sun.star.form.component.CheckBox" xml:id="control83" form:id="control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4" form:control-implementation="ooo:com.sun.star.form.component.CheckBox" xml:id="control84" form:id="control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5" form:control-implementation="ooo:com.sun.star.form.component.CheckBox" xml:id="control85" form:id="control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6" form:control-implementation="ooo:com.sun.star.form.component.CheckBox" xml:id="control86" form:id="control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7" form:control-implementation="ooo:com.sun.star.form.component.CheckBox" xml:id="control87" form:id="control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8" form:control-implementation="ooo:com.sun.star.form.component.CheckBox" xml:id="control88" form:id="control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9" form:control-implementation="ooo:com.sun.star.form.component.CheckBox" xml:id="control89" form:id="control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0" form:control-implementation="ooo:com.sun.star.form.component.CheckBox" xml:id="control90" form:id="control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1" form:control-implementation="ooo:com.sun.star.form.component.CheckBox" xml:id="control91" form:id="control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2" form:control-implementation="ooo:com.sun.star.form.component.CheckBox" xml:id="control92" form:id="control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3" form:control-implementation="ooo:com.sun.star.form.component.CheckBox" xml:id="control93" form:id="control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4" form:control-implementation="ooo:com.sun.star.form.component.CheckBox" xml:id="control94" form:id="control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5" form:control-implementation="ooo:com.sun.star.form.component.CheckBox" xml:id="control95" form:id="control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6" form:control-implementation="ooo:com.sun.star.form.component.CheckBox" xml:id="control96" form:id="control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7" form:control-implementation="ooo:com.sun.star.form.component.CheckBox" xml:id="control97" form:id="control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8" form:control-implementation="ooo:com.sun.star.form.component.CheckBox" xml:id="control98" form:id="control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9" form:control-implementation="ooo:com.sun.star.form.component.CheckBox" xml:id="control99" form:id="control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0" form:control-implementation="ooo:com.sun.star.form.component.CheckBox" xml:id="control100" form:id="control1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1" form:control-implementation="ooo:com.sun.star.form.component.CheckBox" xml:id="control101" form:id="control1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2" form:control-implementation="ooo:com.sun.star.form.component.CheckBox" xml:id="control102" form:id="control1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3" form:control-implementation="ooo:com.sun.star.form.component.CheckBox" xml:id="control103" form:id="control1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4" form:control-implementation="ooo:com.sun.star.form.component.CheckBox" xml:id="control104" form:id="control1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5" form:control-implementation="ooo:com.sun.star.form.component.CheckBox" xml:id="control105" form:id="control1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6" form:control-implementation="ooo:com.sun.star.form.component.CheckBox" xml:id="control106" form:id="control1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7" form:control-implementation="ooo:com.sun.star.form.component.CheckBox" xml:id="control107" form:id="control1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8" form:control-implementation="ooo:com.sun.star.form.component.CheckBox" xml:id="control108" form:id="control1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9" form:control-implementation="ooo:com.sun.star.form.component.CheckBox" xml:id="control109" form:id="control1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0" form:control-implementation="ooo:com.sun.star.form.component.CheckBox" xml:id="control110" form:id="control1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1" form:control-implementation="ooo:com.sun.star.form.component.CheckBox" xml:id="control111" form:id="control1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2" form:control-implementation="ooo:com.sun.star.form.component.CheckBox" xml:id="control112" form:id="control1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3" form:control-implementation="ooo:com.sun.star.form.component.CheckBox" xml:id="control113" form:id="control1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4" form:control-implementation="ooo:com.sun.star.form.component.CheckBox" xml:id="control114" form:id="control1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5" form:control-implementation="ooo:com.sun.star.form.component.CheckBox" xml:id="control115" form:id="control1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6" form:control-implementation="ooo:com.sun.star.form.component.CheckBox" xml:id="control116" form:id="control1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7" form:control-implementation="ooo:com.sun.star.form.component.CheckBox" xml:id="control117" form:id="control1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8" form:control-implementation="ooo:com.sun.star.form.component.CheckBox" xml:id="control118" form:id="control1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9" form:control-implementation="ooo:com.sun.star.form.component.CheckBox" xml:id="control119" form:id="control1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0" form:control-implementation="ooo:com.sun.star.form.component.CheckBox" xml:id="control120" form:id="control1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2" form:control-implementation="ooo:com.sun.star.form.component.TextField" xml:id="control121" form:id="control121" form:current-value="Humanity" form:value="Human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31" form:control-implementation="ooo:com.sun.star.form.component.CheckBox" xml:id="control122" form:id="control1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2" form:control-implementation="ooo:com.sun.star.form.component.CheckBox" xml:id="control123" form:id="control1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3" form:control-implementation="ooo:com.sun.star.form.component.CheckBox" xml:id="control124" form:id="control1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4" form:control-implementation="ooo:com.sun.star.form.component.CheckBox" xml:id="control125" form:id="control1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5" form:control-implementation="ooo:com.sun.star.form.component.CheckBox" xml:id="control126" form:id="control1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6" form:control-implementation="ooo:com.sun.star.form.component.CheckBox" xml:id="control127" form:id="control1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7" form:control-implementation="ooo:com.sun.star.form.component.CheckBox" xml:id="control128" form:id="control1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8" form:control-implementation="ooo:com.sun.star.form.component.CheckBox" xml:id="control129" form:id="control1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9" form:control-implementation="ooo:com.sun.star.form.component.CheckBox" xml:id="control130" form:id="control1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0" form:control-implementation="ooo:com.sun.star.form.component.CheckBox" xml:id="control131" form:id="control1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1" form:control-implementation="ooo:com.sun.star.form.component.TextField" xml:id="control132" form:id="control132" form:current-value="Health" form:value="Heal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33" form:id="control133" form:current-value="Willpower" form:value="Willpow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34" form:id="control134" form:current-value="Hunger" form:value="Hung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1" form:control-implementation="ooo:com.sun.star.form.component.CheckBox" xml:id="control135" form:id="control1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2" form:control-implementation="ooo:com.sun.star.form.component.CheckBox" xml:id="control136" form:id="control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3" form:control-implementation="ooo:com.sun.star.form.component.CheckBox" xml:id="control137" form:id="control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4" form:control-implementation="ooo:com.sun.star.form.component.CheckBox" xml:id="control138" form:id="control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5" form:control-implementation="ooo:com.sun.star.form.component.CheckBox" xml:id="control139" form:id="control1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5" form:control-implementation="ooo:com.sun.star.form.component.TextField" xml:id="control140" form:id="control140" form:current-value="Predator" form:value="Predat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41" form:id="control141" form:current-value="Skills" form:value="Skil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6" form:control-implementation="ooo:com.sun.star.form.component.CheckBox" xml:id="control142" form:id="control1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7" form:control-implementation="ooo:com.sun.star.form.component.CheckBox" xml:id="control143" form:id="control1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8" form:control-implementation="ooo:com.sun.star.form.component.CheckBox" xml:id="control144" form:id="control1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9" form:control-implementation="ooo:com.sun.star.form.component.CheckBox" xml:id="control145" form:id="control1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0" form:control-implementation="ooo:com.sun.star.form.component.CheckBox" xml:id="control146" form:id="control1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147" form:id="control1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148" form:id="control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149" form:id="control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150" form:id="control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5" form:control-implementation="ooo:com.sun.star.form.component.CheckBox" xml:id="control151" form:id="control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6" form:control-implementation="ooo:com.sun.star.form.component.TextField" xml:id="control152" form:id="control152" form:current-value="Athletics" form:value="Athlet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153" form:id="control153" form:current-value="Brawl" form:value="Braw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154" form:id="control154" form:current-value="Craft" form:value="Craf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26" form:control-implementation="ooo:com.sun.star.form.component.CheckBox" xml:id="control155" form:id="control1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156" form:id="control1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157" form:id="control1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158" form:id="control1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0" form:control-implementation="ooo:com.sun.star.form.component.CheckBox" xml:id="control159" form:id="control1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1" form:control-implementation="ooo:com.sun.star.form.component.CheckBox" xml:id="control160" form:id="control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2" form:control-implementation="ooo:com.sun.star.form.component.CheckBox" xml:id="control161" form:id="control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3" form:control-implementation="ooo:com.sun.star.form.component.CheckBox" xml:id="control162" form:id="control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4" form:control-implementation="ooo:com.sun.star.form.component.CheckBox" xml:id="control163" form:id="control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5" form:control-implementation="ooo:com.sun.star.form.component.CheckBox" xml:id="control164" form:id="control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6" form:control-implementation="ooo:com.sun.star.form.component.CheckBox" xml:id="control165" form:id="control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7" form:control-implementation="ooo:com.sun.star.form.component.CheckBox" xml:id="control166" form:id="control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8" form:control-implementation="ooo:com.sun.star.form.component.CheckBox" xml:id="control167" form:id="control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9" form:control-implementation="ooo:com.sun.star.form.component.CheckBox" xml:id="control168" form:id="control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0" form:control-implementation="ooo:com.sun.star.form.component.CheckBox" xml:id="control169" form:id="control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1" form:control-implementation="ooo:com.sun.star.form.component.CheckBox" xml:id="control170" form:id="control1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2" form:control-implementation="ooo:com.sun.star.form.component.CheckBox" xml:id="control171" form:id="control1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3" form:control-implementation="ooo:com.sun.star.form.component.CheckBox" xml:id="control172" form:id="control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4" form:control-implementation="ooo:com.sun.star.form.component.CheckBox" xml:id="control173" form:id="control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5" form:control-implementation="ooo:com.sun.star.form.component.CheckBox" xml:id="control174" form:id="control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6" form:control-implementation="ooo:com.sun.star.form.component.CheckBox" xml:id="control175" form:id="control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7" form:control-implementation="ooo:com.sun.star.form.component.CheckBox" xml:id="control176" form:id="control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8" form:control-implementation="ooo:com.sun.star.form.component.CheckBox" xml:id="control177" form:id="control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9" form:control-implementation="ooo:com.sun.star.form.component.CheckBox" xml:id="control178" form:id="control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0" form:control-implementation="ooo:com.sun.star.form.component.CheckBox" xml:id="control179" form:id="control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1" form:control-implementation="ooo:com.sun.star.form.component.CheckBox" xml:id="control180" form:id="control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2" form:control-implementation="ooo:com.sun.star.form.component.CheckBox" xml:id="control181" form:id="control1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3" form:control-implementation="ooo:com.sun.star.form.component.CheckBox" xml:id="control182" form:id="control1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4" form:control-implementation="ooo:com.sun.star.form.component.CheckBox" xml:id="control183" form:id="control1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5" form:control-implementation="ooo:com.sun.star.form.component.CheckBox" xml:id="control184" form:id="control1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9" form:control-implementation="ooo:com.sun.star.form.component.TextField" xml:id="control185" form:id="control185" form:current-value="Drive" form:value="Dr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186" form:id="control186" form:current-value="Firearms" form:value="Firearm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187" form:id="control187" form:current-value="Larceny" form:value="Larcen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56" form:control-implementation="ooo:com.sun.star.form.component.CheckBox" xml:id="control188" form:id="control1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7" form:control-implementation="ooo:com.sun.star.form.component.CheckBox" xml:id="control189" form:id="control1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8" form:control-implementation="ooo:com.sun.star.form.component.CheckBox" xml:id="control190" form:id="control1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9" form:control-implementation="ooo:com.sun.star.form.component.CheckBox" xml:id="control191" form:id="control1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0" form:control-implementation="ooo:com.sun.star.form.component.CheckBox" xml:id="control192" form:id="control1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1" form:control-implementation="ooo:com.sun.star.form.component.CheckBox" xml:id="control193" form:id="control1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2" form:control-implementation="ooo:com.sun.star.form.component.CheckBox" xml:id="control194" form:id="control1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3" form:control-implementation="ooo:com.sun.star.form.component.CheckBox" xml:id="control195" form:id="control1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4" form:control-implementation="ooo:com.sun.star.form.component.CheckBox" xml:id="control196" form:id="control1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5" form:control-implementation="ooo:com.sun.star.form.component.CheckBox" xml:id="control197" form:id="control1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6" form:control-implementation="ooo:com.sun.star.form.component.CheckBox" xml:id="control198" form:id="control1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7" form:control-implementation="ooo:com.sun.star.form.component.CheckBox" xml:id="control199" form:id="control1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8" form:control-implementation="ooo:com.sun.star.form.component.CheckBox" xml:id="control200" form:id="control2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9" form:control-implementation="ooo:com.sun.star.form.component.CheckBox" xml:id="control201" form:id="control2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0" form:control-implementation="ooo:com.sun.star.form.component.CheckBox" xml:id="control202" form:id="control2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1" form:control-implementation="ooo:com.sun.star.form.component.CheckBox" xml:id="control203" form:id="control2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2" form:control-implementation="ooo:com.sun.star.form.component.CheckBox" xml:id="control204" form:id="control2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3" form:control-implementation="ooo:com.sun.star.form.component.CheckBox" xml:id="control205" form:id="control2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4" form:control-implementation="ooo:com.sun.star.form.component.CheckBox" xml:id="control206" form:id="control2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5" form:control-implementation="ooo:com.sun.star.form.component.CheckBox" xml:id="control207" form:id="control2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6" form:control-implementation="ooo:com.sun.star.form.component.CheckBox" xml:id="control208" form:id="control2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7" form:control-implementation="ooo:com.sun.star.form.component.CheckBox" xml:id="control209" form:id="control2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8" form:control-implementation="ooo:com.sun.star.form.component.CheckBox" xml:id="control210" form:id="control2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9" form:control-implementation="ooo:com.sun.star.form.component.CheckBox" xml:id="control211" form:id="control2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0" form:control-implementation="ooo:com.sun.star.form.component.CheckBox" xml:id="control212" form:id="control2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1" form:control-implementation="ooo:com.sun.star.form.component.CheckBox" xml:id="control213" form:id="control2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2" form:control-implementation="ooo:com.sun.star.form.component.CheckBox" xml:id="control214" form:id="control2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3" form:control-implementation="ooo:com.sun.star.form.component.CheckBox" xml:id="control215" form:id="control2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4" form:control-implementation="ooo:com.sun.star.form.component.CheckBox" xml:id="control216" form:id="control2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5" form:control-implementation="ooo:com.sun.star.form.component.CheckBox" xml:id="control217" form:id="control2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2" form:control-implementation="ooo:com.sun.star.form.component.TextField" xml:id="control218" form:id="control218" form:current-value="Melee" form:value="Mel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219" form:id="control219" form:current-value="Stealth" form:value="Steal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220" form:id="control220" form:current-value="Survival" form:value="Surviv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86" form:control-implementation="ooo:com.sun.star.form.component.CheckBox" xml:id="control221" form:id="control2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7" form:control-implementation="ooo:com.sun.star.form.component.CheckBox" xml:id="control222" form:id="control2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8" form:control-implementation="ooo:com.sun.star.form.component.CheckBox" xml:id="control223" form:id="control2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9" form:control-implementation="ooo:com.sun.star.form.component.CheckBox" xml:id="control224" form:id="control2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0" form:control-implementation="ooo:com.sun.star.form.component.CheckBox" xml:id="control225" form:id="control2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1" form:control-implementation="ooo:com.sun.star.form.component.CheckBox" xml:id="control226" form:id="control2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2" form:control-implementation="ooo:com.sun.star.form.component.CheckBox" xml:id="control227" form:id="control2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3" form:control-implementation="ooo:com.sun.star.form.component.CheckBox" xml:id="control228" form:id="control2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4" form:control-implementation="ooo:com.sun.star.form.component.CheckBox" xml:id="control229" form:id="control2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5" form:control-implementation="ooo:com.sun.star.form.component.CheckBox" xml:id="control230" form:id="control2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6" form:control-implementation="ooo:com.sun.star.form.component.CheckBox" xml:id="control231" form:id="control2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7" form:control-implementation="ooo:com.sun.star.form.component.CheckBox" xml:id="control232" form:id="control2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8" form:control-implementation="ooo:com.sun.star.form.component.CheckBox" xml:id="control233" form:id="control2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9" form:control-implementation="ooo:com.sun.star.form.component.CheckBox" xml:id="control234" form:id="control2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0" form:control-implementation="ooo:com.sun.star.form.component.CheckBox" xml:id="control235" form:id="control2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1" form:control-implementation="ooo:com.sun.star.form.component.CheckBox" xml:id="control236" form:id="control2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2" form:control-implementation="ooo:com.sun.star.form.component.CheckBox" xml:id="control237" form:id="control2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3" form:control-implementation="ooo:com.sun.star.form.component.CheckBox" xml:id="control238" form:id="control2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4" form:control-implementation="ooo:com.sun.star.form.component.CheckBox" xml:id="control239" form:id="control2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5" form:control-implementation="ooo:com.sun.star.form.component.CheckBox" xml:id="control240" form:id="control2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6" form:control-implementation="ooo:com.sun.star.form.component.CheckBox" xml:id="control241" form:id="control2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7" form:control-implementation="ooo:com.sun.star.form.component.CheckBox" xml:id="control242" form:id="control2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8" form:control-implementation="ooo:com.sun.star.form.component.CheckBox" xml:id="control243" form:id="control2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9" form:control-implementation="ooo:com.sun.star.form.component.CheckBox" xml:id="control244" form:id="control2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0" form:control-implementation="ooo:com.sun.star.form.component.CheckBox" xml:id="control245" form:id="control2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1" form:control-implementation="ooo:com.sun.star.form.component.CheckBox" xml:id="control246" form:id="control2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2" form:control-implementation="ooo:com.sun.star.form.component.CheckBox" xml:id="control247" form:id="control2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3" form:control-implementation="ooo:com.sun.star.form.component.CheckBox" xml:id="control248" form:id="control2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4" form:control-implementation="ooo:com.sun.star.form.component.CheckBox" xml:id="control249" form:id="control2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5" form:control-implementation="ooo:com.sun.star.form.component.CheckBox" xml:id="control250" form:id="control2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5" form:control-implementation="ooo:com.sun.star.form.component.TextField" xml:id="control251" form:id="control251" form:current-value="Animal Ken" form:value="Animal K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252" form:id="control252" form:current-value="Etiquette" form:value="Etiquet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253" form:id="control253" form:current-value="Insight" form:value="Insi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16" form:control-implementation="ooo:com.sun.star.form.component.CheckBox" xml:id="control254" form:id="control2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7" form:control-implementation="ooo:com.sun.star.form.component.CheckBox" xml:id="control255" form:id="control2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8" form:control-implementation="ooo:com.sun.star.form.component.CheckBox" xml:id="control256" form:id="control2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9" form:control-implementation="ooo:com.sun.star.form.component.CheckBox" xml:id="control257" form:id="control2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0" form:control-implementation="ooo:com.sun.star.form.component.CheckBox" xml:id="control258" form:id="control2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1" form:control-implementation="ooo:com.sun.star.form.component.CheckBox" xml:id="control259" form:id="control2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2" form:control-implementation="ooo:com.sun.star.form.component.CheckBox" xml:id="control260" form:id="control2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3" form:control-implementation="ooo:com.sun.star.form.component.CheckBox" xml:id="control261" form:id="control2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4" form:control-implementation="ooo:com.sun.star.form.component.CheckBox" xml:id="control262" form:id="control2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5" form:control-implementation="ooo:com.sun.star.form.component.CheckBox" xml:id="control263" form:id="control2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6" form:control-implementation="ooo:com.sun.star.form.component.CheckBox" xml:id="control264" form:id="control2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7" form:control-implementation="ooo:com.sun.star.form.component.CheckBox" xml:id="control265" form:id="control2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8" form:control-implementation="ooo:com.sun.star.form.component.CheckBox" xml:id="control266" form:id="control2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9" form:control-implementation="ooo:com.sun.star.form.component.CheckBox" xml:id="control267" form:id="control2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0" form:control-implementation="ooo:com.sun.star.form.component.CheckBox" xml:id="control268" form:id="control2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1" form:control-implementation="ooo:com.sun.star.form.component.CheckBox" xml:id="control269" form:id="control2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2" form:control-implementation="ooo:com.sun.star.form.component.CheckBox" xml:id="control270" form:id="control2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3" form:control-implementation="ooo:com.sun.star.form.component.CheckBox" xml:id="control271" form:id="control2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4" form:control-implementation="ooo:com.sun.star.form.component.CheckBox" xml:id="control272" form:id="control2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5" form:control-implementation="ooo:com.sun.star.form.component.CheckBox" xml:id="control273" form:id="control2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6" form:control-implementation="ooo:com.sun.star.form.component.CheckBox" xml:id="control274" form:id="control2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7" form:control-implementation="ooo:com.sun.star.form.component.CheckBox" xml:id="control275" form:id="control2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8" form:control-implementation="ooo:com.sun.star.form.component.CheckBox" xml:id="control276" form:id="control2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9" form:control-implementation="ooo:com.sun.star.form.component.CheckBox" xml:id="control277" form:id="control2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0" form:control-implementation="ooo:com.sun.star.form.component.CheckBox" xml:id="control278" form:id="control2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1" form:control-implementation="ooo:com.sun.star.form.component.CheckBox" xml:id="control279" form:id="control2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2" form:control-implementation="ooo:com.sun.star.form.component.CheckBox" xml:id="control280" form:id="control2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3" form:control-implementation="ooo:com.sun.star.form.component.CheckBox" xml:id="control281" form:id="control2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4" form:control-implementation="ooo:com.sun.star.form.component.CheckBox" xml:id="control282" form:id="control2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5" form:control-implementation="ooo:com.sun.star.form.component.CheckBox" xml:id="control283" form:id="control2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8" form:control-implementation="ooo:com.sun.star.form.component.TextField" xml:id="control284" form:id="control284" form:current-value="Intimidation" form:value="Intimid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285" form:id="control285" form:current-value="Leadership" form:value="Leadership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286" form:id="control286" form:current-value="Performance" form:value="Perform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46" form:control-implementation="ooo:com.sun.star.form.component.CheckBox" xml:id="control287" form:id="control2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7" form:control-implementation="ooo:com.sun.star.form.component.CheckBox" xml:id="control288" form:id="control2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8" form:control-implementation="ooo:com.sun.star.form.component.CheckBox" xml:id="control289" form:id="control2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9" form:control-implementation="ooo:com.sun.star.form.component.CheckBox" xml:id="control290" form:id="control2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0" form:control-implementation="ooo:com.sun.star.form.component.CheckBox" xml:id="control291" form:id="control2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1" form:control-implementation="ooo:com.sun.star.form.component.CheckBox" xml:id="control292" form:id="control2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2" form:control-implementation="ooo:com.sun.star.form.component.CheckBox" xml:id="control293" form:id="control2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3" form:control-implementation="ooo:com.sun.star.form.component.CheckBox" xml:id="control294" form:id="control2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4" form:control-implementation="ooo:com.sun.star.form.component.CheckBox" xml:id="control295" form:id="control2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5" form:control-implementation="ooo:com.sun.star.form.component.CheckBox" xml:id="control296" form:id="control2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6" form:control-implementation="ooo:com.sun.star.form.component.CheckBox" xml:id="control297" form:id="control2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7" form:control-implementation="ooo:com.sun.star.form.component.CheckBox" xml:id="control298" form:id="control2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8" form:control-implementation="ooo:com.sun.star.form.component.CheckBox" xml:id="control299" form:id="control2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9" form:control-implementation="ooo:com.sun.star.form.component.CheckBox" xml:id="control300" form:id="control3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0" form:control-implementation="ooo:com.sun.star.form.component.CheckBox" xml:id="control301" form:id="control3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1" form:control-implementation="ooo:com.sun.star.form.component.CheckBox" xml:id="control302" form:id="control3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2" form:control-implementation="ooo:com.sun.star.form.component.CheckBox" xml:id="control303" form:id="control3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3" form:control-implementation="ooo:com.sun.star.form.component.CheckBox" xml:id="control304" form:id="control3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4" form:control-implementation="ooo:com.sun.star.form.component.CheckBox" xml:id="control305" form:id="control3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5" form:control-implementation="ooo:com.sun.star.form.component.CheckBox" xml:id="control306" form:id="control3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6" form:control-implementation="ooo:com.sun.star.form.component.CheckBox" xml:id="control307" form:id="control3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7" form:control-implementation="ooo:com.sun.star.form.component.CheckBox" xml:id="control308" form:id="control3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8" form:control-implementation="ooo:com.sun.star.form.component.CheckBox" xml:id="control309" form:id="control3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9" form:control-implementation="ooo:com.sun.star.form.component.CheckBox" xml:id="control310" form:id="control3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0" form:control-implementation="ooo:com.sun.star.form.component.CheckBox" xml:id="control311" form:id="control3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1" form:control-implementation="ooo:com.sun.star.form.component.CheckBox" xml:id="control312" form:id="control3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2" form:control-implementation="ooo:com.sun.star.form.component.CheckBox" xml:id="control313" form:id="control3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3" form:control-implementation="ooo:com.sun.star.form.component.CheckBox" xml:id="control314" form:id="control3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4" form:control-implementation="ooo:com.sun.star.form.component.CheckBox" xml:id="control315" form:id="control3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5" form:control-implementation="ooo:com.sun.star.form.component.CheckBox" xml:id="control316" form:id="control3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1" form:control-implementation="ooo:com.sun.star.form.component.TextField" xml:id="control317" form:id="control317" form:current-value="Persuasion" form:value="Persuas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318" form:id="control318" form:current-value="Streetwise" form:value="Streetwi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319" form:id="control319" form:current-value="Subterfuge" form:value="Subterfu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76" form:control-implementation="ooo:com.sun.star.form.component.CheckBox" xml:id="control320" form:id="control3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7" form:control-implementation="ooo:com.sun.star.form.component.CheckBox" xml:id="control321" form:id="control3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8" form:control-implementation="ooo:com.sun.star.form.component.CheckBox" xml:id="control322" form:id="control3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9" form:control-implementation="ooo:com.sun.star.form.component.CheckBox" xml:id="control323" form:id="control3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0" form:control-implementation="ooo:com.sun.star.form.component.CheckBox" xml:id="control324" form:id="control3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1" form:control-implementation="ooo:com.sun.star.form.component.CheckBox" xml:id="control325" form:id="control3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2" form:control-implementation="ooo:com.sun.star.form.component.CheckBox" xml:id="control326" form:id="control3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3" form:control-implementation="ooo:com.sun.star.form.component.CheckBox" xml:id="control327" form:id="control3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4" form:control-implementation="ooo:com.sun.star.form.component.CheckBox" xml:id="control328" form:id="control3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5" form:control-implementation="ooo:com.sun.star.form.component.CheckBox" xml:id="control329" form:id="control3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6" form:control-implementation="ooo:com.sun.star.form.component.CheckBox" xml:id="control330" form:id="control3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7" form:control-implementation="ooo:com.sun.star.form.component.CheckBox" xml:id="control331" form:id="control3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8" form:control-implementation="ooo:com.sun.star.form.component.CheckBox" xml:id="control332" form:id="control3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9" form:control-implementation="ooo:com.sun.star.form.component.CheckBox" xml:id="control333" form:id="control3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0" form:control-implementation="ooo:com.sun.star.form.component.CheckBox" xml:id="control334" form:id="control3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1" form:control-implementation="ooo:com.sun.star.form.component.CheckBox" xml:id="control335" form:id="control3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2" form:control-implementation="ooo:com.sun.star.form.component.CheckBox" xml:id="control336" form:id="control3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3" form:control-implementation="ooo:com.sun.star.form.component.CheckBox" xml:id="control337" form:id="control3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4" form:control-implementation="ooo:com.sun.star.form.component.CheckBox" xml:id="control338" form:id="control3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5" form:control-implementation="ooo:com.sun.star.form.component.CheckBox" xml:id="control339" form:id="control3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6" form:control-implementation="ooo:com.sun.star.form.component.CheckBox" xml:id="control340" form:id="control3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341" form:id="control3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342" form:id="control3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343" form:id="control3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344" form:id="control3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345" form:id="control3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346" form:id="control3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347" form:id="control3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348" form:id="control3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349" form:id="control3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4" form:control-implementation="ooo:com.sun.star.form.component.TextField" xml:id="control350" form:id="control350" form:current-value="Academics" form:value="Academ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351" form:id="control351" form:current-value="Awareness" form:value="Awarenes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352" form:id="control352" form:current-value="Finance" form:value="Fin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06" form:control-implementation="ooo:com.sun.star.form.component.CheckBox" xml:id="control353" form:id="control3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7" form:control-implementation="ooo:com.sun.star.form.component.CheckBox" xml:id="control354" form:id="control3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8" form:control-implementation="ooo:com.sun.star.form.component.CheckBox" xml:id="control355" form:id="control3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9" form:control-implementation="ooo:com.sun.star.form.component.CheckBox" xml:id="control356" form:id="control3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0" form:control-implementation="ooo:com.sun.star.form.component.CheckBox" xml:id="control357" form:id="control3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1" form:control-implementation="ooo:com.sun.star.form.component.CheckBox" xml:id="control358" form:id="control3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2" form:control-implementation="ooo:com.sun.star.form.component.CheckBox" xml:id="control359" form:id="control3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3" form:control-implementation="ooo:com.sun.star.form.component.CheckBox" xml:id="control360" form:id="control3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4" form:control-implementation="ooo:com.sun.star.form.component.CheckBox" xml:id="control361" form:id="control3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5" form:control-implementation="ooo:com.sun.star.form.component.CheckBox" xml:id="control362" form:id="control3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6" form:control-implementation="ooo:com.sun.star.form.component.CheckBox" xml:id="control363" form:id="control3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7" form:control-implementation="ooo:com.sun.star.form.component.CheckBox" xml:id="control364" form:id="control3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8" form:control-implementation="ooo:com.sun.star.form.component.CheckBox" xml:id="control365" form:id="control3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9" form:control-implementation="ooo:com.sun.star.form.component.CheckBox" xml:id="control366" form:id="control3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0" form:control-implementation="ooo:com.sun.star.form.component.CheckBox" xml:id="control367" form:id="control3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1" form:control-implementation="ooo:com.sun.star.form.component.CheckBox" xml:id="control368" form:id="control3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2" form:control-implementation="ooo:com.sun.star.form.component.CheckBox" xml:id="control369" form:id="control3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3" form:control-implementation="ooo:com.sun.star.form.component.CheckBox" xml:id="control370" form:id="control3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4" form:control-implementation="ooo:com.sun.star.form.component.CheckBox" xml:id="control371" form:id="control3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5" form:control-implementation="ooo:com.sun.star.form.component.CheckBox" xml:id="control372" form:id="control3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6" form:control-implementation="ooo:com.sun.star.form.component.CheckBox" xml:id="control373" form:id="control3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7" form:control-implementation="ooo:com.sun.star.form.component.CheckBox" xml:id="control374" form:id="control3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8" form:control-implementation="ooo:com.sun.star.form.component.CheckBox" xml:id="control375" form:id="control3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9" form:control-implementation="ooo:com.sun.star.form.component.CheckBox" xml:id="control376" form:id="control3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0" form:control-implementation="ooo:com.sun.star.form.component.CheckBox" xml:id="control377" form:id="control3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1" form:control-implementation="ooo:com.sun.star.form.component.CheckBox" xml:id="control378" form:id="control3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2" form:control-implementation="ooo:com.sun.star.form.component.CheckBox" xml:id="control379" form:id="control3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3" form:control-implementation="ooo:com.sun.star.form.component.CheckBox" xml:id="control380" form:id="control3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4" form:control-implementation="ooo:com.sun.star.form.component.CheckBox" xml:id="control381" form:id="control3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5" form:control-implementation="ooo:com.sun.star.form.component.CheckBox" xml:id="control382" form:id="control3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7" form:control-implementation="ooo:com.sun.star.form.component.TextField" xml:id="control383" form:id="control383" form:current-value="Investigation" form:value="Investig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384" form:id="control384" form:current-value="Medicine" form:value="Medic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385" form:id="control385" form:current-value="Occult" form:value="Occul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36" form:control-implementation="ooo:com.sun.star.form.component.CheckBox" xml:id="control386" form:id="control3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7" form:control-implementation="ooo:com.sun.star.form.component.CheckBox" xml:id="control387" form:id="control3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8" form:control-implementation="ooo:com.sun.star.form.component.CheckBox" xml:id="control388" form:id="control3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9" form:control-implementation="ooo:com.sun.star.form.component.CheckBox" xml:id="control389" form:id="control3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0" form:control-implementation="ooo:com.sun.star.form.component.CheckBox" xml:id="control390" form:id="control3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1" form:control-implementation="ooo:com.sun.star.form.component.CheckBox" xml:id="control391" form:id="control3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2" form:control-implementation="ooo:com.sun.star.form.component.CheckBox" xml:id="control392" form:id="control3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3" form:control-implementation="ooo:com.sun.star.form.component.CheckBox" xml:id="control393" form:id="control3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4" form:control-implementation="ooo:com.sun.star.form.component.CheckBox" xml:id="control394" form:id="control3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5" form:control-implementation="ooo:com.sun.star.form.component.CheckBox" xml:id="control395" form:id="control3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6" form:control-implementation="ooo:com.sun.star.form.component.CheckBox" xml:id="control396" form:id="control3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7" form:control-implementation="ooo:com.sun.star.form.component.CheckBox" xml:id="control397" form:id="control3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8" form:control-implementation="ooo:com.sun.star.form.component.CheckBox" xml:id="control398" form:id="control3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9" form:control-implementation="ooo:com.sun.star.form.component.CheckBox" xml:id="control399" form:id="control3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0" form:control-implementation="ooo:com.sun.star.form.component.CheckBox" xml:id="control400" form:id="control4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1" form:control-implementation="ooo:com.sun.star.form.component.CheckBox" xml:id="control401" form:id="control4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2" form:control-implementation="ooo:com.sun.star.form.component.CheckBox" xml:id="control402" form:id="control4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3" form:control-implementation="ooo:com.sun.star.form.component.CheckBox" xml:id="control403" form:id="control4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4" form:control-implementation="ooo:com.sun.star.form.component.CheckBox" xml:id="control404" form:id="control4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5" form:control-implementation="ooo:com.sun.star.form.component.CheckBox" xml:id="control405" form:id="control4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6" form:control-implementation="ooo:com.sun.star.form.component.CheckBox" xml:id="control406" form:id="control4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7" form:control-implementation="ooo:com.sun.star.form.component.CheckBox" xml:id="control407" form:id="control4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8" form:control-implementation="ooo:com.sun.star.form.component.CheckBox" xml:id="control408" form:id="control4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9" form:control-implementation="ooo:com.sun.star.form.component.CheckBox" xml:id="control409" form:id="control4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0" form:control-implementation="ooo:com.sun.star.form.component.CheckBox" xml:id="control410" form:id="control4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1" form:control-implementation="ooo:com.sun.star.form.component.CheckBox" xml:id="control411" form:id="control4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412" form:id="control4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413" form:id="control4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414" form:id="control4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415" form:id="control4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0" form:control-implementation="ooo:com.sun.star.form.component.TextField" xml:id="control416" form:id="control416" form:current-value="Politics" form:value="Polit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1" form:control-implementation="ooo:com.sun.star.form.component.TextField" xml:id="control417" form:id="control417" form:current-value="Science" form:value="Sci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418" form:id="control418" form:current-value="Technology" form:value="Technolog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66" form:control-implementation="ooo:com.sun.star.form.component.CheckBox" xml:id="control419" form:id="control4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7" form:control-implementation="ooo:com.sun.star.form.component.CheckBox" xml:id="control420" form:id="control4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8" form:control-implementation="ooo:com.sun.star.form.component.CheckBox" xml:id="control421" form:id="control4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9" form:control-implementation="ooo:com.sun.star.form.component.CheckBox" xml:id="control422" form:id="control4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0" form:control-implementation="ooo:com.sun.star.form.component.CheckBox" xml:id="control423" form:id="control4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1" form:control-implementation="ooo:com.sun.star.form.component.CheckBox" xml:id="control424" form:id="control4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2" form:control-implementation="ooo:com.sun.star.form.component.CheckBox" xml:id="control425" form:id="control4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3" form:control-implementation="ooo:com.sun.star.form.component.CheckBox" xml:id="control426" form:id="control4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4" form:control-implementation="ooo:com.sun.star.form.component.CheckBox" xml:id="control427" form:id="control4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5" form:control-implementation="ooo:com.sun.star.form.component.CheckBox" xml:id="control428" form:id="control4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6" form:control-implementation="ooo:com.sun.star.form.component.CheckBox" xml:id="control429" form:id="control4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7" form:control-implementation="ooo:com.sun.star.form.component.CheckBox" xml:id="control430" form:id="control4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8" form:control-implementation="ooo:com.sun.star.form.component.CheckBox" xml:id="control431" form:id="control4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9" form:control-implementation="ooo:com.sun.star.form.component.CheckBox" xml:id="control432" form:id="control4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0" form:control-implementation="ooo:com.sun.star.form.component.CheckBox" xml:id="control433" form:id="control4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1" form:control-implementation="ooo:com.sun.star.form.component.CheckBox" xml:id="control434" form:id="control4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2" form:control-implementation="ooo:com.sun.star.form.component.CheckBox" xml:id="control435" form:id="control4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3" form:control-implementation="ooo:com.sun.star.form.component.CheckBox" xml:id="control436" form:id="control4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4" form:control-implementation="ooo:com.sun.star.form.component.CheckBox" xml:id="control437" form:id="control4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5" form:control-implementation="ooo:com.sun.star.form.component.CheckBox" xml:id="control438" form:id="control4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4" form:control-implementation="ooo:com.sun.star.form.component.TextField" xml:id="control439" form:id="control439" form:current-value="Blood Potency" form:value="Blood Potenc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86" form:control-implementation="ooo:com.sun.star.form.component.CheckBox" xml:id="control440" form:id="control4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7" form:control-implementation="ooo:com.sun.star.form.component.CheckBox" xml:id="control441" form:id="control4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8" form:control-implementation="ooo:com.sun.star.form.component.CheckBox" xml:id="control442" form:id="control4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9" form:control-implementation="ooo:com.sun.star.form.component.CheckBox" xml:id="control443" form:id="control4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0" form:control-implementation="ooo:com.sun.star.form.component.CheckBox" xml:id="control444" form:id="control4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1" form:control-implementation="ooo:com.sun.star.form.component.CheckBox" xml:id="control445" form:id="control4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2" form:control-implementation="ooo:com.sun.star.form.component.CheckBox" xml:id="control446" form:id="control4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3" form:control-implementation="ooo:com.sun.star.form.component.CheckBox" xml:id="control447" form:id="control4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4" form:control-implementation="ooo:com.sun.star.form.component.CheckBox" xml:id="control448" form:id="control4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5" form:control-implementation="ooo:com.sun.star.form.component.CheckBox" xml:id="control449" form:id="control4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2" form:control-implementation="ooo:com.sun.star.form.component.TextField" xml:id="control450" form:id="control450" form:current-value="Mend Amount" form:value="Mend Amou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451" form:id="control4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452" form:id="control452" form:current-value="Rouse Re-Roll" form:value="Rouse Re-Rol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5" form:control-implementation="ooo:com.sun.star.form.component.TextField" xml:id="control453" form:id="control4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454" form:id="control454" form:current-value="Bane Serverity" form:value="Bane Serv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455" form:id="control4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5" form:control-implementation="ooo:com.sun.star.form.component.TextField" xml:id="control456" form:id="control456" form:current-value="Power Bonus" form:value="Power Bonu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457" form:id="control4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458" form:id="control458" form:current-value="Feeding Penalty" form:value="Feeding Penal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8" form:control-implementation="ooo:com.sun.star.form.component.TextField" xml:id="control459" form:id="control4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460" form:id="control460" form:current-value="Clane Bane" form:value="Clane Ba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461" form:id="control4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462" form:id="control462" form:current-value="Blood Surge" form:value="Blood Sur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463" form:id="control4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4" form:id="control4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5" form:id="control4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6" form:id="control4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7" form:id="control4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8" form:id="control4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69" form:id="control4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0" form:id="control4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1" form:id="control4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2" form:id="control4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3" form:id="control4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4" form:id="control4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5" form:id="control4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76" form:id="control4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" form:control-implementation="ooo:com.sun.star.form.component.CheckBox" xml:id="control477" form:id="control4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478" form:id="control4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479" form:id="control4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480" form:id="control4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481" form:id="control4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482" form:id="control4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483" form:id="control4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484" form:id="control4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485" form:id="control4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486" form:id="control4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487" form:id="control4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488" form:id="control4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489" form:id="control4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490" form:id="control4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491" form:id="control4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6" form:control-implementation="ooo:com.sun.star.form.component.CheckBox" xml:id="control492" form:id="control4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493" form:id="control4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494" form:id="control4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495" form:id="control4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496" form:id="control4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497" form:id="control4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498" form:id="control4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499" form:id="control4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500" form:id="control5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501" form:id="control5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502" form:id="control5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503" form:id="control5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504" form:id="control5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505" form:id="control5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506" form:id="control5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507" form:id="control5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508" form:id="control5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509" form:id="control5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510" form:id="control5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511" form:id="control5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512" form:id="control5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513" form:id="control5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514" form:id="control5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515" form:id="control5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" form:control-implementation="ooo:com.sun.star.form.component.CheckBox" xml:id="control516" form:id="control5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517" form:id="control5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518" form:id="control5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519" form:id="control5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520" form:id="control5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521" form:id="control5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522" form:id="control5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523" form:id="control5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524" form:id="control5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525" form:id="control5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" form:control-implementation="ooo:com.sun.star.form.component.CheckBox" xml:id="control526" form:id="control5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6" form:control-implementation="ooo:com.sun.star.form.component.CheckBox" xml:id="control527" form:id="control5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7" form:control-implementation="ooo:com.sun.star.form.component.CheckBox" xml:id="control528" form:id="control5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8" form:control-implementation="ooo:com.sun.star.form.component.CheckBox" xml:id="control529" form:id="control5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9" form:control-implementation="ooo:com.sun.star.form.component.CheckBox" xml:id="control530" form:id="control5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0" form:control-implementation="ooo:com.sun.star.form.component.CheckBox" xml:id="control531" form:id="control5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1" form:control-implementation="ooo:com.sun.star.form.component.CheckBox" xml:id="control532" form:id="control5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2" form:control-implementation="ooo:com.sun.star.form.component.CheckBox" xml:id="control533" form:id="control5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3" form:control-implementation="ooo:com.sun.star.form.component.CheckBox" xml:id="control534" form:id="control5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4" form:control-implementation="ooo:com.sun.star.form.component.CheckBox" xml:id="control535" form:id="control5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5" form:control-implementation="ooo:com.sun.star.form.component.CheckBox" xml:id="control536" form:id="control5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1" form:control-implementation="ooo:com.sun.star.form.component.CheckBox" xml:id="control537" form:id="control5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2" form:control-implementation="ooo:com.sun.star.form.component.CheckBox" xml:id="control538" form:id="control5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3" form:control-implementation="ooo:com.sun.star.form.component.CheckBox" xml:id="control539" form:id="control5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4" form:control-implementation="ooo:com.sun.star.form.component.CheckBox" xml:id="control540" form:id="control5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5" form:control-implementation="ooo:com.sun.star.form.component.CheckBox" xml:id="control541" form:id="control5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6" form:control-implementation="ooo:com.sun.star.form.component.CheckBox" xml:id="control542" form:id="control5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7" form:control-implementation="ooo:com.sun.star.form.component.CheckBox" xml:id="control543" form:id="control5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8" form:control-implementation="ooo:com.sun.star.form.component.CheckBox" xml:id="control544" form:id="control5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9" form:control-implementation="ooo:com.sun.star.form.component.CheckBox" xml:id="control545" form:id="control5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0" form:control-implementation="ooo:com.sun.star.form.component.CheckBox" xml:id="control546" form:id="control5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1" form:control-implementation="ooo:com.sun.star.form.component.CheckBox" xml:id="control547" form:id="control5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2" form:control-implementation="ooo:com.sun.star.form.component.CheckBox" xml:id="control548" form:id="control5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3" form:control-implementation="ooo:com.sun.star.form.component.CheckBox" xml:id="control549" form:id="control5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4" form:control-implementation="ooo:com.sun.star.form.component.CheckBox" xml:id="control550" form:id="control5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5" form:control-implementation="ooo:com.sun.star.form.component.CheckBox" xml:id="control551" form:id="control5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6" form:control-implementation="ooo:com.sun.star.form.component.CheckBox" xml:id="control552" form:id="control5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7" form:control-implementation="ooo:com.sun.star.form.component.CheckBox" xml:id="control553" form:id="control5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8" form:control-implementation="ooo:com.sun.star.form.component.CheckBox" xml:id="control554" form:id="control5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9" form:control-implementation="ooo:com.sun.star.form.component.CheckBox" xml:id="control555" form:id="control5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0" form:control-implementation="ooo:com.sun.star.form.component.CheckBox" xml:id="control556" form:id="control5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1" form:control-implementation="ooo:com.sun.star.form.component.CheckBox" xml:id="control557" form:id="control5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2" form:control-implementation="ooo:com.sun.star.form.component.CheckBox" xml:id="control558" form:id="control5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3" form:control-implementation="ooo:com.sun.star.form.component.CheckBox" xml:id="control559" form:id="control5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4" form:control-implementation="ooo:com.sun.star.form.component.CheckBox" xml:id="control560" form:id="control5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5" form:control-implementation="ooo:com.sun.star.form.component.CheckBox" xml:id="control561" form:id="control5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6" form:control-implementation="ooo:com.sun.star.form.component.CheckBox" xml:id="control562" form:id="control5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7" form:control-implementation="ooo:com.sun.star.form.component.CheckBox" xml:id="control563" form:id="control5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8" form:control-implementation="ooo:com.sun.star.form.component.CheckBox" xml:id="control564" form:id="control5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9" form:control-implementation="ooo:com.sun.star.form.component.CheckBox" xml:id="control565" form:id="control5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0" form:control-implementation="ooo:com.sun.star.form.component.CheckBox" xml:id="control566" form:id="control5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1" form:control-implementation="ooo:com.sun.star.form.component.CheckBox" xml:id="control567" form:id="control5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2" form:control-implementation="ooo:com.sun.star.form.component.CheckBox" xml:id="control568" form:id="control5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3" form:control-implementation="ooo:com.sun.star.form.component.CheckBox" xml:id="control569" form:id="control5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4" form:control-implementation="ooo:com.sun.star.form.component.CheckBox" xml:id="control570" form:id="control5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5" form:control-implementation="ooo:com.sun.star.form.component.CheckBox" xml:id="control571" form:id="control5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6" form:control-implementation="ooo:com.sun.star.form.component.CheckBox" xml:id="control572" form:id="control5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7" form:control-implementation="ooo:com.sun.star.form.component.CheckBox" xml:id="control573" form:id="control5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8" form:control-implementation="ooo:com.sun.star.form.component.CheckBox" xml:id="control574" form:id="control5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9" form:control-implementation="ooo:com.sun.star.form.component.CheckBox" xml:id="control575" form:id="control5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0" form:control-implementation="ooo:com.sun.star.form.component.CheckBox" xml:id="control576" form:id="control5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1" form:control-implementation="ooo:com.sun.star.form.component.CheckBox" xml:id="control577" form:id="control5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2" form:control-implementation="ooo:com.sun.star.form.component.CheckBox" xml:id="control578" form:id="control5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3" form:control-implementation="ooo:com.sun.star.form.component.CheckBox" xml:id="control579" form:id="control5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4" form:control-implementation="ooo:com.sun.star.form.component.CheckBox" xml:id="control580" form:id="control5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5" form:control-implementation="ooo:com.sun.star.form.component.CheckBox" xml:id="control581" form:id="control5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6" form:control-implementation="ooo:com.sun.star.form.component.CheckBox" xml:id="control582" form:id="control5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7" form:control-implementation="ooo:com.sun.star.form.component.CheckBox" xml:id="control583" form:id="control5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8" form:control-implementation="ooo:com.sun.star.form.component.CheckBox" xml:id="control584" form:id="control5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9" form:control-implementation="ooo:com.sun.star.form.component.CheckBox" xml:id="control585" form:id="control5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0" form:control-implementation="ooo:com.sun.star.form.component.CheckBox" xml:id="control586" form:id="control5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1" form:control-implementation="ooo:com.sun.star.form.component.CheckBox" xml:id="control587" form:id="control5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2" form:control-implementation="ooo:com.sun.star.form.component.CheckBox" xml:id="control588" form:id="control5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3" form:control-implementation="ooo:com.sun.star.form.component.CheckBox" xml:id="control589" form:id="control5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4" form:control-implementation="ooo:com.sun.star.form.component.CheckBox" xml:id="control590" form:id="control5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5" form:control-implementation="ooo:com.sun.star.form.component.CheckBox" xml:id="control591" form:id="control5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6" form:control-implementation="ooo:com.sun.star.form.component.CheckBox" xml:id="control592" form:id="control5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7" form:control-implementation="ooo:com.sun.star.form.component.CheckBox" xml:id="control593" form:id="control5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8" form:control-implementation="ooo:com.sun.star.form.component.CheckBox" xml:id="control594" form:id="control5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9" form:control-implementation="ooo:com.sun.star.form.component.CheckBox" xml:id="control595" form:id="control5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0" form:control-implementation="ooo:com.sun.star.form.component.CheckBox" xml:id="control596" form:id="control5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</form:form>
        </office:forms>
        <draw:control draw:style-name="gr1" draw:text-style-name="P1" draw:layer="controls" svg:width="3.25cm" svg:height="0.85cm" svg:x="0cm" svg:y="2.05cm" draw:control="control1"/>
        <draw:frame draw:style-name="gr2" draw:text-style-name="P3" draw:layer="layout" svg:width="21cm" svg:height="1.75cm" svg:x="0cm" svg:y="0cm">
          <draw:text-box>
            <text:p text:style-name="P2"><text:span text:style-name="T1">Vampire – The Masquerade</text:span></text:p>
          </draw:text-box>
        </draw:frame>
        <draw:line draw:style-name="gr3" draw:text-style-name="P4" draw:layer="layout" svg:x1="0cm" svg:y1="1.85cm" svg:x2="21cm" svg:y2="1.85cm">
          <text:p/>
        </draw:line>
        <draw:control draw:style-name="gr4" draw:text-style-name="P5" draw:layer="controls" svg:width="3.75cm" svg:height="0.85cm" svg:x="3.25cm" svg:y="2.05cm" draw:control="control2"/>
        <draw:control draw:style-name="gr1" draw:text-style-name="P1" draw:layer="controls" svg:width="3.25cm" svg:height="0.85cm" svg:x="0cm" svg:y="2.9cm" draw:control="control3"/>
        <draw:control draw:style-name="gr1" draw:text-style-name="P1" draw:layer="controls" svg:width="3.25cm" svg:height="0.85cm" svg:x="0cm" svg:y="3.75cm" draw:control="control4"/>
        <draw:control draw:style-name="gr1" draw:text-style-name="P1" draw:layer="controls" svg:width="3.25cm" svg:height="0.85cm" svg:x="0cm" svg:y="4.6cm" draw:control="control5"/>
        <draw:control draw:style-name="gr1" draw:text-style-name="P1" draw:layer="controls" svg:width="3.25cm" svg:height="0.85cm" svg:x="0cm" svg:y="5.45cm" draw:control="control6"/>
        <draw:control draw:style-name="gr4" draw:text-style-name="P5" draw:layer="controls" svg:width="3.75cm" svg:height="0.85cm" svg:x="3.25cm" svg:y="2.9cm" draw:control="control7"/>
        <draw:control draw:style-name="gr1" draw:text-style-name="P1" draw:layer="controls" svg:width="3.25cm" svg:height="0.85cm" svg:x="7cm" svg:y="2.05cm" draw:control="control8"/>
        <draw:control draw:style-name="gr1" draw:text-style-name="P1" draw:layer="controls" svg:width="3.25cm" svg:height="0.85cm" svg:x="7cm" svg:y="2.9cm" draw:control="control9"/>
        <draw:control draw:style-name="gr1" draw:text-style-name="P1" draw:layer="controls" svg:width="3.25cm" svg:height="0.85cm" svg:x="7cm" svg:y="3.75cm" draw:control="control10"/>
        <draw:control draw:style-name="gr1" draw:text-style-name="P1" draw:layer="controls" svg:width="3.25cm" svg:height="0.85cm" svg:x="7cm" svg:y="4.6cm" draw:control="control11"/>
        <draw:control draw:style-name="gr1" draw:text-style-name="P1" draw:layer="controls" svg:width="3.25cm" svg:height="0.85cm" svg:x="7cm" svg:y="5.45cm" draw:control="control12"/>
        <draw:control draw:style-name="gr1" draw:text-style-name="P1" draw:layer="controls" svg:width="3.25cm" svg:height="0.85cm" svg:x="14cm" svg:y="2.05cm" draw:control="control13"/>
        <draw:control draw:style-name="gr1" draw:text-style-name="P1" draw:layer="controls" svg:width="3.25cm" svg:height="0.85cm" svg:x="14cm" svg:y="2.9cm" draw:control="control14"/>
        <draw:control draw:style-name="gr1" draw:text-style-name="P1" draw:layer="controls" svg:width="3.25cm" svg:height="0.85cm" svg:x="14cm" svg:y="3.75cm" draw:control="control15"/>
        <draw:control draw:style-name="gr1" draw:text-style-name="P1" draw:layer="controls" svg:width="3.25cm" svg:height="0.85cm" svg:x="14cm" svg:y="4.6cm" draw:control="control16"/>
        <draw:control draw:style-name="gr1" draw:text-style-name="P1" draw:layer="controls" svg:width="3.25cm" svg:height="0.85cm" svg:x="14cm" svg:y="5.45cm" draw:control="control17"/>
        <draw:line draw:style-name="gr3" draw:text-style-name="P4" draw:layer="layout" svg:x1="0cm" svg:y1="7.1cm" svg:x2="8.75cm" svg:y2="7.1cm">
          <text:p/>
        </draw:line>
        <draw:control draw:style-name="gr1" draw:text-style-name="P6" draw:layer="controls" svg:width="3.25cm" svg:height="1.15cm" svg:x="8.875cm" svg:y="6.45cm" draw:control="control21"/>
        <draw:line draw:style-name="gr3" draw:text-style-name="P4" draw:layer="layout" svg:x1="12.25cm" svg:y1="7.1cm" svg:x2="21cm" svg:y2="7.1cm">
          <text:p/>
        </draw:line>
        <draw:control draw:style-name="gr1" draw:text-style-name="P1" draw:layer="controls" svg:width="1.75cm" svg:height="0.85cm" svg:x="4.9cm" svg:y="10.45cm" draw:control="control132"/>
        <draw:control draw:style-name="gr1" draw:text-style-name="P7" draw:layer="controls" svg:width="2.5cm" svg:height="0.85cm" svg:x="13.9cm" svg:y="10.45cm" draw:control="control133"/>
        <draw:control draw:style-name="gr4" draw:text-style-name="P5" draw:layer="controls" svg:width="3.75cm" svg:height="0.75cm" svg:x="8.25cm" svg:y="14.3cm" draw:control="control18"/>
        <draw:control draw:style-name="gr4" draw:text-style-name="P5" draw:layer="controls" svg:width="4cm" svg:height="0.75cm" svg:x="16.75cm" svg:y="14.3cm" draw:control="control19"/>
        <draw:control draw:style-name="gr4" draw:text-style-name="P5" draw:layer="controls" svg:width="4.25cm" svg:height="0.75cm" svg:x="12.25cm" svg:y="14.3cm" draw:control="control20"/>
        <draw:control draw:style-name="gr1" draw:text-style-name="P1" draw:layer="controls" svg:width="2.5cm" svg:height="0.85cm" svg:x="0.75cm" svg:y="13.45cm" draw:control="control121"/>
        <draw:control draw:style-name="gr5" draw:text-style-name="P8" draw:layer="controls" svg:width="0.5cm" svg:height="0.85cm" svg:x="0.25cm" svg:y="14.3cm" draw:control="control122"/>
        <draw:control draw:style-name="gr5" draw:text-style-name="P8" draw:layer="controls" svg:width="0.5cm" svg:height="0.85cm" svg:x="0.6cm" svg:y="14.3cm" draw:control="control123"/>
        <draw:control draw:style-name="gr5" draw:text-style-name="P8" draw:layer="controls" svg:width="0.5cm" svg:height="0.85cm" svg:x="0.95cm" svg:y="14.3cm" draw:control="control124"/>
        <draw:control draw:style-name="gr5" draw:text-style-name="P8" draw:layer="controls" svg:width="0.5cm" svg:height="0.85cm" svg:x="1.3cm" svg:y="14.3cm" draw:control="control125"/>
        <draw:control draw:style-name="gr5" draw:text-style-name="P8" draw:layer="controls" svg:width="0.5cm" svg:height="0.85cm" svg:x="1.65cm" svg:y="14.3cm" draw:control="control126"/>
        <draw:control draw:style-name="gr5" draw:text-style-name="P8" draw:layer="controls" svg:width="0.5cm" svg:height="0.85cm" svg:x="2.15cm" svg:y="14.3cm" draw:control="control127"/>
        <draw:control draw:style-name="gr5" draw:text-style-name="P8" draw:layer="controls" svg:width="0.5cm" svg:height="0.85cm" svg:x="2.5cm" svg:y="14.3cm" draw:control="control128"/>
        <draw:control draw:style-name="gr5" draw:text-style-name="P8" draw:layer="controls" svg:width="0.5cm" svg:height="0.85cm" svg:x="2.85cm" svg:y="14.3cm" draw:control="control129"/>
        <draw:control draw:style-name="gr5" draw:text-style-name="P8" draw:layer="controls" svg:width="0.5cm" svg:height="0.85cm" svg:x="3.2cm" svg:y="14.3cm" draw:control="control130"/>
        <draw:control draw:style-name="gr5" draw:text-style-name="P8" draw:layer="controls" svg:width="0.5cm" svg:height="0.85cm" svg:x="3.55cm" svg:y="14.3cm" draw:control="control131"/>
        <draw:control draw:style-name="gr1" draw:text-style-name="P1" draw:layer="controls" svg:width="2cm" svg:height="0.85cm" svg:x="5.25cm" svg:y="13.45cm" draw:control="control134"/>
        <draw:control draw:style-name="gr5" draw:text-style-name="P8" draw:layer="controls" svg:width="0.5cm" svg:height="0.85cm" svg:x="5.25cm" svg:y="14.3cm" draw:control="control135"/>
        <draw:control draw:style-name="gr5" draw:text-style-name="P8" draw:layer="controls" svg:width="0.5cm" svg:height="0.85cm" svg:x="5.6cm" svg:y="14.3cm" draw:control="control136"/>
        <draw:control draw:style-name="gr5" draw:text-style-name="P8" draw:layer="controls" svg:width="0.5cm" svg:height="0.85cm" svg:x="5.95cm" svg:y="14.3cm" draw:control="control137"/>
        <draw:control draw:style-name="gr5" draw:text-style-name="P8" draw:layer="controls" svg:width="0.5cm" svg:height="0.85cm" svg:x="6.3cm" svg:y="14.3cm" draw:control="control138"/>
        <draw:control draw:style-name="gr5" draw:text-style-name="P8" draw:layer="controls" svg:width="0.5cm" svg:height="0.85cm" svg:x="6.65cm" svg:y="14.3cm" draw:control="control139"/>
        <draw:control draw:style-name="gr1" draw:text-style-name="P1" draw:layer="controls" svg:width="2.25cm" svg:height="0.85cm" svg:x="13.25cm" svg:y="13.45cm" draw:control="control140"/>
        <draw:line draw:style-name="gr3" draw:text-style-name="P4" draw:layer="layout" svg:x1="0cm" svg:y1="15.75cm" svg:x2="9.5cm" svg:y2="15.75cm">
          <text:p/>
        </draw:line>
        <draw:line draw:style-name="gr3" draw:text-style-name="P4" draw:layer="layout" svg:x1="11.5cm" svg:y1="15.75cm" svg:x2="21cm" svg:y2="15.75cm">
          <text:p/>
        </draw:line>
        <draw:control draw:style-name="gr1" draw:text-style-name="P6" draw:layer="controls" svg:width="1.875cm" svg:height="1.15cm" svg:x="9.563cm" svg:y="15.1cm" draw:control="control141"/>
        <draw:control draw:style-name="gr5" draw:text-style-name="P8" draw:layer="controls" svg:width="0.5cm" svg:height="0.85cm" svg:x="2.85cm" svg:y="16.45cm" draw:control="control142"/>
        <draw:control draw:style-name="gr5" draw:text-style-name="P8" draw:layer="controls" svg:width="0.5cm" svg:height="0.85cm" svg:x="3.2cm" svg:y="16.45cm" draw:control="control143"/>
        <draw:control draw:style-name="gr5" draw:text-style-name="P8" draw:layer="controls" svg:width="0.5cm" svg:height="0.85cm" svg:x="3.55cm" svg:y="16.45cm" draw:control="control144"/>
        <draw:control draw:style-name="gr5" draw:text-style-name="P8" draw:layer="controls" svg:width="0.5cm" svg:height="0.85cm" svg:x="3.9cm" svg:y="16.45cm" draw:control="control145"/>
        <draw:control draw:style-name="gr5" draw:text-style-name="P8" draw:layer="controls" svg:width="0.5cm" svg:height="0.85cm" svg:x="4.25cm" svg:y="16.45cm" draw:control="control146"/>
        <draw:control draw:style-name="gr5" draw:text-style-name="P8" draw:layer="controls" svg:width="0.5cm" svg:height="0.85cm" svg:x="4.755cm" svg:y="16.45cm" draw:control="control147"/>
        <draw:control draw:style-name="gr5" draw:text-style-name="P8" draw:layer="controls" svg:width="0.5cm" svg:height="0.85cm" svg:x="5.105cm" svg:y="16.45cm" draw:control="control148"/>
        <draw:control draw:style-name="gr5" draw:text-style-name="P8" draw:layer="controls" svg:width="0.5cm" svg:height="0.85cm" svg:x="5.455cm" svg:y="16.45cm" draw:control="control149"/>
        <draw:control draw:style-name="gr5" draw:text-style-name="P8" draw:layer="controls" svg:width="0.5cm" svg:height="0.85cm" svg:x="5.805cm" svg:y="16.45cm" draw:control="control150"/>
        <draw:control draw:style-name="gr5" draw:text-style-name="P8" draw:layer="controls" svg:width="0.5cm" svg:height="0.85cm" svg:x="6.155cm" svg:y="16.45cm" draw:control="control151"/>
        <draw:control draw:style-name="gr1" draw:text-style-name="P1" draw:layer="controls" svg:width="2.25cm" svg:height="0.85cm" svg:x="0.545cm" svg:y="16.45cm" draw:control="control152"/>
        <draw:control draw:style-name="gr1" draw:text-style-name="P1" draw:layer="controls" svg:width="2.25cm" svg:height="0.85cm" svg:x="0.545cm" svg:y="17.3cm" draw:control="control153"/>
        <draw:control draw:style-name="gr1" draw:text-style-name="P1" draw:layer="controls" svg:width="2.25cm" svg:height="0.85cm" svg:x="0.545cm" svg:y="18.15cm" draw:control="control154"/>
        <draw:control draw:style-name="gr5" draw:text-style-name="P8" draw:layer="controls" svg:width="0.5cm" svg:height="0.85cm" svg:x="2.85cm" svg:y="17.3cm" draw:control="control155"/>
        <draw:control draw:style-name="gr5" draw:text-style-name="P8" draw:layer="controls" svg:width="0.5cm" svg:height="0.85cm" svg:x="3.2cm" svg:y="17.3cm" draw:control="control156"/>
        <draw:control draw:style-name="gr5" draw:text-style-name="P8" draw:layer="controls" svg:width="0.5cm" svg:height="0.85cm" svg:x="3.55cm" svg:y="17.3cm" draw:control="control157"/>
        <draw:control draw:style-name="gr5" draw:text-style-name="P8" draw:layer="controls" svg:width="0.5cm" svg:height="0.85cm" svg:x="3.9cm" svg:y="17.3cm" draw:control="control158"/>
        <draw:control draw:style-name="gr5" draw:text-style-name="P8" draw:layer="controls" svg:width="0.5cm" svg:height="0.85cm" svg:x="4.25cm" svg:y="17.3cm" draw:control="control159"/>
        <draw:control draw:style-name="gr5" draw:text-style-name="P8" draw:layer="controls" svg:width="0.5cm" svg:height="0.85cm" svg:x="4.755cm" svg:y="17.3cm" draw:control="control160"/>
        <draw:control draw:style-name="gr5" draw:text-style-name="P8" draw:layer="controls" svg:width="0.5cm" svg:height="0.85cm" svg:x="5.105cm" svg:y="17.3cm" draw:control="control161"/>
        <draw:control draw:style-name="gr5" draw:text-style-name="P8" draw:layer="controls" svg:width="0.5cm" svg:height="0.85cm" svg:x="5.455cm" svg:y="17.3cm" draw:control="control162"/>
        <draw:control draw:style-name="gr5" draw:text-style-name="P8" draw:layer="controls" svg:width="0.5cm" svg:height="0.85cm" svg:x="5.805cm" svg:y="17.3cm" draw:control="control163"/>
        <draw:control draw:style-name="gr5" draw:text-style-name="P8" draw:layer="controls" svg:width="0.5cm" svg:height="0.85cm" svg:x="6.155cm" svg:y="17.3cm" draw:control="control164"/>
        <draw:control draw:style-name="gr5" draw:text-style-name="P8" draw:layer="controls" svg:width="0.5cm" svg:height="0.85cm" svg:x="2.85cm" svg:y="18.15cm" draw:control="control165"/>
        <draw:control draw:style-name="gr5" draw:text-style-name="P8" draw:layer="controls" svg:width="0.5cm" svg:height="0.85cm" svg:x="3.2cm" svg:y="18.15cm" draw:control="control166"/>
        <draw:control draw:style-name="gr5" draw:text-style-name="P8" draw:layer="controls" svg:width="0.5cm" svg:height="0.85cm" svg:x="3.55cm" svg:y="18.15cm" draw:control="control167"/>
        <draw:control draw:style-name="gr5" draw:text-style-name="P8" draw:layer="controls" svg:width="0.5cm" svg:height="0.85cm" svg:x="3.9cm" svg:y="18.15cm" draw:control="control168"/>
        <draw:control draw:style-name="gr5" draw:text-style-name="P8" draw:layer="controls" svg:width="0.5cm" svg:height="0.85cm" svg:x="4.25cm" svg:y="18.15cm" draw:control="control169"/>
        <draw:control draw:style-name="gr5" draw:text-style-name="P8" draw:layer="controls" svg:width="0.5cm" svg:height="0.85cm" svg:x="4.755cm" svg:y="18.15cm" draw:control="control170"/>
        <draw:control draw:style-name="gr5" draw:text-style-name="P8" draw:layer="controls" svg:width="0.5cm" svg:height="0.85cm" svg:x="5.105cm" svg:y="18.15cm" draw:control="control171"/>
        <draw:control draw:style-name="gr5" draw:text-style-name="P8" draw:layer="controls" svg:width="0.5cm" svg:height="0.85cm" svg:x="5.455cm" svg:y="18.15cm" draw:control="control172"/>
        <draw:control draw:style-name="gr5" draw:text-style-name="P8" draw:layer="controls" svg:width="0.5cm" svg:height="0.85cm" svg:x="5.805cm" svg:y="18.15cm" draw:control="control173"/>
        <draw:control draw:style-name="gr5" draw:text-style-name="P8" draw:layer="controls" svg:width="0.5cm" svg:height="0.85cm" svg:x="6.155cm" svg:y="18.15cm" draw:control="control174"/>
        <draw:control draw:style-name="gr5" draw:text-style-name="P8" draw:layer="controls" svg:width="0.5cm" svg:height="0.85cm" svg:x="2.85cm" svg:y="19cm" draw:control="control175"/>
        <draw:control draw:style-name="gr5" draw:text-style-name="P8" draw:layer="controls" svg:width="0.5cm" svg:height="0.85cm" svg:x="3.2cm" svg:y="19cm" draw:control="control176"/>
        <draw:control draw:style-name="gr5" draw:text-style-name="P8" draw:layer="controls" svg:width="0.5cm" svg:height="0.85cm" svg:x="3.55cm" svg:y="19cm" draw:control="control177"/>
        <draw:control draw:style-name="gr5" draw:text-style-name="P8" draw:layer="controls" svg:width="0.5cm" svg:height="0.85cm" svg:x="3.9cm" svg:y="19cm" draw:control="control178"/>
        <draw:control draw:style-name="gr5" draw:text-style-name="P8" draw:layer="controls" svg:width="0.5cm" svg:height="0.85cm" svg:x="4.25cm" svg:y="19cm" draw:control="control179"/>
        <draw:control draw:style-name="gr5" draw:text-style-name="P8" draw:layer="controls" svg:width="0.5cm" svg:height="0.85cm" svg:x="4.755cm" svg:y="19cm" draw:control="control180"/>
        <draw:control draw:style-name="gr5" draw:text-style-name="P8" draw:layer="controls" svg:width="0.5cm" svg:height="0.85cm" svg:x="5.105cm" svg:y="19cm" draw:control="control181"/>
        <draw:control draw:style-name="gr5" draw:text-style-name="P8" draw:layer="controls" svg:width="0.5cm" svg:height="0.85cm" svg:x="5.455cm" svg:y="19cm" draw:control="control182"/>
        <draw:control draw:style-name="gr5" draw:text-style-name="P8" draw:layer="controls" svg:width="0.5cm" svg:height="0.85cm" svg:x="5.805cm" svg:y="19cm" draw:control="control183"/>
        <draw:control draw:style-name="gr5" draw:text-style-name="P8" draw:layer="controls" svg:width="0.5cm" svg:height="0.85cm" svg:x="6.155cm" svg:y="19cm" draw:control="control184"/>
        <draw:control draw:style-name="gr1" draw:text-style-name="P1" draw:layer="controls" svg:width="2.25cm" svg:height="0.85cm" svg:x="0.545cm" svg:y="19cm" draw:control="control185"/>
        <draw:control draw:style-name="gr1" draw:text-style-name="P1" draw:layer="controls" svg:width="2.25cm" svg:height="0.85cm" svg:x="0.545cm" svg:y="19.85cm" draw:control="control186"/>
        <draw:control draw:style-name="gr1" draw:text-style-name="P1" draw:layer="controls" svg:width="2.25cm" svg:height="0.85cm" svg:x="0.545cm" svg:y="20.7cm" draw:control="control187"/>
        <draw:control draw:style-name="gr5" draw:text-style-name="P8" draw:layer="controls" svg:width="0.5cm" svg:height="0.85cm" svg:x="2.85cm" svg:y="19.85cm" draw:control="control188"/>
        <draw:control draw:style-name="gr5" draw:text-style-name="P8" draw:layer="controls" svg:width="0.5cm" svg:height="0.85cm" svg:x="3.2cm" svg:y="19.85cm" draw:control="control189"/>
        <draw:control draw:style-name="gr5" draw:text-style-name="P8" draw:layer="controls" svg:width="0.5cm" svg:height="0.85cm" svg:x="3.55cm" svg:y="19.85cm" draw:control="control190"/>
        <draw:control draw:style-name="gr5" draw:text-style-name="P8" draw:layer="controls" svg:width="0.5cm" svg:height="0.85cm" svg:x="3.9cm" svg:y="19.85cm" draw:control="control191"/>
        <draw:control draw:style-name="gr5" draw:text-style-name="P8" draw:layer="controls" svg:width="0.5cm" svg:height="0.85cm" svg:x="4.25cm" svg:y="19.85cm" draw:control="control192"/>
        <draw:control draw:style-name="gr5" draw:text-style-name="P8" draw:layer="controls" svg:width="0.5cm" svg:height="0.85cm" svg:x="4.755cm" svg:y="19.85cm" draw:control="control193"/>
        <draw:control draw:style-name="gr5" draw:text-style-name="P8" draw:layer="controls" svg:width="0.5cm" svg:height="0.85cm" svg:x="5.105cm" svg:y="19.85cm" draw:control="control194"/>
        <draw:control draw:style-name="gr5" draw:text-style-name="P8" draw:layer="controls" svg:width="0.5cm" svg:height="0.85cm" svg:x="5.455cm" svg:y="19.85cm" draw:control="control195"/>
        <draw:control draw:style-name="gr5" draw:text-style-name="P8" draw:layer="controls" svg:width="0.5cm" svg:height="0.85cm" svg:x="5.805cm" svg:y="19.85cm" draw:control="control196"/>
        <draw:control draw:style-name="gr5" draw:text-style-name="P8" draw:layer="controls" svg:width="0.5cm" svg:height="0.85cm" svg:x="6.155cm" svg:y="19.85cm" draw:control="control197"/>
        <draw:control draw:style-name="gr5" draw:text-style-name="P8" draw:layer="controls" svg:width="0.5cm" svg:height="0.85cm" svg:x="2.85cm" svg:y="20.7cm" draw:control="control198"/>
        <draw:control draw:style-name="gr5" draw:text-style-name="P8" draw:layer="controls" svg:width="0.5cm" svg:height="0.85cm" svg:x="3.2cm" svg:y="20.7cm" draw:control="control199"/>
        <draw:control draw:style-name="gr5" draw:text-style-name="P8" draw:layer="controls" svg:width="0.5cm" svg:height="0.85cm" svg:x="3.55cm" svg:y="20.7cm" draw:control="control200"/>
        <draw:control draw:style-name="gr5" draw:text-style-name="P8" draw:layer="controls" svg:width="0.5cm" svg:height="0.85cm" svg:x="3.9cm" svg:y="20.7cm" draw:control="control201"/>
        <draw:control draw:style-name="gr5" draw:text-style-name="P8" draw:layer="controls" svg:width="0.5cm" svg:height="0.85cm" svg:x="4.25cm" svg:y="20.7cm" draw:control="control202"/>
        <draw:control draw:style-name="gr5" draw:text-style-name="P8" draw:layer="controls" svg:width="0.5cm" svg:height="0.85cm" svg:x="4.755cm" svg:y="20.7cm" draw:control="control203"/>
        <draw:control draw:style-name="gr5" draw:text-style-name="P8" draw:layer="controls" svg:width="0.5cm" svg:height="0.85cm" svg:x="5.105cm" svg:y="20.7cm" draw:control="control204"/>
        <draw:control draw:style-name="gr5" draw:text-style-name="P8" draw:layer="controls" svg:width="0.5cm" svg:height="0.85cm" svg:x="5.455cm" svg:y="20.7cm" draw:control="control205"/>
        <draw:control draw:style-name="gr5" draw:text-style-name="P8" draw:layer="controls" svg:width="0.5cm" svg:height="0.85cm" svg:x="5.805cm" svg:y="20.7cm" draw:control="control206"/>
        <draw:control draw:style-name="gr5" draw:text-style-name="P8" draw:layer="controls" svg:width="0.5cm" svg:height="0.85cm" svg:x="6.155cm" svg:y="20.7cm" draw:control="control207"/>
        <draw:control draw:style-name="gr5" draw:text-style-name="P8" draw:layer="controls" svg:width="0.5cm" svg:height="0.85cm" svg:x="2.85cm" svg:y="21.55cm" draw:control="control208"/>
        <draw:control draw:style-name="gr5" draw:text-style-name="P8" draw:layer="controls" svg:width="0.5cm" svg:height="0.85cm" svg:x="3.2cm" svg:y="21.55cm" draw:control="control209"/>
        <draw:control draw:style-name="gr5" draw:text-style-name="P8" draw:layer="controls" svg:width="0.5cm" svg:height="0.85cm" svg:x="3.55cm" svg:y="21.55cm" draw:control="control210"/>
        <draw:control draw:style-name="gr5" draw:text-style-name="P8" draw:layer="controls" svg:width="0.5cm" svg:height="0.85cm" svg:x="3.9cm" svg:y="21.55cm" draw:control="control211"/>
        <draw:control draw:style-name="gr5" draw:text-style-name="P8" draw:layer="controls" svg:width="0.5cm" svg:height="0.85cm" svg:x="4.25cm" svg:y="21.55cm" draw:control="control212"/>
        <draw:control draw:style-name="gr5" draw:text-style-name="P8" draw:layer="controls" svg:width="0.5cm" svg:height="0.85cm" svg:x="4.755cm" svg:y="21.55cm" draw:control="control213"/>
        <draw:control draw:style-name="gr5" draw:text-style-name="P8" draw:layer="controls" svg:width="0.5cm" svg:height="0.85cm" svg:x="5.105cm" svg:y="21.55cm" draw:control="control214"/>
        <draw:control draw:style-name="gr5" draw:text-style-name="P8" draw:layer="controls" svg:width="0.5cm" svg:height="0.85cm" svg:x="5.455cm" svg:y="21.55cm" draw:control="control215"/>
        <draw:control draw:style-name="gr5" draw:text-style-name="P8" draw:layer="controls" svg:width="0.5cm" svg:height="0.85cm" svg:x="5.805cm" svg:y="21.55cm" draw:control="control216"/>
        <draw:control draw:style-name="gr5" draw:text-style-name="P8" draw:layer="controls" svg:width="0.5cm" svg:height="0.85cm" svg:x="6.155cm" svg:y="21.55cm" draw:control="control217"/>
        <draw:control draw:style-name="gr1" draw:text-style-name="P1" draw:layer="controls" svg:width="2.25cm" svg:height="0.85cm" svg:x="0.545cm" svg:y="21.55cm" draw:control="control218"/>
        <draw:control draw:style-name="gr1" draw:text-style-name="P1" draw:layer="controls" svg:width="2.25cm" svg:height="0.85cm" svg:x="0.545cm" svg:y="22.4cm" draw:control="control219"/>
        <draw:control draw:style-name="gr1" draw:text-style-name="P1" draw:layer="controls" svg:width="2.25cm" svg:height="0.85cm" svg:x="0.545cm" svg:y="23.25cm" draw:control="control220"/>
        <draw:control draw:style-name="gr5" draw:text-style-name="P8" draw:layer="controls" svg:width="0.5cm" svg:height="0.85cm" svg:x="2.85cm" svg:y="22.4cm" draw:control="control221"/>
        <draw:control draw:style-name="gr5" draw:text-style-name="P8" draw:layer="controls" svg:width="0.5cm" svg:height="0.85cm" svg:x="3.2cm" svg:y="22.4cm" draw:control="control222"/>
        <draw:control draw:style-name="gr5" draw:text-style-name="P8" draw:layer="controls" svg:width="0.5cm" svg:height="0.85cm" svg:x="3.55cm" svg:y="22.4cm" draw:control="control223"/>
        <draw:control draw:style-name="gr5" draw:text-style-name="P8" draw:layer="controls" svg:width="0.5cm" svg:height="0.85cm" svg:x="3.9cm" svg:y="22.4cm" draw:control="control224"/>
        <draw:control draw:style-name="gr5" draw:text-style-name="P8" draw:layer="controls" svg:width="0.5cm" svg:height="0.85cm" svg:x="4.25cm" svg:y="22.4cm" draw:control="control225"/>
        <draw:control draw:style-name="gr5" draw:text-style-name="P8" draw:layer="controls" svg:width="0.5cm" svg:height="0.85cm" svg:x="4.755cm" svg:y="22.4cm" draw:control="control226"/>
        <draw:control draw:style-name="gr5" draw:text-style-name="P8" draw:layer="controls" svg:width="0.5cm" svg:height="0.85cm" svg:x="5.105cm" svg:y="22.4cm" draw:control="control227"/>
        <draw:control draw:style-name="gr5" draw:text-style-name="P8" draw:layer="controls" svg:width="0.5cm" svg:height="0.85cm" svg:x="5.455cm" svg:y="22.4cm" draw:control="control228"/>
        <draw:control draw:style-name="gr5" draw:text-style-name="P8" draw:layer="controls" svg:width="0.5cm" svg:height="0.85cm" svg:x="5.805cm" svg:y="22.4cm" draw:control="control229"/>
        <draw:control draw:style-name="gr5" draw:text-style-name="P8" draw:layer="controls" svg:width="0.5cm" svg:height="0.85cm" svg:x="6.155cm" svg:y="22.4cm" draw:control="control230"/>
        <draw:control draw:style-name="gr5" draw:text-style-name="P8" draw:layer="controls" svg:width="0.5cm" svg:height="0.85cm" svg:x="2.85cm" svg:y="23.25cm" draw:control="control231"/>
        <draw:control draw:style-name="gr5" draw:text-style-name="P8" draw:layer="controls" svg:width="0.5cm" svg:height="0.85cm" svg:x="3.2cm" svg:y="23.25cm" draw:control="control232"/>
        <draw:control draw:style-name="gr5" draw:text-style-name="P8" draw:layer="controls" svg:width="0.5cm" svg:height="0.85cm" svg:x="3.55cm" svg:y="23.25cm" draw:control="control233"/>
        <draw:control draw:style-name="gr5" draw:text-style-name="P8" draw:layer="controls" svg:width="0.5cm" svg:height="0.85cm" svg:x="3.9cm" svg:y="23.25cm" draw:control="control234"/>
        <draw:control draw:style-name="gr5" draw:text-style-name="P8" draw:layer="controls" svg:width="0.5cm" svg:height="0.85cm" svg:x="4.25cm" svg:y="23.25cm" draw:control="control235"/>
        <draw:control draw:style-name="gr5" draw:text-style-name="P8" draw:layer="controls" svg:width="0.5cm" svg:height="0.85cm" svg:x="4.755cm" svg:y="23.25cm" draw:control="control236"/>
        <draw:control draw:style-name="gr5" draw:text-style-name="P8" draw:layer="controls" svg:width="0.5cm" svg:height="0.85cm" svg:x="5.105cm" svg:y="23.25cm" draw:control="control237"/>
        <draw:control draw:style-name="gr5" draw:text-style-name="P8" draw:layer="controls" svg:width="0.5cm" svg:height="0.85cm" svg:x="5.455cm" svg:y="23.25cm" draw:control="control238"/>
        <draw:control draw:style-name="gr5" draw:text-style-name="P8" draw:layer="controls" svg:width="0.5cm" svg:height="0.85cm" svg:x="5.805cm" svg:y="23.25cm" draw:control="control239"/>
        <draw:control draw:style-name="gr5" draw:text-style-name="P8" draw:layer="controls" svg:width="0.5cm" svg:height="0.85cm" svg:x="6.155cm" svg:y="23.25cm" draw:control="control240"/>
        <draw:control draw:style-name="gr5" draw:text-style-name="P8" draw:layer="controls" svg:width="0.5cm" svg:height="0.85cm" svg:x="9.75cm" svg:y="16.45cm" draw:control="control241"/>
        <draw:control draw:style-name="gr5" draw:text-style-name="P8" draw:layer="controls" svg:width="0.5cm" svg:height="0.85cm" svg:x="10.1cm" svg:y="16.45cm" draw:control="control242"/>
        <draw:control draw:style-name="gr5" draw:text-style-name="P8" draw:layer="controls" svg:width="0.5cm" svg:height="0.85cm" svg:x="10.45cm" svg:y="16.45cm" draw:control="control243"/>
        <draw:control draw:style-name="gr5" draw:text-style-name="P8" draw:layer="controls" svg:width="0.5cm" svg:height="0.85cm" svg:x="10.8cm" svg:y="16.45cm" draw:control="control244"/>
        <draw:control draw:style-name="gr5" draw:text-style-name="P8" draw:layer="controls" svg:width="0.5cm" svg:height="0.85cm" svg:x="11.15cm" svg:y="16.45cm" draw:control="control245"/>
        <draw:control draw:style-name="gr5" draw:text-style-name="P8" draw:layer="controls" svg:width="0.5cm" svg:height="0.85cm" svg:x="11.655cm" svg:y="16.45cm" draw:control="control246"/>
        <draw:control draw:style-name="gr5" draw:text-style-name="P8" draw:layer="controls" svg:width="0.5cm" svg:height="0.85cm" svg:x="12.005cm" svg:y="16.45cm" draw:control="control247"/>
        <draw:control draw:style-name="gr5" draw:text-style-name="P8" draw:layer="controls" svg:width="0.5cm" svg:height="0.85cm" svg:x="12.355cm" svg:y="16.45cm" draw:control="control248"/>
        <draw:control draw:style-name="gr5" draw:text-style-name="P8" draw:layer="controls" svg:width="0.5cm" svg:height="0.85cm" svg:x="12.705cm" svg:y="16.45cm" draw:control="control249"/>
        <draw:control draw:style-name="gr5" draw:text-style-name="P8" draw:layer="controls" svg:width="0.5cm" svg:height="0.85cm" svg:x="13.055cm" svg:y="16.45cm" draw:control="control250"/>
        <draw:control draw:style-name="gr1" draw:text-style-name="P1" draw:layer="controls" svg:width="3cm" svg:height="0.85cm" svg:x="6.695cm" svg:y="16.45cm" draw:control="control251"/>
        <draw:control draw:style-name="gr1" draw:text-style-name="P1" draw:layer="controls" svg:width="3cm" svg:height="0.85cm" svg:x="6.695cm" svg:y="17.3cm" draw:control="control252"/>
        <draw:control draw:style-name="gr1" draw:text-style-name="P1" draw:layer="controls" svg:width="3cm" svg:height="0.85cm" svg:x="6.695cm" svg:y="18.15cm" draw:control="control253"/>
        <draw:control draw:style-name="gr5" draw:text-style-name="P8" draw:layer="controls" svg:width="0.5cm" svg:height="0.85cm" svg:x="9.75cm" svg:y="17.3cm" draw:control="control254"/>
        <draw:control draw:style-name="gr5" draw:text-style-name="P8" draw:layer="controls" svg:width="0.5cm" svg:height="0.85cm" svg:x="10.1cm" svg:y="17.3cm" draw:control="control255"/>
        <draw:control draw:style-name="gr5" draw:text-style-name="P8" draw:layer="controls" svg:width="0.5cm" svg:height="0.85cm" svg:x="10.45cm" svg:y="17.3cm" draw:control="control256"/>
        <draw:control draw:style-name="gr5" draw:text-style-name="P8" draw:layer="controls" svg:width="0.5cm" svg:height="0.85cm" svg:x="10.8cm" svg:y="17.3cm" draw:control="control257"/>
        <draw:control draw:style-name="gr5" draw:text-style-name="P8" draw:layer="controls" svg:width="0.5cm" svg:height="0.85cm" svg:x="11.15cm" svg:y="17.3cm" draw:control="control258"/>
        <draw:control draw:style-name="gr5" draw:text-style-name="P8" draw:layer="controls" svg:width="0.5cm" svg:height="0.85cm" svg:x="11.655cm" svg:y="17.3cm" draw:control="control259"/>
        <draw:control draw:style-name="gr5" draw:text-style-name="P8" draw:layer="controls" svg:width="0.5cm" svg:height="0.85cm" svg:x="12.005cm" svg:y="17.3cm" draw:control="control260"/>
        <draw:control draw:style-name="gr5" draw:text-style-name="P8" draw:layer="controls" svg:width="0.5cm" svg:height="0.85cm" svg:x="12.355cm" svg:y="17.3cm" draw:control="control261"/>
        <draw:control draw:style-name="gr5" draw:text-style-name="P8" draw:layer="controls" svg:width="0.5cm" svg:height="0.85cm" svg:x="12.705cm" svg:y="17.3cm" draw:control="control262"/>
        <draw:control draw:style-name="gr5" draw:text-style-name="P8" draw:layer="controls" svg:width="0.5cm" svg:height="0.85cm" svg:x="13.055cm" svg:y="17.3cm" draw:control="control263"/>
        <draw:control draw:style-name="gr5" draw:text-style-name="P8" draw:layer="controls" svg:width="0.5cm" svg:height="0.85cm" svg:x="9.75cm" svg:y="18.15cm" draw:control="control264"/>
        <draw:control draw:style-name="gr5" draw:text-style-name="P8" draw:layer="controls" svg:width="0.5cm" svg:height="0.85cm" svg:x="10.1cm" svg:y="18.15cm" draw:control="control265"/>
        <draw:control draw:style-name="gr5" draw:text-style-name="P8" draw:layer="controls" svg:width="0.5cm" svg:height="0.85cm" svg:x="10.45cm" svg:y="18.15cm" draw:control="control266"/>
        <draw:control draw:style-name="gr5" draw:text-style-name="P8" draw:layer="controls" svg:width="0.5cm" svg:height="0.85cm" svg:x="10.8cm" svg:y="18.15cm" draw:control="control267"/>
        <draw:control draw:style-name="gr5" draw:text-style-name="P8" draw:layer="controls" svg:width="0.5cm" svg:height="0.85cm" svg:x="11.15cm" svg:y="18.15cm" draw:control="control268"/>
        <draw:control draw:style-name="gr5" draw:text-style-name="P8" draw:layer="controls" svg:width="0.5cm" svg:height="0.85cm" svg:x="11.655cm" svg:y="18.15cm" draw:control="control269"/>
        <draw:control draw:style-name="gr5" draw:text-style-name="P8" draw:layer="controls" svg:width="0.5cm" svg:height="0.85cm" svg:x="12.005cm" svg:y="18.15cm" draw:control="control270"/>
        <draw:control draw:style-name="gr5" draw:text-style-name="P8" draw:layer="controls" svg:width="0.5cm" svg:height="0.85cm" svg:x="12.355cm" svg:y="18.15cm" draw:control="control271"/>
        <draw:control draw:style-name="gr5" draw:text-style-name="P8" draw:layer="controls" svg:width="0.5cm" svg:height="0.85cm" svg:x="12.705cm" svg:y="18.15cm" draw:control="control272"/>
        <draw:control draw:style-name="gr5" draw:text-style-name="P8" draw:layer="controls" svg:width="0.5cm" svg:height="0.85cm" svg:x="13.055cm" svg:y="18.15cm" draw:control="control273"/>
        <draw:control draw:style-name="gr5" draw:text-style-name="P8" draw:layer="controls" svg:width="0.5cm" svg:height="0.85cm" svg:x="9.75cm" svg:y="19cm" draw:control="control274"/>
        <draw:control draw:style-name="gr5" draw:text-style-name="P8" draw:layer="controls" svg:width="0.5cm" svg:height="0.85cm" svg:x="10.1cm" svg:y="19cm" draw:control="control275"/>
        <draw:control draw:style-name="gr5" draw:text-style-name="P8" draw:layer="controls" svg:width="0.5cm" svg:height="0.85cm" svg:x="10.45cm" svg:y="19cm" draw:control="control276"/>
        <draw:control draw:style-name="gr5" draw:text-style-name="P8" draw:layer="controls" svg:width="0.5cm" svg:height="0.85cm" svg:x="10.8cm" svg:y="19cm" draw:control="control277"/>
        <draw:control draw:style-name="gr5" draw:text-style-name="P8" draw:layer="controls" svg:width="0.5cm" svg:height="0.85cm" svg:x="11.15cm" svg:y="19cm" draw:control="control278"/>
        <draw:control draw:style-name="gr5" draw:text-style-name="P8" draw:layer="controls" svg:width="0.5cm" svg:height="0.85cm" svg:x="11.655cm" svg:y="19cm" draw:control="control279"/>
        <draw:control draw:style-name="gr5" draw:text-style-name="P8" draw:layer="controls" svg:width="0.5cm" svg:height="0.85cm" svg:x="12.005cm" svg:y="19cm" draw:control="control280"/>
        <draw:control draw:style-name="gr5" draw:text-style-name="P8" draw:layer="controls" svg:width="0.5cm" svg:height="0.85cm" svg:x="12.355cm" svg:y="19cm" draw:control="control281"/>
        <draw:control draw:style-name="gr5" draw:text-style-name="P8" draw:layer="controls" svg:width="0.5cm" svg:height="0.85cm" svg:x="12.705cm" svg:y="19cm" draw:control="control282"/>
        <draw:control draw:style-name="gr5" draw:text-style-name="P8" draw:layer="controls" svg:width="0.5cm" svg:height="0.85cm" svg:x="13.055cm" svg:y="19cm" draw:control="control283"/>
        <draw:control draw:style-name="gr1" draw:text-style-name="P1" draw:layer="controls" svg:width="3cm" svg:height="0.85cm" svg:x="6.695cm" svg:y="19cm" draw:control="control284"/>
        <draw:control draw:style-name="gr1" draw:text-style-name="P1" draw:layer="controls" svg:width="3cm" svg:height="0.85cm" svg:x="6.695cm" svg:y="19.85cm" draw:control="control285"/>
        <draw:control draw:style-name="gr1" draw:text-style-name="P1" draw:layer="controls" svg:width="3cm" svg:height="0.85cm" svg:x="6.695cm" svg:y="20.7cm" draw:control="control286"/>
        <draw:control draw:style-name="gr5" draw:text-style-name="P8" draw:layer="controls" svg:width="0.5cm" svg:height="0.85cm" svg:x="9.75cm" svg:y="19.85cm" draw:control="control287"/>
        <draw:control draw:style-name="gr5" draw:text-style-name="P8" draw:layer="controls" svg:width="0.5cm" svg:height="0.85cm" svg:x="10.1cm" svg:y="19.85cm" draw:control="control288"/>
        <draw:control draw:style-name="gr5" draw:text-style-name="P8" draw:layer="controls" svg:width="0.5cm" svg:height="0.85cm" svg:x="10.45cm" svg:y="19.85cm" draw:control="control289"/>
        <draw:control draw:style-name="gr5" draw:text-style-name="P8" draw:layer="controls" svg:width="0.5cm" svg:height="0.85cm" svg:x="10.8cm" svg:y="19.85cm" draw:control="control290"/>
        <draw:control draw:style-name="gr5" draw:text-style-name="P8" draw:layer="controls" svg:width="0.5cm" svg:height="0.85cm" svg:x="11.15cm" svg:y="19.85cm" draw:control="control291"/>
        <draw:control draw:style-name="gr5" draw:text-style-name="P8" draw:layer="controls" svg:width="0.5cm" svg:height="0.85cm" svg:x="11.655cm" svg:y="19.85cm" draw:control="control292"/>
        <draw:control draw:style-name="gr5" draw:text-style-name="P8" draw:layer="controls" svg:width="0.5cm" svg:height="0.85cm" svg:x="12.005cm" svg:y="19.85cm" draw:control="control293"/>
        <draw:control draw:style-name="gr5" draw:text-style-name="P8" draw:layer="controls" svg:width="0.5cm" svg:height="0.85cm" svg:x="12.355cm" svg:y="19.85cm" draw:control="control294"/>
        <draw:control draw:style-name="gr5" draw:text-style-name="P8" draw:layer="controls" svg:width="0.5cm" svg:height="0.85cm" svg:x="12.705cm" svg:y="19.85cm" draw:control="control295"/>
        <draw:control draw:style-name="gr5" draw:text-style-name="P8" draw:layer="controls" svg:width="0.5cm" svg:height="0.85cm" svg:x="13.055cm" svg:y="19.85cm" draw:control="control296"/>
        <draw:control draw:style-name="gr5" draw:text-style-name="P8" draw:layer="controls" svg:width="0.5cm" svg:height="0.85cm" svg:x="9.75cm" svg:y="20.7cm" draw:control="control297"/>
        <draw:control draw:style-name="gr5" draw:text-style-name="P8" draw:layer="controls" svg:width="0.5cm" svg:height="0.85cm" svg:x="10.1cm" svg:y="20.7cm" draw:control="control298"/>
        <draw:control draw:style-name="gr5" draw:text-style-name="P8" draw:layer="controls" svg:width="0.5cm" svg:height="0.85cm" svg:x="10.45cm" svg:y="20.7cm" draw:control="control299"/>
        <draw:control draw:style-name="gr5" draw:text-style-name="P8" draw:layer="controls" svg:width="0.5cm" svg:height="0.85cm" svg:x="10.8cm" svg:y="20.7cm" draw:control="control300"/>
        <draw:control draw:style-name="gr5" draw:text-style-name="P8" draw:layer="controls" svg:width="0.5cm" svg:height="0.85cm" svg:x="11.15cm" svg:y="20.7cm" draw:control="control301"/>
        <draw:control draw:style-name="gr5" draw:text-style-name="P8" draw:layer="controls" svg:width="0.5cm" svg:height="0.85cm" svg:x="11.655cm" svg:y="20.7cm" draw:control="control302"/>
        <draw:control draw:style-name="gr5" draw:text-style-name="P8" draw:layer="controls" svg:width="0.5cm" svg:height="0.85cm" svg:x="12.005cm" svg:y="20.7cm" draw:control="control303"/>
        <draw:control draw:style-name="gr5" draw:text-style-name="P8" draw:layer="controls" svg:width="0.5cm" svg:height="0.85cm" svg:x="12.355cm" svg:y="20.7cm" draw:control="control304"/>
        <draw:control draw:style-name="gr5" draw:text-style-name="P8" draw:layer="controls" svg:width="0.5cm" svg:height="0.85cm" svg:x="12.705cm" svg:y="20.7cm" draw:control="control305"/>
        <draw:control draw:style-name="gr5" draw:text-style-name="P8" draw:layer="controls" svg:width="0.5cm" svg:height="0.85cm" svg:x="13.055cm" svg:y="20.7cm" draw:control="control306"/>
        <draw:control draw:style-name="gr5" draw:text-style-name="P8" draw:layer="controls" svg:width="0.5cm" svg:height="0.85cm" svg:x="9.75cm" svg:y="21.55cm" draw:control="control307"/>
        <draw:control draw:style-name="gr5" draw:text-style-name="P8" draw:layer="controls" svg:width="0.5cm" svg:height="0.85cm" svg:x="10.1cm" svg:y="21.55cm" draw:control="control308"/>
        <draw:control draw:style-name="gr5" draw:text-style-name="P8" draw:layer="controls" svg:width="0.5cm" svg:height="0.85cm" svg:x="10.45cm" svg:y="21.55cm" draw:control="control309"/>
        <draw:control draw:style-name="gr5" draw:text-style-name="P8" draw:layer="controls" svg:width="0.5cm" svg:height="0.85cm" svg:x="10.8cm" svg:y="21.55cm" draw:control="control310"/>
        <draw:control draw:style-name="gr5" draw:text-style-name="P8" draw:layer="controls" svg:width="0.5cm" svg:height="0.85cm" svg:x="11.15cm" svg:y="21.55cm" draw:control="control311"/>
        <draw:control draw:style-name="gr5" draw:text-style-name="P8" draw:layer="controls" svg:width="0.5cm" svg:height="0.85cm" svg:x="11.655cm" svg:y="21.55cm" draw:control="control312"/>
        <draw:control draw:style-name="gr5" draw:text-style-name="P8" draw:layer="controls" svg:width="0.5cm" svg:height="0.85cm" svg:x="12.005cm" svg:y="21.55cm" draw:control="control313"/>
        <draw:control draw:style-name="gr5" draw:text-style-name="P8" draw:layer="controls" svg:width="0.5cm" svg:height="0.85cm" svg:x="12.355cm" svg:y="21.55cm" draw:control="control314"/>
        <draw:control draw:style-name="gr5" draw:text-style-name="P8" draw:layer="controls" svg:width="0.5cm" svg:height="0.85cm" svg:x="12.705cm" svg:y="21.55cm" draw:control="control315"/>
        <draw:control draw:style-name="gr5" draw:text-style-name="P8" draw:layer="controls" svg:width="0.5cm" svg:height="0.85cm" svg:x="13.055cm" svg:y="21.55cm" draw:control="control316"/>
        <draw:control draw:style-name="gr1" draw:text-style-name="P1" draw:layer="controls" svg:width="3cm" svg:height="0.85cm" svg:x="6.695cm" svg:y="21.55cm" draw:control="control317"/>
        <draw:control draw:style-name="gr1" draw:text-style-name="P1" draw:layer="controls" svg:width="3cm" svg:height="0.85cm" svg:x="6.695cm" svg:y="22.4cm" draw:control="control318"/>
        <draw:control draw:style-name="gr1" draw:text-style-name="P1" draw:layer="controls" svg:width="3cm" svg:height="0.85cm" svg:x="6.695cm" svg:y="23.25cm" draw:control="control319"/>
        <draw:control draw:style-name="gr5" draw:text-style-name="P8" draw:layer="controls" svg:width="0.5cm" svg:height="0.85cm" svg:x="9.75cm" svg:y="22.4cm" draw:control="control320"/>
        <draw:control draw:style-name="gr5" draw:text-style-name="P8" draw:layer="controls" svg:width="0.5cm" svg:height="0.85cm" svg:x="10.1cm" svg:y="22.4cm" draw:control="control321"/>
        <draw:control draw:style-name="gr5" draw:text-style-name="P8" draw:layer="controls" svg:width="0.5cm" svg:height="0.85cm" svg:x="10.45cm" svg:y="22.4cm" draw:control="control322"/>
        <draw:control draw:style-name="gr5" draw:text-style-name="P8" draw:layer="controls" svg:width="0.5cm" svg:height="0.85cm" svg:x="10.8cm" svg:y="22.4cm" draw:control="control323"/>
        <draw:control draw:style-name="gr5" draw:text-style-name="P8" draw:layer="controls" svg:width="0.5cm" svg:height="0.85cm" svg:x="11.15cm" svg:y="22.4cm" draw:control="control324"/>
        <draw:control draw:style-name="gr5" draw:text-style-name="P8" draw:layer="controls" svg:width="0.5cm" svg:height="0.85cm" svg:x="11.655cm" svg:y="22.4cm" draw:control="control325"/>
        <draw:control draw:style-name="gr5" draw:text-style-name="P8" draw:layer="controls" svg:width="0.5cm" svg:height="0.85cm" svg:x="12.005cm" svg:y="22.4cm" draw:control="control326"/>
        <draw:control draw:style-name="gr5" draw:text-style-name="P8" draw:layer="controls" svg:width="0.5cm" svg:height="0.85cm" svg:x="12.355cm" svg:y="22.4cm" draw:control="control327"/>
        <draw:control draw:style-name="gr5" draw:text-style-name="P8" draw:layer="controls" svg:width="0.5cm" svg:height="0.85cm" svg:x="12.705cm" svg:y="22.4cm" draw:control="control328"/>
        <draw:control draw:style-name="gr5" draw:text-style-name="P8" draw:layer="controls" svg:width="0.5cm" svg:height="0.85cm" svg:x="13.055cm" svg:y="22.4cm" draw:control="control329"/>
        <draw:control draw:style-name="gr5" draw:text-style-name="P8" draw:layer="controls" svg:width="0.5cm" svg:height="0.85cm" svg:x="9.75cm" svg:y="23.25cm" draw:control="control330"/>
        <draw:control draw:style-name="gr5" draw:text-style-name="P8" draw:layer="controls" svg:width="0.5cm" svg:height="0.85cm" svg:x="10.1cm" svg:y="23.25cm" draw:control="control331"/>
        <draw:control draw:style-name="gr5" draw:text-style-name="P8" draw:layer="controls" svg:width="0.5cm" svg:height="0.85cm" svg:x="10.45cm" svg:y="23.25cm" draw:control="control332"/>
        <draw:control draw:style-name="gr5" draw:text-style-name="P8" draw:layer="controls" svg:width="0.5cm" svg:height="0.85cm" svg:x="10.8cm" svg:y="23.25cm" draw:control="control333"/>
        <draw:control draw:style-name="gr5" draw:text-style-name="P8" draw:layer="controls" svg:width="0.5cm" svg:height="0.85cm" svg:x="11.15cm" svg:y="23.25cm" draw:control="control334"/>
        <draw:control draw:style-name="gr5" draw:text-style-name="P8" draw:layer="controls" svg:width="0.5cm" svg:height="0.85cm" svg:x="11.655cm" svg:y="23.25cm" draw:control="control335"/>
        <draw:control draw:style-name="gr5" draw:text-style-name="P8" draw:layer="controls" svg:width="0.5cm" svg:height="0.85cm" svg:x="12.005cm" svg:y="23.25cm" draw:control="control336"/>
        <draw:control draw:style-name="gr5" draw:text-style-name="P8" draw:layer="controls" svg:width="0.5cm" svg:height="0.85cm" svg:x="12.355cm" svg:y="23.25cm" draw:control="control337"/>
        <draw:control draw:style-name="gr5" draw:text-style-name="P8" draw:layer="controls" svg:width="0.5cm" svg:height="0.85cm" svg:x="12.705cm" svg:y="23.25cm" draw:control="control338"/>
        <draw:control draw:style-name="gr5" draw:text-style-name="P8" draw:layer="controls" svg:width="0.5cm" svg:height="0.85cm" svg:x="13.055cm" svg:y="23.25cm" draw:control="control339"/>
        <draw:control draw:style-name="gr5" draw:text-style-name="P8" draw:layer="controls" svg:width="0.5cm" svg:height="0.85cm" svg:x="16.65cm" svg:y="16.45cm" draw:control="control340"/>
        <draw:control draw:style-name="gr5" draw:text-style-name="P8" draw:layer="controls" svg:width="0.5cm" svg:height="0.85cm" svg:x="17cm" svg:y="16.45cm" draw:control="control341"/>
        <draw:control draw:style-name="gr5" draw:text-style-name="P8" draw:layer="controls" svg:width="0.5cm" svg:height="0.85cm" svg:x="17.35cm" svg:y="16.45cm" draw:control="control342"/>
        <draw:control draw:style-name="gr5" draw:text-style-name="P8" draw:layer="controls" svg:width="0.5cm" svg:height="0.85cm" svg:x="17.7cm" svg:y="16.45cm" draw:control="control343"/>
        <draw:control draw:style-name="gr5" draw:text-style-name="P8" draw:layer="controls" svg:width="0.5cm" svg:height="0.85cm" svg:x="18.05cm" svg:y="16.45cm" draw:control="control344"/>
        <draw:control draw:style-name="gr5" draw:text-style-name="P8" draw:layer="controls" svg:width="0.5cm" svg:height="0.85cm" svg:x="18.555cm" svg:y="16.45cm" draw:control="control345"/>
        <draw:control draw:style-name="gr5" draw:text-style-name="P8" draw:layer="controls" svg:width="0.5cm" svg:height="0.85cm" svg:x="18.905cm" svg:y="16.45cm" draw:control="control346"/>
        <draw:control draw:style-name="gr5" draw:text-style-name="P8" draw:layer="controls" svg:width="0.5cm" svg:height="0.85cm" svg:x="19.255cm" svg:y="16.45cm" draw:control="control347"/>
        <draw:control draw:style-name="gr5" draw:text-style-name="P8" draw:layer="controls" svg:width="0.5cm" svg:height="0.85cm" svg:x="19.605cm" svg:y="16.45cm" draw:control="control348"/>
        <draw:control draw:style-name="gr5" draw:text-style-name="P8" draw:layer="controls" svg:width="0.5cm" svg:height="0.85cm" svg:x="19.955cm" svg:y="16.45cm" draw:control="control349"/>
        <draw:control draw:style-name="gr1" draw:text-style-name="P1" draw:layer="controls" svg:width="3cm" svg:height="0.85cm" svg:x="13.595cm" svg:y="16.45cm" draw:control="control350"/>
        <draw:control draw:style-name="gr1" draw:text-style-name="P1" draw:layer="controls" svg:width="3cm" svg:height="0.85cm" svg:x="13.595cm" svg:y="17.3cm" draw:control="control351"/>
        <draw:control draw:style-name="gr1" draw:text-style-name="P1" draw:layer="controls" svg:width="3cm" svg:height="0.85cm" svg:x="13.595cm" svg:y="18.15cm" draw:control="control352"/>
        <draw:control draw:style-name="gr5" draw:text-style-name="P8" draw:layer="controls" svg:width="0.5cm" svg:height="0.85cm" svg:x="16.65cm" svg:y="17.3cm" draw:control="control353"/>
        <draw:control draw:style-name="gr5" draw:text-style-name="P8" draw:layer="controls" svg:width="0.5cm" svg:height="0.85cm" svg:x="17cm" svg:y="17.3cm" draw:control="control354"/>
        <draw:control draw:style-name="gr5" draw:text-style-name="P8" draw:layer="controls" svg:width="0.5cm" svg:height="0.85cm" svg:x="17.35cm" svg:y="17.3cm" draw:control="control355"/>
        <draw:control draw:style-name="gr5" draw:text-style-name="P8" draw:layer="controls" svg:width="0.5cm" svg:height="0.85cm" svg:x="17.7cm" svg:y="17.3cm" draw:control="control356"/>
        <draw:control draw:style-name="gr5" draw:text-style-name="P8" draw:layer="controls" svg:width="0.5cm" svg:height="0.85cm" svg:x="18.05cm" svg:y="17.3cm" draw:control="control357"/>
        <draw:control draw:style-name="gr5" draw:text-style-name="P8" draw:layer="controls" svg:width="0.5cm" svg:height="0.85cm" svg:x="18.555cm" svg:y="17.3cm" draw:control="control358"/>
        <draw:control draw:style-name="gr5" draw:text-style-name="P8" draw:layer="controls" svg:width="0.5cm" svg:height="0.85cm" svg:x="18.905cm" svg:y="17.3cm" draw:control="control359"/>
        <draw:control draw:style-name="gr5" draw:text-style-name="P8" draw:layer="controls" svg:width="0.5cm" svg:height="0.85cm" svg:x="19.255cm" svg:y="17.3cm" draw:control="control360"/>
        <draw:control draw:style-name="gr5" draw:text-style-name="P8" draw:layer="controls" svg:width="0.5cm" svg:height="0.85cm" svg:x="19.605cm" svg:y="17.3cm" draw:control="control361"/>
        <draw:control draw:style-name="gr5" draw:text-style-name="P8" draw:layer="controls" svg:width="0.5cm" svg:height="0.85cm" svg:x="19.955cm" svg:y="17.3cm" draw:control="control362"/>
        <draw:control draw:style-name="gr5" draw:text-style-name="P8" draw:layer="controls" svg:width="0.5cm" svg:height="0.85cm" svg:x="16.65cm" svg:y="18.15cm" draw:control="control363"/>
        <draw:control draw:style-name="gr5" draw:text-style-name="P8" draw:layer="controls" svg:width="0.5cm" svg:height="0.85cm" svg:x="17cm" svg:y="18.15cm" draw:control="control364"/>
        <draw:control draw:style-name="gr5" draw:text-style-name="P8" draw:layer="controls" svg:width="0.5cm" svg:height="0.85cm" svg:x="17.35cm" svg:y="18.15cm" draw:control="control365"/>
        <draw:control draw:style-name="gr5" draw:text-style-name="P8" draw:layer="controls" svg:width="0.5cm" svg:height="0.85cm" svg:x="17.7cm" svg:y="18.15cm" draw:control="control366"/>
        <draw:control draw:style-name="gr5" draw:text-style-name="P8" draw:layer="controls" svg:width="0.5cm" svg:height="0.85cm" svg:x="18.05cm" svg:y="18.15cm" draw:control="control367"/>
        <draw:control draw:style-name="gr5" draw:text-style-name="P8" draw:layer="controls" svg:width="0.5cm" svg:height="0.85cm" svg:x="18.555cm" svg:y="18.15cm" draw:control="control368"/>
        <draw:control draw:style-name="gr5" draw:text-style-name="P8" draw:layer="controls" svg:width="0.5cm" svg:height="0.85cm" svg:x="18.905cm" svg:y="18.15cm" draw:control="control369"/>
        <draw:control draw:style-name="gr5" draw:text-style-name="P8" draw:layer="controls" svg:width="0.5cm" svg:height="0.85cm" svg:x="19.255cm" svg:y="18.15cm" draw:control="control370"/>
        <draw:control draw:style-name="gr5" draw:text-style-name="P8" draw:layer="controls" svg:width="0.5cm" svg:height="0.85cm" svg:x="19.605cm" svg:y="18.15cm" draw:control="control371"/>
        <draw:control draw:style-name="gr5" draw:text-style-name="P8" draw:layer="controls" svg:width="0.5cm" svg:height="0.85cm" svg:x="19.955cm" svg:y="18.15cm" draw:control="control372"/>
        <draw:control draw:style-name="gr5" draw:text-style-name="P8" draw:layer="controls" svg:width="0.5cm" svg:height="0.85cm" svg:x="16.65cm" svg:y="19cm" draw:control="control373"/>
        <draw:control draw:style-name="gr5" draw:text-style-name="P8" draw:layer="controls" svg:width="0.5cm" svg:height="0.85cm" svg:x="17cm" svg:y="19cm" draw:control="control374"/>
        <draw:control draw:style-name="gr5" draw:text-style-name="P8" draw:layer="controls" svg:width="0.5cm" svg:height="0.85cm" svg:x="17.35cm" svg:y="19cm" draw:control="control375"/>
        <draw:control draw:style-name="gr5" draw:text-style-name="P8" draw:layer="controls" svg:width="0.5cm" svg:height="0.85cm" svg:x="17.7cm" svg:y="19cm" draw:control="control376"/>
        <draw:control draw:style-name="gr5" draw:text-style-name="P8" draw:layer="controls" svg:width="0.5cm" svg:height="0.85cm" svg:x="18.05cm" svg:y="19cm" draw:control="control377"/>
        <draw:control draw:style-name="gr5" draw:text-style-name="P8" draw:layer="controls" svg:width="0.5cm" svg:height="0.85cm" svg:x="18.555cm" svg:y="19cm" draw:control="control378"/>
        <draw:control draw:style-name="gr5" draw:text-style-name="P8" draw:layer="controls" svg:width="0.5cm" svg:height="0.85cm" svg:x="18.905cm" svg:y="19cm" draw:control="control379"/>
        <draw:control draw:style-name="gr5" draw:text-style-name="P8" draw:layer="controls" svg:width="0.5cm" svg:height="0.85cm" svg:x="19.255cm" svg:y="19cm" draw:control="control380"/>
        <draw:control draw:style-name="gr5" draw:text-style-name="P8" draw:layer="controls" svg:width="0.5cm" svg:height="0.85cm" svg:x="19.605cm" svg:y="19cm" draw:control="control381"/>
        <draw:control draw:style-name="gr5" draw:text-style-name="P8" draw:layer="controls" svg:width="0.5cm" svg:height="0.85cm" svg:x="19.955cm" svg:y="19cm" draw:control="control382"/>
        <draw:control draw:style-name="gr1" draw:text-style-name="P1" draw:layer="controls" svg:width="3cm" svg:height="0.85cm" svg:x="13.595cm" svg:y="19cm" draw:control="control383"/>
        <draw:control draw:style-name="gr1" draw:text-style-name="P1" draw:layer="controls" svg:width="3cm" svg:height="0.85cm" svg:x="13.595cm" svg:y="19.85cm" draw:control="control384"/>
        <draw:control draw:style-name="gr1" draw:text-style-name="P1" draw:layer="controls" svg:width="3cm" svg:height="0.85cm" svg:x="13.595cm" svg:y="20.7cm" draw:control="control385"/>
        <draw:control draw:style-name="gr5" draw:text-style-name="P8" draw:layer="controls" svg:width="0.5cm" svg:height="0.85cm" svg:x="16.65cm" svg:y="19.85cm" draw:control="control386"/>
        <draw:control draw:style-name="gr5" draw:text-style-name="P8" draw:layer="controls" svg:width="0.5cm" svg:height="0.85cm" svg:x="17cm" svg:y="19.85cm" draw:control="control387"/>
        <draw:control draw:style-name="gr5" draw:text-style-name="P8" draw:layer="controls" svg:width="0.5cm" svg:height="0.85cm" svg:x="17.35cm" svg:y="19.85cm" draw:control="control388"/>
        <draw:control draw:style-name="gr5" draw:text-style-name="P8" draw:layer="controls" svg:width="0.5cm" svg:height="0.85cm" svg:x="17.7cm" svg:y="19.85cm" draw:control="control389"/>
        <draw:control draw:style-name="gr5" draw:text-style-name="P8" draw:layer="controls" svg:width="0.5cm" svg:height="0.85cm" svg:x="18.05cm" svg:y="19.85cm" draw:control="control390"/>
        <draw:control draw:style-name="gr5" draw:text-style-name="P8" draw:layer="controls" svg:width="0.5cm" svg:height="0.85cm" svg:x="18.555cm" svg:y="19.85cm" draw:control="control391"/>
        <draw:control draw:style-name="gr5" draw:text-style-name="P8" draw:layer="controls" svg:width="0.5cm" svg:height="0.85cm" svg:x="18.905cm" svg:y="19.85cm" draw:control="control392"/>
        <draw:control draw:style-name="gr5" draw:text-style-name="P8" draw:layer="controls" svg:width="0.5cm" svg:height="0.85cm" svg:x="19.255cm" svg:y="19.85cm" draw:control="control393"/>
        <draw:control draw:style-name="gr5" draw:text-style-name="P8" draw:layer="controls" svg:width="0.5cm" svg:height="0.85cm" svg:x="19.605cm" svg:y="19.85cm" draw:control="control394"/>
        <draw:control draw:style-name="gr5" draw:text-style-name="P8" draw:layer="controls" svg:width="0.5cm" svg:height="0.85cm" svg:x="19.955cm" svg:y="19.85cm" draw:control="control395"/>
        <draw:control draw:style-name="gr5" draw:text-style-name="P8" draw:layer="controls" svg:width="0.5cm" svg:height="0.85cm" svg:x="16.65cm" svg:y="20.7cm" draw:control="control396"/>
        <draw:control draw:style-name="gr5" draw:text-style-name="P8" draw:layer="controls" svg:width="0.5cm" svg:height="0.85cm" svg:x="17cm" svg:y="20.7cm" draw:control="control397"/>
        <draw:control draw:style-name="gr5" draw:text-style-name="P8" draw:layer="controls" svg:width="0.5cm" svg:height="0.85cm" svg:x="17.35cm" svg:y="20.7cm" draw:control="control398"/>
        <draw:control draw:style-name="gr5" draw:text-style-name="P8" draw:layer="controls" svg:width="0.5cm" svg:height="0.85cm" svg:x="17.7cm" svg:y="20.7cm" draw:control="control399"/>
        <draw:control draw:style-name="gr5" draw:text-style-name="P8" draw:layer="controls" svg:width="0.5cm" svg:height="0.85cm" svg:x="18.05cm" svg:y="20.7cm" draw:control="control400"/>
        <draw:control draw:style-name="gr5" draw:text-style-name="P8" draw:layer="controls" svg:width="0.5cm" svg:height="0.85cm" svg:x="18.555cm" svg:y="20.7cm" draw:control="control401"/>
        <draw:control draw:style-name="gr5" draw:text-style-name="P8" draw:layer="controls" svg:width="0.5cm" svg:height="0.85cm" svg:x="18.905cm" svg:y="20.7cm" draw:control="control402"/>
        <draw:control draw:style-name="gr5" draw:text-style-name="P8" draw:layer="controls" svg:width="0.5cm" svg:height="0.85cm" svg:x="19.255cm" svg:y="20.7cm" draw:control="control403"/>
        <draw:control draw:style-name="gr5" draw:text-style-name="P8" draw:layer="controls" svg:width="0.5cm" svg:height="0.85cm" svg:x="19.605cm" svg:y="20.7cm" draw:control="control404"/>
        <draw:control draw:style-name="gr5" draw:text-style-name="P8" draw:layer="controls" svg:width="0.5cm" svg:height="0.85cm" svg:x="19.955cm" svg:y="20.7cm" draw:control="control405"/>
        <draw:control draw:style-name="gr5" draw:text-style-name="P8" draw:layer="controls" svg:width="0.5cm" svg:height="0.85cm" svg:x="16.65cm" svg:y="21.55cm" draw:control="control406"/>
        <draw:control draw:style-name="gr5" draw:text-style-name="P8" draw:layer="controls" svg:width="0.5cm" svg:height="0.85cm" svg:x="17cm" svg:y="21.55cm" draw:control="control407"/>
        <draw:control draw:style-name="gr5" draw:text-style-name="P8" draw:layer="controls" svg:width="0.5cm" svg:height="0.85cm" svg:x="17.35cm" svg:y="21.55cm" draw:control="control408"/>
        <draw:control draw:style-name="gr5" draw:text-style-name="P8" draw:layer="controls" svg:width="0.5cm" svg:height="0.85cm" svg:x="17.7cm" svg:y="21.55cm" draw:control="control409"/>
        <draw:control draw:style-name="gr5" draw:text-style-name="P8" draw:layer="controls" svg:width="0.5cm" svg:height="0.85cm" svg:x="18.05cm" svg:y="21.55cm" draw:control="control410"/>
        <draw:control draw:style-name="gr5" draw:text-style-name="P8" draw:layer="controls" svg:width="0.5cm" svg:height="0.85cm" svg:x="18.555cm" svg:y="21.55cm" draw:control="control411"/>
        <draw:control draw:style-name="gr5" draw:text-style-name="P8" draw:layer="controls" svg:width="0.5cm" svg:height="0.85cm" svg:x="18.905cm" svg:y="21.55cm" draw:control="control412"/>
        <draw:control draw:style-name="gr5" draw:text-style-name="P8" draw:layer="controls" svg:width="0.5cm" svg:height="0.85cm" svg:x="19.255cm" svg:y="21.55cm" draw:control="control413"/>
        <draw:control draw:style-name="gr5" draw:text-style-name="P8" draw:layer="controls" svg:width="0.5cm" svg:height="0.85cm" svg:x="19.605cm" svg:y="21.55cm" draw:control="control414"/>
        <draw:control draw:style-name="gr5" draw:text-style-name="P8" draw:layer="controls" svg:width="0.5cm" svg:height="0.85cm" svg:x="19.955cm" svg:y="21.55cm" draw:control="control415"/>
        <draw:control draw:style-name="gr1" draw:text-style-name="P1" draw:layer="controls" svg:width="3cm" svg:height="0.85cm" svg:x="13.595cm" svg:y="21.55cm" draw:control="control416"/>
        <draw:control draw:style-name="gr1" draw:text-style-name="P1" draw:layer="controls" svg:width="3cm" svg:height="0.85cm" svg:x="13.595cm" svg:y="22.4cm" draw:control="control417"/>
        <draw:control draw:style-name="gr1" draw:text-style-name="P1" draw:layer="controls" svg:width="3cm" svg:height="0.85cm" svg:x="13.595cm" svg:y="23.25cm" draw:control="control418"/>
        <draw:control draw:style-name="gr5" draw:text-style-name="P8" draw:layer="controls" svg:width="0.5cm" svg:height="0.85cm" svg:x="16.65cm" svg:y="22.4cm" draw:control="control419"/>
        <draw:control draw:style-name="gr5" draw:text-style-name="P8" draw:layer="controls" svg:width="0.5cm" svg:height="0.85cm" svg:x="17cm" svg:y="22.4cm" draw:control="control420"/>
        <draw:control draw:style-name="gr5" draw:text-style-name="P8" draw:layer="controls" svg:width="0.5cm" svg:height="0.85cm" svg:x="17.35cm" svg:y="22.4cm" draw:control="control421"/>
        <draw:control draw:style-name="gr5" draw:text-style-name="P8" draw:layer="controls" svg:width="0.5cm" svg:height="0.85cm" svg:x="17.7cm" svg:y="22.4cm" draw:control="control422"/>
        <draw:control draw:style-name="gr5" draw:text-style-name="P8" draw:layer="controls" svg:width="0.5cm" svg:height="0.85cm" svg:x="18.05cm" svg:y="22.4cm" draw:control="control423"/>
        <draw:control draw:style-name="gr5" draw:text-style-name="P8" draw:layer="controls" svg:width="0.5cm" svg:height="0.85cm" svg:x="18.555cm" svg:y="22.4cm" draw:control="control424"/>
        <draw:control draw:style-name="gr5" draw:text-style-name="P8" draw:layer="controls" svg:width="0.5cm" svg:height="0.85cm" svg:x="18.905cm" svg:y="22.4cm" draw:control="control425"/>
        <draw:control draw:style-name="gr5" draw:text-style-name="P8" draw:layer="controls" svg:width="0.5cm" svg:height="0.85cm" svg:x="19.255cm" svg:y="22.4cm" draw:control="control426"/>
        <draw:control draw:style-name="gr5" draw:text-style-name="P8" draw:layer="controls" svg:width="0.5cm" svg:height="0.85cm" svg:x="19.605cm" svg:y="22.4cm" draw:control="control427"/>
        <draw:control draw:style-name="gr5" draw:text-style-name="P8" draw:layer="controls" svg:width="0.5cm" svg:height="0.85cm" svg:x="19.955cm" svg:y="22.4cm" draw:control="control428"/>
        <draw:control draw:style-name="gr5" draw:text-style-name="P8" draw:layer="controls" svg:width="0.5cm" svg:height="0.85cm" svg:x="16.65cm" svg:y="23.25cm" draw:control="control429"/>
        <draw:control draw:style-name="gr5" draw:text-style-name="P8" draw:layer="controls" svg:width="0.5cm" svg:height="0.85cm" svg:x="17cm" svg:y="23.25cm" draw:control="control430"/>
        <draw:control draw:style-name="gr5" draw:text-style-name="P8" draw:layer="controls" svg:width="0.5cm" svg:height="0.85cm" svg:x="17.35cm" svg:y="23.25cm" draw:control="control431"/>
        <draw:control draw:style-name="gr5" draw:text-style-name="P8" draw:layer="controls" svg:width="0.5cm" svg:height="0.85cm" svg:x="17.7cm" svg:y="23.25cm" draw:control="control432"/>
        <draw:control draw:style-name="gr5" draw:text-style-name="P8" draw:layer="controls" svg:width="0.5cm" svg:height="0.85cm" svg:x="18.05cm" svg:y="23.25cm" draw:control="control433"/>
        <draw:control draw:style-name="gr5" draw:text-style-name="P8" draw:layer="controls" svg:width="0.5cm" svg:height="0.85cm" svg:x="18.555cm" svg:y="23.25cm" draw:control="control434"/>
        <draw:control draw:style-name="gr5" draw:text-style-name="P8" draw:layer="controls" svg:width="0.5cm" svg:height="0.85cm" svg:x="18.905cm" svg:y="23.25cm" draw:control="control435"/>
        <draw:control draw:style-name="gr5" draw:text-style-name="P8" draw:layer="controls" svg:width="0.5cm" svg:height="0.85cm" svg:x="19.255cm" svg:y="23.25cm" draw:control="control436"/>
        <draw:control draw:style-name="gr5" draw:text-style-name="P8" draw:layer="controls" svg:width="0.5cm" svg:height="0.85cm" svg:x="19.605cm" svg:y="23.25cm" draw:control="control437"/>
        <draw:control draw:style-name="gr5" draw:text-style-name="P8" draw:layer="controls" svg:width="0.5cm" svg:height="0.85cm" svg:x="19.955cm" svg:y="23.25cm" draw:control="control438"/>
        <draw:control draw:style-name="gr1" draw:text-style-name="P1" draw:layer="controls" svg:width="3.75cm" svg:height="0.85cm" svg:x="1.878cm" svg:y="24.25cm" draw:control="control439"/>
        <draw:control draw:style-name="gr5" draw:text-style-name="P8" draw:layer="controls" svg:width="0.5cm" svg:height="0.85cm" svg:x="1.878cm" svg:y="25.15cm" draw:control="control440"/>
        <draw:control draw:style-name="gr5" draw:text-style-name="P8" draw:layer="controls" svg:width="0.5cm" svg:height="0.85cm" svg:x="2.228cm" svg:y="25.15cm" draw:control="control441"/>
        <draw:control draw:style-name="gr5" draw:text-style-name="P8" draw:layer="controls" svg:width="0.5cm" svg:height="0.85cm" svg:x="2.578cm" svg:y="25.15cm" draw:control="control442"/>
        <draw:control draw:style-name="gr5" draw:text-style-name="P8" draw:layer="controls" svg:width="0.5cm" svg:height="0.85cm" svg:x="2.928cm" svg:y="25.15cm" draw:control="control443"/>
        <draw:control draw:style-name="gr5" draw:text-style-name="P8" draw:layer="controls" svg:width="0.5cm" svg:height="0.85cm" svg:x="3.278cm" svg:y="25.15cm" draw:control="control444"/>
        <draw:control draw:style-name="gr5" draw:text-style-name="P8" draw:layer="controls" svg:width="0.5cm" svg:height="0.85cm" svg:x="3.78cm" svg:y="25.15cm" draw:control="control445"/>
        <draw:control draw:style-name="gr5" draw:text-style-name="P8" draw:layer="controls" svg:width="0.5cm" svg:height="0.85cm" svg:x="4.13cm" svg:y="25.15cm" draw:control="control446"/>
        <draw:control draw:style-name="gr5" draw:text-style-name="P8" draw:layer="controls" svg:width="0.5cm" svg:height="0.85cm" svg:x="4.48cm" svg:y="25.15cm" draw:control="control447"/>
        <draw:control draw:style-name="gr5" draw:text-style-name="P8" draw:layer="controls" svg:width="0.5cm" svg:height="0.85cm" svg:x="4.83cm" svg:y="25.15cm" draw:control="control448"/>
        <draw:control draw:style-name="gr5" draw:text-style-name="P8" draw:layer="controls" svg:width="0.5cm" svg:height="0.85cm" svg:x="5.18cm" svg:y="25.15cm" draw:control="control449"/>
        <draw:control draw:style-name="gr1" draw:text-style-name="P1" draw:layer="controls" svg:width="3.75cm" svg:height="0.85cm" svg:x="6.378cm" svg:y="24.25cm" draw:control="control450"/>
        <draw:control draw:style-name="gr4" draw:text-style-name="P5" draw:layer="controls" svg:width="3.75cm" svg:height="0.85cm" svg:x="6.378cm" svg:y="25.1cm" draw:control="control451"/>
        <draw:control draw:style-name="gr1" draw:text-style-name="P1" draw:layer="controls" svg:width="3.75cm" svg:height="0.85cm" svg:x="10.878cm" svg:y="24.25cm" draw:control="control452"/>
        <draw:control draw:style-name="gr4" draw:text-style-name="P5" draw:layer="controls" svg:width="3.75cm" svg:height="0.85cm" svg:x="10.878cm" svg:y="25.1cm" draw:control="control453"/>
        <draw:control draw:style-name="gr1" draw:text-style-name="P1" draw:layer="controls" svg:width="3.75cm" svg:height="0.85cm" svg:x="15.378cm" svg:y="24.25cm" draw:control="control454"/>
        <draw:control draw:style-name="gr4" draw:text-style-name="P5" draw:layer="controls" svg:width="3.75cm" svg:height="0.85cm" svg:x="15.378cm" svg:y="25.1cm" draw:control="control455"/>
        <draw:control draw:style-name="gr1" draw:text-style-name="P1" draw:layer="controls" svg:width="3.75cm" svg:height="0.85cm" svg:x="6.373cm" svg:y="26.25cm" draw:control="control456"/>
        <draw:control draw:style-name="gr4" draw:text-style-name="P5" draw:layer="controls" svg:width="3.75cm" svg:height="0.85cm" svg:x="6.373cm" svg:y="27.1cm" draw:control="control457"/>
        <draw:control draw:style-name="gr1" draw:text-style-name="P1" draw:layer="controls" svg:width="3.75cm" svg:height="0.85cm" svg:x="10.873cm" svg:y="26.25cm" draw:control="control458"/>
        <draw:control draw:style-name="gr4" draw:text-style-name="P5" draw:layer="controls" svg:width="3.75cm" svg:height="0.85cm" svg:x="10.873cm" svg:y="27.1cm" draw:control="control459"/>
        <draw:control draw:style-name="gr1" draw:text-style-name="P1" draw:layer="controls" svg:width="3.75cm" svg:height="0.85cm" svg:x="15.373cm" svg:y="26.25cm" draw:control="control460"/>
        <draw:control draw:style-name="gr4" draw:text-style-name="P5" draw:layer="controls" svg:width="3.75cm" svg:height="2.35cm" svg:x="15.373cm" svg:y="27.1cm" draw:control="control461"/>
        <draw:control draw:style-name="gr1" draw:text-style-name="P1" draw:layer="controls" svg:width="3.75cm" svg:height="0.85cm" svg:x="1.873cm" svg:y="26.25cm" draw:control="control462"/>
        <draw:control draw:style-name="gr4" draw:text-style-name="P5" draw:layer="controls" svg:width="3.75cm" svg:height="0.85cm" svg:x="1.873cm" svg:y="27.1cm" draw:control="control463"/>
        <draw:control draw:style-name="gr4" draw:text-style-name="P5" draw:layer="controls" svg:width="3.75cm" svg:height="0.85cm" svg:x="3.25cm" svg:y="3.75cm" draw:control="control464"/>
        <draw:control draw:style-name="gr4" draw:text-style-name="P5" draw:layer="controls" svg:width="3.75cm" svg:height="0.85cm" svg:x="3.25cm" svg:y="4.6cm" draw:control="control465"/>
        <draw:control draw:style-name="gr4" draw:text-style-name="P5" draw:layer="controls" svg:width="3.75cm" svg:height="0.85cm" svg:x="3.25cm" svg:y="5.45cm" draw:control="control466"/>
        <draw:control draw:style-name="gr4" draw:text-style-name="P5" draw:layer="controls" svg:width="3.75cm" svg:height="0.85cm" svg:x="10.25cm" svg:y="2.05cm" draw:control="control467"/>
        <draw:control draw:style-name="gr4" draw:text-style-name="P5" draw:layer="controls" svg:width="3.75cm" svg:height="0.85cm" svg:x="10.25cm" svg:y="2.9cm" draw:control="control468"/>
        <draw:control draw:style-name="gr4" draw:text-style-name="P5" draw:layer="controls" svg:width="3.75cm" svg:height="0.85cm" svg:x="10.25cm" svg:y="3.75cm" draw:control="control469"/>
        <draw:control draw:style-name="gr4" draw:text-style-name="P5" draw:layer="controls" svg:width="3.75cm" svg:height="0.85cm" svg:x="10.25cm" svg:y="4.6cm" draw:control="control470"/>
        <draw:control draw:style-name="gr4" draw:text-style-name="P5" draw:layer="controls" svg:width="3.75cm" svg:height="0.85cm" svg:x="10.25cm" svg:y="5.45cm" draw:control="control471"/>
        <draw:control draw:style-name="gr4" draw:text-style-name="P5" draw:layer="controls" svg:width="3.75cm" svg:height="0.85cm" svg:x="17.25cm" svg:y="2.05cm" draw:control="control472"/>
        <draw:control draw:style-name="gr4" draw:text-style-name="P5" draw:layer="controls" svg:width="3.75cm" svg:height="0.85cm" svg:x="17.25cm" svg:y="2.9cm" draw:control="control473"/>
        <draw:control draw:style-name="gr4" draw:text-style-name="P5" draw:layer="controls" svg:width="3.75cm" svg:height="0.85cm" svg:x="17.25cm" svg:y="3.75cm" draw:control="control474"/>
        <draw:control draw:style-name="gr4" draw:text-style-name="P5" draw:layer="controls" svg:width="3.75cm" svg:height="0.85cm" svg:x="17.25cm" svg:y="4.6cm" draw:control="control475"/>
        <draw:control draw:style-name="gr4" draw:text-style-name="P5" draw:layer="controls" svg:width="3.75cm" svg:height="0.85cm" svg:x="17.25cm" svg:y="5.45cm" draw:control="control476"/>
        <draw:control draw:style-name="gr1" draw:text-style-name="P1" draw:layer="controls" svg:width="2.25cm" svg:height="0.85cm" svg:x="0.575cm" svg:y="7.75cm" draw:control="control22"/>
        <draw:control draw:style-name="gr1" draw:text-style-name="P1" draw:layer="controls" svg:width="2.25cm" svg:height="0.85cm" svg:x="0.575cm" svg:y="8.6cm" draw:control="control23"/>
        <draw:control draw:style-name="gr1" draw:text-style-name="P1" draw:layer="controls" svg:width="2.25cm" svg:height="0.85cm" svg:x="0.575cm" svg:y="9.45cm" draw:control="control24"/>
        <draw:control draw:style-name="gr1" draw:text-style-name="P1" draw:layer="controls" svg:width="3.1cm" svg:height="0.85cm" svg:x="6.725cm" svg:y="7.75cm" draw:control="control25"/>
        <draw:control draw:style-name="gr1" draw:text-style-name="P1" draw:layer="controls" svg:width="3.1cm" svg:height="0.85cm" svg:x="6.725cm" svg:y="8.6cm" draw:control="control26"/>
        <draw:control draw:style-name="gr1" draw:text-style-name="P1" draw:layer="controls" svg:width="3.1cm" svg:height="0.85cm" svg:x="6.725cm" svg:y="9.45cm" draw:control="control27"/>
        <draw:control draw:style-name="gr1" draw:text-style-name="P1" draw:layer="controls" svg:width="2.75cm" svg:height="0.85cm" svg:x="13.825cm" svg:y="7.75cm" draw:control="control28"/>
        <draw:control draw:style-name="gr1" draw:text-style-name="P1" draw:layer="controls" svg:width="2.75cm" svg:height="0.85cm" svg:x="13.825cm" svg:y="8.6cm" draw:control="control29"/>
        <draw:control draw:style-name="gr1" draw:text-style-name="P1" draw:layer="controls" svg:width="2.75cm" svg:height="0.85cm" svg:x="13.825cm" svg:y="9.45cm" draw:control="control30"/>
        <draw:control draw:style-name="gr5" draw:text-style-name="P8" draw:layer="controls" svg:width="0.5cm" svg:height="0.85cm" svg:x="16.625cm" svg:y="7.75cm" draw:control="control31"/>
        <draw:control draw:style-name="gr5" draw:text-style-name="P8" draw:layer="controls" svg:width="0.5cm" svg:height="0.85cm" svg:x="16.975cm" svg:y="7.75cm" draw:control="control32"/>
        <draw:control draw:style-name="gr5" draw:text-style-name="P8" draw:layer="controls" svg:width="0.5cm" svg:height="0.85cm" svg:x="17.325cm" svg:y="7.75cm" draw:control="control33"/>
        <draw:control draw:style-name="gr5" draw:text-style-name="P8" draw:layer="controls" svg:width="0.5cm" svg:height="0.85cm" svg:x="17.675cm" svg:y="7.75cm" draw:control="control34"/>
        <draw:control draw:style-name="gr5" draw:text-style-name="P8" draw:layer="controls" svg:width="0.5cm" svg:height="0.85cm" svg:x="18.025cm" svg:y="7.75cm" draw:control="control35"/>
        <draw:control draw:style-name="gr5" draw:text-style-name="P8" draw:layer="controls" svg:width="0.5cm" svg:height="0.85cm" svg:x="18.525cm" svg:y="7.75cm" draw:control="control36"/>
        <draw:control draw:style-name="gr5" draw:text-style-name="P8" draw:layer="controls" svg:width="0.5cm" svg:height="0.85cm" svg:x="18.875cm" svg:y="7.75cm" draw:control="control37"/>
        <draw:control draw:style-name="gr5" draw:text-style-name="P8" draw:layer="controls" svg:width="0.5cm" svg:height="0.85cm" svg:x="19.225cm" svg:y="7.75cm" draw:control="control38"/>
        <draw:control draw:style-name="gr5" draw:text-style-name="P8" draw:layer="controls" svg:width="0.5cm" svg:height="0.85cm" svg:x="19.575cm" svg:y="7.75cm" draw:control="control39"/>
        <draw:control draw:style-name="gr5" draw:text-style-name="P8" draw:layer="controls" svg:width="0.5cm" svg:height="0.85cm" svg:x="19.925cm" svg:y="7.75cm" draw:control="control40"/>
        <draw:control draw:style-name="gr5" draw:text-style-name="P8" draw:layer="controls" svg:width="0.5cm" svg:height="0.85cm" svg:x="16.625cm" svg:y="8.6cm" draw:control="control41"/>
        <draw:control draw:style-name="gr5" draw:text-style-name="P8" draw:layer="controls" svg:width="0.5cm" svg:height="0.85cm" svg:x="16.975cm" svg:y="8.6cm" draw:control="control42"/>
        <draw:control draw:style-name="gr5" draw:text-style-name="P8" draw:layer="controls" svg:width="0.5cm" svg:height="0.85cm" svg:x="17.325cm" svg:y="8.6cm" draw:control="control43"/>
        <draw:control draw:style-name="gr5" draw:text-style-name="P8" draw:layer="controls" svg:width="0.5cm" svg:height="0.85cm" svg:x="17.675cm" svg:y="8.6cm" draw:control="control44"/>
        <draw:control draw:style-name="gr5" draw:text-style-name="P8" draw:layer="controls" svg:width="0.5cm" svg:height="0.85cm" svg:x="18.025cm" svg:y="8.6cm" draw:control="control45"/>
        <draw:control draw:style-name="gr5" draw:text-style-name="P8" draw:layer="controls" svg:width="0.5cm" svg:height="0.85cm" svg:x="18.525cm" svg:y="8.6cm" draw:control="control46"/>
        <draw:control draw:style-name="gr5" draw:text-style-name="P8" draw:layer="controls" svg:width="0.5cm" svg:height="0.85cm" svg:x="18.875cm" svg:y="8.6cm" draw:control="control47"/>
        <draw:control draw:style-name="gr5" draw:text-style-name="P8" draw:layer="controls" svg:width="0.5cm" svg:height="0.85cm" svg:x="19.225cm" svg:y="8.6cm" draw:control="control48"/>
        <draw:control draw:style-name="gr5" draw:text-style-name="P8" draw:layer="controls" svg:width="0.5cm" svg:height="0.85cm" svg:x="19.575cm" svg:y="8.6cm" draw:control="control49"/>
        <draw:control draw:style-name="gr5" draw:text-style-name="P8" draw:layer="controls" svg:width="0.5cm" svg:height="0.85cm" svg:x="19.925cm" svg:y="8.6cm" draw:control="control50"/>
        <draw:control draw:style-name="gr5" draw:text-style-name="P8" draw:layer="controls" svg:width="0.5cm" svg:height="0.85cm" svg:x="16.625cm" svg:y="9.45cm" draw:control="control51"/>
        <draw:control draw:style-name="gr5" draw:text-style-name="P8" draw:layer="controls" svg:width="0.5cm" svg:height="0.85cm" svg:x="16.975cm" svg:y="9.45cm" draw:control="control52"/>
        <draw:control draw:style-name="gr5" draw:text-style-name="P8" draw:layer="controls" svg:width="0.5cm" svg:height="0.85cm" svg:x="17.325cm" svg:y="9.45cm" draw:control="control53"/>
        <draw:control draw:style-name="gr5" draw:text-style-name="P8" draw:layer="controls" svg:width="0.5cm" svg:height="0.85cm" svg:x="17.675cm" svg:y="9.45cm" draw:control="control54"/>
        <draw:control draw:style-name="gr5" draw:text-style-name="P8" draw:layer="controls" svg:width="0.5cm" svg:height="0.85cm" svg:x="18.025cm" svg:y="9.45cm" draw:control="control55"/>
        <draw:control draw:style-name="gr5" draw:text-style-name="P8" draw:layer="controls" svg:width="0.5cm" svg:height="0.85cm" svg:x="18.525cm" svg:y="9.45cm" draw:control="control56"/>
        <draw:control draw:style-name="gr5" draw:text-style-name="P8" draw:layer="controls" svg:width="0.5cm" svg:height="0.85cm" svg:x="18.875cm" svg:y="9.45cm" draw:control="control57"/>
        <draw:control draw:style-name="gr5" draw:text-style-name="P8" draw:layer="controls" svg:width="0.5cm" svg:height="0.85cm" svg:x="19.225cm" svg:y="9.45cm" draw:control="control58"/>
        <draw:control draw:style-name="gr5" draw:text-style-name="P8" draw:layer="controls" svg:width="0.5cm" svg:height="0.85cm" svg:x="19.575cm" svg:y="9.45cm" draw:control="control59"/>
        <draw:control draw:style-name="gr5" draw:text-style-name="P8" draw:layer="controls" svg:width="0.5cm" svg:height="0.85cm" svg:x="19.925cm" svg:y="9.45cm" draw:control="control60"/>
        <draw:control draw:style-name="gr5" draw:text-style-name="P8" draw:layer="controls" svg:width="0.5cm" svg:height="0.85cm" svg:x="9.875cm" svg:y="7.75cm" draw:control="control477"/>
        <draw:control draw:style-name="gr5" draw:text-style-name="P8" draw:layer="controls" svg:width="0.5cm" svg:height="0.85cm" svg:x="10.225cm" svg:y="7.75cm" draw:control="control478"/>
        <draw:control draw:style-name="gr5" draw:text-style-name="P8" draw:layer="controls" svg:width="0.5cm" svg:height="0.85cm" svg:x="10.575cm" svg:y="7.75cm" draw:control="control479"/>
        <draw:control draw:style-name="gr5" draw:text-style-name="P8" draw:layer="controls" svg:width="0.5cm" svg:height="0.85cm" svg:x="10.925cm" svg:y="7.75cm" draw:control="control480"/>
        <draw:control draw:style-name="gr5" draw:text-style-name="P8" draw:layer="controls" svg:width="0.5cm" svg:height="0.85cm" svg:x="11.275cm" svg:y="7.75cm" draw:control="control481"/>
        <draw:control draw:style-name="gr5" draw:text-style-name="P8" draw:layer="controls" svg:width="0.5cm" svg:height="0.85cm" svg:x="11.775cm" svg:y="7.75cm" draw:control="control482"/>
        <draw:control draw:style-name="gr5" draw:text-style-name="P8" draw:layer="controls" svg:width="0.5cm" svg:height="0.85cm" svg:x="12.125cm" svg:y="7.75cm" draw:control="control483"/>
        <draw:control draw:style-name="gr5" draw:text-style-name="P8" draw:layer="controls" svg:width="0.5cm" svg:height="0.85cm" svg:x="12.475cm" svg:y="7.75cm" draw:control="control484"/>
        <draw:control draw:style-name="gr5" draw:text-style-name="P8" draw:layer="controls" svg:width="0.5cm" svg:height="0.85cm" svg:x="12.825cm" svg:y="7.75cm" draw:control="control485"/>
        <draw:control draw:style-name="gr5" draw:text-style-name="P8" draw:layer="controls" svg:width="0.5cm" svg:height="0.85cm" svg:x="13.175cm" svg:y="7.75cm" draw:control="control486"/>
        <draw:control draw:style-name="gr5" draw:text-style-name="P8" draw:layer="controls" svg:width="0.5cm" svg:height="0.85cm" svg:x="9.875cm" svg:y="8.6cm" draw:control="control487"/>
        <draw:control draw:style-name="gr5" draw:text-style-name="P8" draw:layer="controls" svg:width="0.5cm" svg:height="0.85cm" svg:x="10.225cm" svg:y="8.6cm" draw:control="control488"/>
        <draw:control draw:style-name="gr5" draw:text-style-name="P8" draw:layer="controls" svg:width="0.5cm" svg:height="0.85cm" svg:x="10.575cm" svg:y="8.6cm" draw:control="control489"/>
        <draw:control draw:style-name="gr5" draw:text-style-name="P8" draw:layer="controls" svg:width="0.5cm" svg:height="0.85cm" svg:x="10.925cm" svg:y="8.6cm" draw:control="control490"/>
        <draw:control draw:style-name="gr5" draw:text-style-name="P8" draw:layer="controls" svg:width="0.5cm" svg:height="0.85cm" svg:x="11.275cm" svg:y="8.6cm" draw:control="control491"/>
        <draw:control draw:style-name="gr5" draw:text-style-name="P8" draw:layer="controls" svg:width="0.5cm" svg:height="0.85cm" svg:x="11.775cm" svg:y="8.6cm" draw:control="control492"/>
        <draw:control draw:style-name="gr5" draw:text-style-name="P8" draw:layer="controls" svg:width="0.5cm" svg:height="0.85cm" svg:x="12.125cm" svg:y="8.6cm" draw:control="control493"/>
        <draw:control draw:style-name="gr5" draw:text-style-name="P8" draw:layer="controls" svg:width="0.5cm" svg:height="0.85cm" svg:x="12.475cm" svg:y="8.6cm" draw:control="control494"/>
        <draw:control draw:style-name="gr5" draw:text-style-name="P8" draw:layer="controls" svg:width="0.5cm" svg:height="0.85cm" svg:x="12.825cm" svg:y="8.6cm" draw:control="control495"/>
        <draw:control draw:style-name="gr5" draw:text-style-name="P8" draw:layer="controls" svg:width="0.5cm" svg:height="0.85cm" svg:x="13.175cm" svg:y="8.6cm" draw:control="control496"/>
        <draw:control draw:style-name="gr5" draw:text-style-name="P8" draw:layer="controls" svg:width="0.5cm" svg:height="0.85cm" svg:x="9.875cm" svg:y="9.45cm" draw:control="control497"/>
        <draw:control draw:style-name="gr5" draw:text-style-name="P8" draw:layer="controls" svg:width="0.5cm" svg:height="0.85cm" svg:x="10.225cm" svg:y="9.45cm" draw:control="control498"/>
        <draw:control draw:style-name="gr5" draw:text-style-name="P8" draw:layer="controls" svg:width="0.5cm" svg:height="0.85cm" svg:x="10.575cm" svg:y="9.45cm" draw:control="control499"/>
        <draw:control draw:style-name="gr5" draw:text-style-name="P8" draw:layer="controls" svg:width="0.5cm" svg:height="0.85cm" svg:x="10.925cm" svg:y="9.45cm" draw:control="control500"/>
        <draw:control draw:style-name="gr5" draw:text-style-name="P8" draw:layer="controls" svg:width="0.5cm" svg:height="0.85cm" svg:x="11.275cm" svg:y="9.45cm" draw:control="control501"/>
        <draw:control draw:style-name="gr5" draw:text-style-name="P8" draw:layer="controls" svg:width="0.5cm" svg:height="0.85cm" svg:x="11.775cm" svg:y="9.45cm" draw:control="control502"/>
        <draw:control draw:style-name="gr5" draw:text-style-name="P8" draw:layer="controls" svg:width="0.5cm" svg:height="0.85cm" svg:x="12.125cm" svg:y="9.45cm" draw:control="control503"/>
        <draw:control draw:style-name="gr5" draw:text-style-name="P8" draw:layer="controls" svg:width="0.5cm" svg:height="0.85cm" svg:x="12.475cm" svg:y="9.45cm" draw:control="control504"/>
        <draw:control draw:style-name="gr5" draw:text-style-name="P8" draw:layer="controls" svg:width="0.5cm" svg:height="0.85cm" svg:x="12.825cm" svg:y="9.45cm" draw:control="control505"/>
        <draw:control draw:style-name="gr5" draw:text-style-name="P8" draw:layer="controls" svg:width="0.5cm" svg:height="0.85cm" svg:x="13.175cm" svg:y="9.45cm" draw:control="control506"/>
        <draw:control draw:style-name="gr5" draw:text-style-name="P8" draw:layer="controls" svg:width="0.5cm" svg:height="0.85cm" svg:x="2.875cm" svg:y="7.75cm" draw:control="control507"/>
        <draw:control draw:style-name="gr5" draw:text-style-name="P8" draw:layer="controls" svg:width="0.5cm" svg:height="0.85cm" svg:x="3.225cm" svg:y="7.75cm" draw:control="control508"/>
        <draw:control draw:style-name="gr5" draw:text-style-name="P8" draw:layer="controls" svg:width="0.5cm" svg:height="0.85cm" svg:x="3.575cm" svg:y="7.75cm" draw:control="control509"/>
        <draw:control draw:style-name="gr5" draw:text-style-name="P8" draw:layer="controls" svg:width="0.5cm" svg:height="0.85cm" svg:x="3.925cm" svg:y="7.75cm" draw:control="control510"/>
        <draw:control draw:style-name="gr5" draw:text-style-name="P8" draw:layer="controls" svg:width="0.5cm" svg:height="0.85cm" svg:x="4.275cm" svg:y="7.75cm" draw:control="control511"/>
        <draw:control draw:style-name="gr5" draw:text-style-name="P8" draw:layer="controls" svg:width="0.5cm" svg:height="0.85cm" svg:x="4.775cm" svg:y="7.75cm" draw:control="control512"/>
        <draw:control draw:style-name="gr5" draw:text-style-name="P8" draw:layer="controls" svg:width="0.5cm" svg:height="0.85cm" svg:x="5.125cm" svg:y="7.75cm" draw:control="control513"/>
        <draw:control draw:style-name="gr5" draw:text-style-name="P8" draw:layer="controls" svg:width="0.5cm" svg:height="0.85cm" svg:x="5.475cm" svg:y="7.75cm" draw:control="control514"/>
        <draw:control draw:style-name="gr5" draw:text-style-name="P8" draw:layer="controls" svg:width="0.5cm" svg:height="0.85cm" svg:x="5.825cm" svg:y="7.75cm" draw:control="control515"/>
        <draw:control draw:style-name="gr5" draw:text-style-name="P8" draw:layer="controls" svg:width="0.5cm" svg:height="0.85cm" svg:x="6.175cm" svg:y="7.75cm" draw:control="control516"/>
        <draw:control draw:style-name="gr5" draw:text-style-name="P8" draw:layer="controls" svg:width="0.5cm" svg:height="0.85cm" svg:x="2.875cm" svg:y="8.6cm" draw:control="control517"/>
        <draw:control draw:style-name="gr5" draw:text-style-name="P8" draw:layer="controls" svg:width="0.5cm" svg:height="0.85cm" svg:x="3.225cm" svg:y="8.6cm" draw:control="control518"/>
        <draw:control draw:style-name="gr5" draw:text-style-name="P8" draw:layer="controls" svg:width="0.5cm" svg:height="0.85cm" svg:x="3.575cm" svg:y="8.6cm" draw:control="control519"/>
        <draw:control draw:style-name="gr5" draw:text-style-name="P8" draw:layer="controls" svg:width="0.5cm" svg:height="0.85cm" svg:x="3.925cm" svg:y="8.6cm" draw:control="control520"/>
        <draw:control draw:style-name="gr5" draw:text-style-name="P8" draw:layer="controls" svg:width="0.5cm" svg:height="0.85cm" svg:x="4.275cm" svg:y="8.6cm" draw:control="control521"/>
        <draw:control draw:style-name="gr5" draw:text-style-name="P8" draw:layer="controls" svg:width="0.5cm" svg:height="0.85cm" svg:x="4.775cm" svg:y="8.6cm" draw:control="control522"/>
        <draw:control draw:style-name="gr5" draw:text-style-name="P8" draw:layer="controls" svg:width="0.5cm" svg:height="0.85cm" svg:x="5.125cm" svg:y="8.6cm" draw:control="control523"/>
        <draw:control draw:style-name="gr5" draw:text-style-name="P8" draw:layer="controls" svg:width="0.5cm" svg:height="0.85cm" svg:x="5.475cm" svg:y="8.6cm" draw:control="control524"/>
        <draw:control draw:style-name="gr5" draw:text-style-name="P8" draw:layer="controls" svg:width="0.5cm" svg:height="0.85cm" svg:x="5.825cm" svg:y="8.6cm" draw:control="control525"/>
        <draw:control draw:style-name="gr5" draw:text-style-name="P8" draw:layer="controls" svg:width="0.5cm" svg:height="0.85cm" svg:x="6.175cm" svg:y="8.6cm" draw:control="control526"/>
        <draw:control draw:style-name="gr5" draw:text-style-name="P8" draw:layer="controls" svg:width="0.5cm" svg:height="0.85cm" svg:x="2.875cm" svg:y="9.45cm" draw:control="control527"/>
        <draw:control draw:style-name="gr5" draw:text-style-name="P8" draw:layer="controls" svg:width="0.5cm" svg:height="0.85cm" svg:x="3.225cm" svg:y="9.45cm" draw:control="control528"/>
        <draw:control draw:style-name="gr5" draw:text-style-name="P8" draw:layer="controls" svg:width="0.5cm" svg:height="0.85cm" svg:x="3.575cm" svg:y="9.45cm" draw:control="control529"/>
        <draw:control draw:style-name="gr5" draw:text-style-name="P8" draw:layer="controls" svg:width="0.5cm" svg:height="0.85cm" svg:x="3.925cm" svg:y="9.45cm" draw:control="control530"/>
        <draw:control draw:style-name="gr5" draw:text-style-name="P8" draw:layer="controls" svg:width="0.5cm" svg:height="0.85cm" svg:x="4.275cm" svg:y="9.45cm" draw:control="control531"/>
        <draw:control draw:style-name="gr5" draw:text-style-name="P8" draw:layer="controls" svg:width="0.5cm" svg:height="0.85cm" svg:x="4.775cm" svg:y="9.45cm" draw:control="control532"/>
        <draw:control draw:style-name="gr5" draw:text-style-name="P8" draw:layer="controls" svg:width="0.5cm" svg:height="0.85cm" svg:x="5.125cm" svg:y="9.45cm" draw:control="control533"/>
        <draw:control draw:style-name="gr5" draw:text-style-name="P8" draw:layer="controls" svg:width="0.5cm" svg:height="0.85cm" svg:x="5.475cm" svg:y="9.45cm" draw:control="control534"/>
        <draw:control draw:style-name="gr5" draw:text-style-name="P8" draw:layer="controls" svg:width="0.5cm" svg:height="0.85cm" svg:x="5.825cm" svg:y="9.45cm" draw:control="control535"/>
        <draw:control draw:style-name="gr5" draw:text-style-name="P8" draw:layer="controls" svg:width="0.5cm" svg:height="0.85cm" svg:x="6.175cm" svg:y="9.45cm" draw:control="control536"/>
        <draw:control draw:style-name="gr5" draw:text-style-name="P8" draw:layer="controls" svg:width="0.5cm" svg:height="0.85cm" svg:x="1.86cm" svg:y="11.35cm" draw:control="control61"/>
        <draw:control draw:style-name="gr5" draw:text-style-name="P8" draw:layer="controls" svg:width="0.5cm" svg:height="0.85cm" svg:x="2.21cm" svg:y="11.35cm" draw:control="control62"/>
        <draw:control draw:style-name="gr5" draw:text-style-name="P8" draw:layer="controls" svg:width="0.5cm" svg:height="0.85cm" svg:x="2.56cm" svg:y="11.35cm" draw:control="control63"/>
        <draw:control draw:style-name="gr5" draw:text-style-name="P8" draw:layer="controls" svg:width="0.5cm" svg:height="0.85cm" svg:x="2.91cm" svg:y="11.35cm" draw:control="control64"/>
        <draw:control draw:style-name="gr5" draw:text-style-name="P8" draw:layer="controls" svg:width="0.5cm" svg:height="0.85cm" svg:x="3.26cm" svg:y="11.35cm" draw:control="control65"/>
        <draw:control draw:style-name="gr5" draw:text-style-name="P8" draw:layer="controls" svg:width="0.5cm" svg:height="0.85cm" svg:x="3.765cm" svg:y="11.35cm" draw:control="control66"/>
        <draw:control draw:style-name="gr5" draw:text-style-name="P8" draw:layer="controls" svg:width="0.5cm" svg:height="0.85cm" svg:x="4.115cm" svg:y="11.35cm" draw:control="control67"/>
        <draw:control draw:style-name="gr5" draw:text-style-name="P8" draw:layer="controls" svg:width="0.5cm" svg:height="0.85cm" svg:x="4.465cm" svg:y="11.35cm" draw:control="control68"/>
        <draw:control draw:style-name="gr5" draw:text-style-name="P8" draw:layer="controls" svg:width="0.5cm" svg:height="0.85cm" svg:x="4.815cm" svg:y="11.35cm" draw:control="control69"/>
        <draw:control draw:style-name="gr5" draw:text-style-name="P8" draw:layer="controls" svg:width="0.5cm" svg:height="0.85cm" svg:x="5.165cm" svg:y="11.35cm" draw:control="control70"/>
        <draw:control draw:style-name="gr5" draw:text-style-name="P8" draw:layer="controls" svg:width="0.5cm" svg:height="0.85cm" svg:x="1.86cm" svg:y="11.95cm" draw:control="control71"/>
        <draw:control draw:style-name="gr5" draw:text-style-name="P8" draw:layer="controls" svg:width="0.5cm" svg:height="0.85cm" svg:x="2.21cm" svg:y="11.95cm" draw:control="control72"/>
        <draw:control draw:style-name="gr5" draw:text-style-name="P8" draw:layer="controls" svg:width="0.5cm" svg:height="0.85cm" svg:x="2.56cm" svg:y="11.95cm" draw:control="control73"/>
        <draw:control draw:style-name="gr5" draw:text-style-name="P8" draw:layer="controls" svg:width="0.5cm" svg:height="0.85cm" svg:x="2.91cm" svg:y="11.95cm" draw:control="control74"/>
        <draw:control draw:style-name="gr5" draw:text-style-name="P8" draw:layer="controls" svg:width="0.5cm" svg:height="0.85cm" svg:x="3.26cm" svg:y="11.95cm" draw:control="control75"/>
        <draw:control draw:style-name="gr5" draw:text-style-name="P8" draw:layer="controls" svg:width="0.5cm" svg:height="0.85cm" svg:x="3.765cm" svg:y="11.95cm" draw:control="control76"/>
        <draw:control draw:style-name="gr5" draw:text-style-name="P8" draw:layer="controls" svg:width="0.5cm" svg:height="0.85cm" svg:x="4.115cm" svg:y="11.95cm" draw:control="control77"/>
        <draw:control draw:style-name="gr5" draw:text-style-name="P8" draw:layer="controls" svg:width="0.5cm" svg:height="0.85cm" svg:x="4.465cm" svg:y="11.95cm" draw:control="control78"/>
        <draw:control draw:style-name="gr5" draw:text-style-name="P8" draw:layer="controls" svg:width="0.5cm" svg:height="0.85cm" svg:x="4.815cm" svg:y="11.95cm" draw:control="control79"/>
        <draw:control draw:style-name="gr5" draw:text-style-name="P8" draw:layer="controls" svg:width="0.5cm" svg:height="0.85cm" svg:x="5.165cm" svg:y="11.95cm" draw:control="control80"/>
        <draw:control draw:style-name="gr5" draw:text-style-name="P8" draw:layer="controls" svg:width="0.5cm" svg:height="0.85cm" svg:x="1.86cm" svg:y="12.55cm" draw:control="control81"/>
        <draw:control draw:style-name="gr5" draw:text-style-name="P8" draw:layer="controls" svg:width="0.5cm" svg:height="0.85cm" svg:x="2.21cm" svg:y="12.55cm" draw:control="control82"/>
        <draw:control draw:style-name="gr5" draw:text-style-name="P8" draw:layer="controls" svg:width="0.5cm" svg:height="0.85cm" svg:x="2.56cm" svg:y="12.55cm" draw:control="control83"/>
        <draw:control draw:style-name="gr5" draw:text-style-name="P8" draw:layer="controls" svg:width="0.5cm" svg:height="0.85cm" svg:x="2.91cm" svg:y="12.55cm" draw:control="control84"/>
        <draw:control draw:style-name="gr5" draw:text-style-name="P8" draw:layer="controls" svg:width="0.5cm" svg:height="0.85cm" svg:x="3.26cm" svg:y="12.55cm" draw:control="control85"/>
        <draw:control draw:style-name="gr5" draw:text-style-name="P8" draw:layer="controls" svg:width="0.5cm" svg:height="0.85cm" svg:x="3.765cm" svg:y="12.55cm" draw:control="control86"/>
        <draw:control draw:style-name="gr5" draw:text-style-name="P8" draw:layer="controls" svg:width="0.5cm" svg:height="0.85cm" svg:x="4.115cm" svg:y="12.55cm" draw:control="control87"/>
        <draw:control draw:style-name="gr5" draw:text-style-name="P8" draw:layer="controls" svg:width="0.5cm" svg:height="0.85cm" svg:x="4.465cm" svg:y="12.55cm" draw:control="control88"/>
        <draw:control draw:style-name="gr5" draw:text-style-name="P8" draw:layer="controls" svg:width="0.5cm" svg:height="0.85cm" svg:x="4.815cm" svg:y="12.55cm" draw:control="control89"/>
        <draw:control draw:style-name="gr5" draw:text-style-name="P8" draw:layer="controls" svg:width="0.5cm" svg:height="0.85cm" svg:x="5.165cm" svg:y="12.55cm" draw:control="control90"/>
        <draw:control draw:style-name="gr5" draw:text-style-name="P8" draw:layer="controls" svg:width="0.5cm" svg:height="0.85cm" svg:x="5.67cm" svg:y="11.35cm" draw:control="control91"/>
        <draw:control draw:style-name="gr5" draw:text-style-name="P8" draw:layer="controls" svg:width="0.5cm" svg:height="0.85cm" svg:x="6.02cm" svg:y="11.35cm" draw:control="control92"/>
        <draw:control draw:style-name="gr5" draw:text-style-name="P8" draw:layer="controls" svg:width="0.5cm" svg:height="0.85cm" svg:x="6.37cm" svg:y="11.35cm" draw:control="control93"/>
        <draw:control draw:style-name="gr5" draw:text-style-name="P8" draw:layer="controls" svg:width="0.5cm" svg:height="0.85cm" svg:x="6.72cm" svg:y="11.35cm" draw:control="control94"/>
        <draw:control draw:style-name="gr5" draw:text-style-name="P8" draw:layer="controls" svg:width="0.5cm" svg:height="0.85cm" svg:x="7.07cm" svg:y="11.35cm" draw:control="control95"/>
        <draw:control draw:style-name="gr5" draw:text-style-name="P8" draw:layer="controls" svg:width="0.5cm" svg:height="0.85cm" svg:x="7.575cm" svg:y="11.35cm" draw:control="control96"/>
        <draw:control draw:style-name="gr5" draw:text-style-name="P8" draw:layer="controls" svg:width="0.5cm" svg:height="0.85cm" svg:x="7.925cm" svg:y="11.35cm" draw:control="control97"/>
        <draw:control draw:style-name="gr5" draw:text-style-name="P8" draw:layer="controls" svg:width="0.5cm" svg:height="0.85cm" svg:x="8.275cm" svg:y="11.35cm" draw:control="control98"/>
        <draw:control draw:style-name="gr5" draw:text-style-name="P8" draw:layer="controls" svg:width="0.5cm" svg:height="0.85cm" svg:x="8.625cm" svg:y="11.35cm" draw:control="control99"/>
        <draw:control draw:style-name="gr5" draw:text-style-name="P8" draw:layer="controls" svg:width="0.5cm" svg:height="0.85cm" svg:x="8.975cm" svg:y="11.35cm" draw:control="control100"/>
        <draw:control draw:style-name="gr5" draw:text-style-name="P8" draw:layer="controls" svg:width="0.5cm" svg:height="0.85cm" svg:x="5.67cm" svg:y="11.95cm" draw:control="control101"/>
        <draw:control draw:style-name="gr5" draw:text-style-name="P8" draw:layer="controls" svg:width="0.5cm" svg:height="0.85cm" svg:x="6.02cm" svg:y="11.95cm" draw:control="control102"/>
        <draw:control draw:style-name="gr5" draw:text-style-name="P8" draw:layer="controls" svg:width="0.5cm" svg:height="0.85cm" svg:x="6.37cm" svg:y="11.95cm" draw:control="control103"/>
        <draw:control draw:style-name="gr5" draw:text-style-name="P8" draw:layer="controls" svg:width="0.5cm" svg:height="0.85cm" svg:x="6.72cm" svg:y="11.95cm" draw:control="control104"/>
        <draw:control draw:style-name="gr5" draw:text-style-name="P8" draw:layer="controls" svg:width="0.5cm" svg:height="0.85cm" svg:x="7.07cm" svg:y="11.95cm" draw:control="control105"/>
        <draw:control draw:style-name="gr5" draw:text-style-name="P8" draw:layer="controls" svg:width="0.5cm" svg:height="0.85cm" svg:x="7.575cm" svg:y="11.95cm" draw:control="control106"/>
        <draw:control draw:style-name="gr5" draw:text-style-name="P8" draw:layer="controls" svg:width="0.5cm" svg:height="0.85cm" svg:x="7.925cm" svg:y="11.95cm" draw:control="control107"/>
        <draw:control draw:style-name="gr5" draw:text-style-name="P8" draw:layer="controls" svg:width="0.5cm" svg:height="0.85cm" svg:x="8.275cm" svg:y="11.95cm" draw:control="control108"/>
        <draw:control draw:style-name="gr5" draw:text-style-name="P8" draw:layer="controls" svg:width="0.5cm" svg:height="0.85cm" svg:x="8.625cm" svg:y="11.95cm" draw:control="control109"/>
        <draw:control draw:style-name="gr5" draw:text-style-name="P8" draw:layer="controls" svg:width="0.5cm" svg:height="0.85cm" svg:x="8.975cm" svg:y="11.95cm" draw:control="control110"/>
        <draw:control draw:style-name="gr5" draw:text-style-name="P8" draw:layer="controls" svg:width="0.5cm" svg:height="0.85cm" svg:x="5.67cm" svg:y="12.55cm" draw:control="control111"/>
        <draw:control draw:style-name="gr5" draw:text-style-name="P8" draw:layer="controls" svg:width="0.5cm" svg:height="0.85cm" svg:x="6.02cm" svg:y="12.55cm" draw:control="control112"/>
        <draw:control draw:style-name="gr5" draw:text-style-name="P8" draw:layer="controls" svg:width="0.5cm" svg:height="0.85cm" svg:x="6.37cm" svg:y="12.55cm" draw:control="control113"/>
        <draw:control draw:style-name="gr5" draw:text-style-name="P8" draw:layer="controls" svg:width="0.5cm" svg:height="0.85cm" svg:x="6.72cm" svg:y="12.55cm" draw:control="control114"/>
        <draw:control draw:style-name="gr5" draw:text-style-name="P8" draw:layer="controls" svg:width="0.5cm" svg:height="0.85cm" svg:x="7.07cm" svg:y="12.55cm" draw:control="control115"/>
        <draw:control draw:style-name="gr5" draw:text-style-name="P8" draw:layer="controls" svg:width="0.5cm" svg:height="0.85cm" svg:x="7.575cm" svg:y="12.55cm" draw:control="control116"/>
        <draw:control draw:style-name="gr5" draw:text-style-name="P8" draw:layer="controls" svg:width="0.5cm" svg:height="0.85cm" svg:x="7.925cm" svg:y="12.55cm" draw:control="control117"/>
        <draw:control draw:style-name="gr5" draw:text-style-name="P8" draw:layer="controls" svg:width="0.5cm" svg:height="0.85cm" svg:x="8.275cm" svg:y="12.55cm" draw:control="control118"/>
        <draw:control draw:style-name="gr5" draw:text-style-name="P8" draw:layer="controls" svg:width="0.5cm" svg:height="0.85cm" svg:x="8.625cm" svg:y="12.55cm" draw:control="control119"/>
        <draw:control draw:style-name="gr5" draw:text-style-name="P8" draw:layer="controls" svg:width="0.5cm" svg:height="0.85cm" svg:x="8.975cm" svg:y="12.55cm" draw:control="control120"/>
        <draw:control draw:style-name="gr5" draw:text-style-name="P8" draw:layer="controls" svg:width="0.5cm" svg:height="0.85cm" svg:x="11.525cm" svg:y="11.35cm" draw:control="control537"/>
        <draw:control draw:style-name="gr5" draw:text-style-name="P8" draw:layer="controls" svg:width="0.5cm" svg:height="0.85cm" svg:x="11.875cm" svg:y="11.35cm" draw:control="control538"/>
        <draw:control draw:style-name="gr5" draw:text-style-name="P8" draw:layer="controls" svg:width="0.5cm" svg:height="0.85cm" svg:x="12.225cm" svg:y="11.35cm" draw:control="control539"/>
        <draw:control draw:style-name="gr5" draw:text-style-name="P8" draw:layer="controls" svg:width="0.5cm" svg:height="0.85cm" svg:x="12.575cm" svg:y="11.35cm" draw:control="control540"/>
        <draw:control draw:style-name="gr5" draw:text-style-name="P8" draw:layer="controls" svg:width="0.5cm" svg:height="0.85cm" svg:x="12.925cm" svg:y="11.35cm" draw:control="control541"/>
        <draw:control draw:style-name="gr5" draw:text-style-name="P8" draw:layer="controls" svg:width="0.5cm" svg:height="0.85cm" svg:x="13.43cm" svg:y="11.35cm" draw:control="control542"/>
        <draw:control draw:style-name="gr5" draw:text-style-name="P8" draw:layer="controls" svg:width="0.5cm" svg:height="0.85cm" svg:x="13.78cm" svg:y="11.35cm" draw:control="control543"/>
        <draw:control draw:style-name="gr5" draw:text-style-name="P8" draw:layer="controls" svg:width="0.5cm" svg:height="0.85cm" svg:x="14.13cm" svg:y="11.35cm" draw:control="control544"/>
        <draw:control draw:style-name="gr5" draw:text-style-name="P8" draw:layer="controls" svg:width="0.5cm" svg:height="0.85cm" svg:x="14.48cm" svg:y="11.35cm" draw:control="control545"/>
        <draw:control draw:style-name="gr5" draw:text-style-name="P8" draw:layer="controls" svg:width="0.5cm" svg:height="0.85cm" svg:x="14.83cm" svg:y="11.35cm" draw:control="control546"/>
        <draw:control draw:style-name="gr5" draw:text-style-name="P8" draw:layer="controls" svg:width="0.5cm" svg:height="0.85cm" svg:x="11.525cm" svg:y="11.95cm" draw:control="control547"/>
        <draw:control draw:style-name="gr5" draw:text-style-name="P8" draw:layer="controls" svg:width="0.5cm" svg:height="0.85cm" svg:x="11.875cm" svg:y="11.95cm" draw:control="control548"/>
        <draw:control draw:style-name="gr5" draw:text-style-name="P8" draw:layer="controls" svg:width="0.5cm" svg:height="0.85cm" svg:x="12.225cm" svg:y="11.95cm" draw:control="control549"/>
        <draw:control draw:style-name="gr5" draw:text-style-name="P8" draw:layer="controls" svg:width="0.5cm" svg:height="0.85cm" svg:x="12.575cm" svg:y="11.95cm" draw:control="control550"/>
        <draw:control draw:style-name="gr5" draw:text-style-name="P8" draw:layer="controls" svg:width="0.5cm" svg:height="0.85cm" svg:x="12.925cm" svg:y="11.95cm" draw:control="control551"/>
        <draw:control draw:style-name="gr5" draw:text-style-name="P8" draw:layer="controls" svg:width="0.5cm" svg:height="0.85cm" svg:x="13.43cm" svg:y="11.95cm" draw:control="control552"/>
        <draw:control draw:style-name="gr5" draw:text-style-name="P8" draw:layer="controls" svg:width="0.5cm" svg:height="0.85cm" svg:x="13.78cm" svg:y="11.95cm" draw:control="control553"/>
        <draw:control draw:style-name="gr5" draw:text-style-name="P8" draw:layer="controls" svg:width="0.5cm" svg:height="0.85cm" svg:x="14.13cm" svg:y="11.95cm" draw:control="control554"/>
        <draw:control draw:style-name="gr5" draw:text-style-name="P8" draw:layer="controls" svg:width="0.5cm" svg:height="0.85cm" svg:x="14.48cm" svg:y="11.95cm" draw:control="control555"/>
        <draw:control draw:style-name="gr5" draw:text-style-name="P8" draw:layer="controls" svg:width="0.5cm" svg:height="0.85cm" svg:x="14.83cm" svg:y="11.95cm" draw:control="control556"/>
        <draw:control draw:style-name="gr5" draw:text-style-name="P8" draw:layer="controls" svg:width="0.5cm" svg:height="0.85cm" svg:x="11.525cm" svg:y="12.55cm" draw:control="control557"/>
        <draw:control draw:style-name="gr5" draw:text-style-name="P8" draw:layer="controls" svg:width="0.5cm" svg:height="0.85cm" svg:x="11.875cm" svg:y="12.55cm" draw:control="control558"/>
        <draw:control draw:style-name="gr5" draw:text-style-name="P8" draw:layer="controls" svg:width="0.5cm" svg:height="0.85cm" svg:x="12.225cm" svg:y="12.55cm" draw:control="control559"/>
        <draw:control draw:style-name="gr5" draw:text-style-name="P8" draw:layer="controls" svg:width="0.5cm" svg:height="0.85cm" svg:x="12.575cm" svg:y="12.55cm" draw:control="control560"/>
        <draw:control draw:style-name="gr5" draw:text-style-name="P8" draw:layer="controls" svg:width="0.5cm" svg:height="0.85cm" svg:x="12.925cm" svg:y="12.55cm" draw:control="control561"/>
        <draw:control draw:style-name="gr5" draw:text-style-name="P8" draw:layer="controls" svg:width="0.5cm" svg:height="0.85cm" svg:x="13.43cm" svg:y="12.55cm" draw:control="control562"/>
        <draw:control draw:style-name="gr5" draw:text-style-name="P8" draw:layer="controls" svg:width="0.5cm" svg:height="0.85cm" svg:x="13.78cm" svg:y="12.55cm" draw:control="control563"/>
        <draw:control draw:style-name="gr5" draw:text-style-name="P8" draw:layer="controls" svg:width="0.5cm" svg:height="0.85cm" svg:x="14.13cm" svg:y="12.55cm" draw:control="control564"/>
        <draw:control draw:style-name="gr5" draw:text-style-name="P8" draw:layer="controls" svg:width="0.5cm" svg:height="0.85cm" svg:x="14.48cm" svg:y="12.55cm" draw:control="control565"/>
        <draw:control draw:style-name="gr5" draw:text-style-name="P8" draw:layer="controls" svg:width="0.5cm" svg:height="0.85cm" svg:x="14.83cm" svg:y="12.55cm" draw:control="control566"/>
        <draw:control draw:style-name="gr5" draw:text-style-name="P8" draw:layer="controls" svg:width="0.5cm" svg:height="0.85cm" svg:x="15.335cm" svg:y="11.35cm" draw:control="control567"/>
        <draw:control draw:style-name="gr5" draw:text-style-name="P8" draw:layer="controls" svg:width="0.5cm" svg:height="0.85cm" svg:x="15.685cm" svg:y="11.35cm" draw:control="control568"/>
        <draw:control draw:style-name="gr5" draw:text-style-name="P8" draw:layer="controls" svg:width="0.5cm" svg:height="0.85cm" svg:x="16.035cm" svg:y="11.35cm" draw:control="control569"/>
        <draw:control draw:style-name="gr5" draw:text-style-name="P8" draw:layer="controls" svg:width="0.5cm" svg:height="0.85cm" svg:x="16.385cm" svg:y="11.35cm" draw:control="control570"/>
        <draw:control draw:style-name="gr5" draw:text-style-name="P8" draw:layer="controls" svg:width="0.5cm" svg:height="0.85cm" svg:x="16.735cm" svg:y="11.35cm" draw:control="control571"/>
        <draw:control draw:style-name="gr5" draw:text-style-name="P8" draw:layer="controls" svg:width="0.5cm" svg:height="0.85cm" svg:x="17.24cm" svg:y="11.35cm" draw:control="control572"/>
        <draw:control draw:style-name="gr5" draw:text-style-name="P8" draw:layer="controls" svg:width="0.5cm" svg:height="0.85cm" svg:x="17.59cm" svg:y="11.35cm" draw:control="control573"/>
        <draw:control draw:style-name="gr5" draw:text-style-name="P8" draw:layer="controls" svg:width="0.5cm" svg:height="0.85cm" svg:x="17.94cm" svg:y="11.35cm" draw:control="control574"/>
        <draw:control draw:style-name="gr5" draw:text-style-name="P8" draw:layer="controls" svg:width="0.5cm" svg:height="0.85cm" svg:x="18.29cm" svg:y="11.35cm" draw:control="control575"/>
        <draw:control draw:style-name="gr5" draw:text-style-name="P8" draw:layer="controls" svg:width="0.5cm" svg:height="0.85cm" svg:x="18.64cm" svg:y="11.35cm" draw:control="control576"/>
        <draw:control draw:style-name="gr5" draw:text-style-name="P8" draw:layer="controls" svg:width="0.5cm" svg:height="0.85cm" svg:x="15.335cm" svg:y="11.95cm" draw:control="control577"/>
        <draw:control draw:style-name="gr5" draw:text-style-name="P8" draw:layer="controls" svg:width="0.5cm" svg:height="0.85cm" svg:x="15.685cm" svg:y="11.95cm" draw:control="control578"/>
        <draw:control draw:style-name="gr5" draw:text-style-name="P8" draw:layer="controls" svg:width="0.5cm" svg:height="0.85cm" svg:x="16.035cm" svg:y="11.95cm" draw:control="control579"/>
        <draw:control draw:style-name="gr5" draw:text-style-name="P8" draw:layer="controls" svg:width="0.5cm" svg:height="0.85cm" svg:x="16.385cm" svg:y="11.95cm" draw:control="control580"/>
        <draw:control draw:style-name="gr5" draw:text-style-name="P8" draw:layer="controls" svg:width="0.5cm" svg:height="0.85cm" svg:x="16.735cm" svg:y="11.95cm" draw:control="control581"/>
        <draw:control draw:style-name="gr5" draw:text-style-name="P8" draw:layer="controls" svg:width="0.5cm" svg:height="0.85cm" svg:x="17.24cm" svg:y="11.95cm" draw:control="control582"/>
        <draw:control draw:style-name="gr5" draw:text-style-name="P8" draw:layer="controls" svg:width="0.5cm" svg:height="0.85cm" svg:x="17.59cm" svg:y="11.95cm" draw:control="control583"/>
        <draw:control draw:style-name="gr5" draw:text-style-name="P8" draw:layer="controls" svg:width="0.5cm" svg:height="0.85cm" svg:x="17.94cm" svg:y="11.95cm" draw:control="control584"/>
        <draw:control draw:style-name="gr5" draw:text-style-name="P8" draw:layer="controls" svg:width="0.5cm" svg:height="0.85cm" svg:x="18.29cm" svg:y="11.95cm" draw:control="control585"/>
        <draw:control draw:style-name="gr5" draw:text-style-name="P8" draw:layer="controls" svg:width="0.5cm" svg:height="0.85cm" svg:x="18.64cm" svg:y="11.95cm" draw:control="control586"/>
        <draw:control draw:style-name="gr5" draw:text-style-name="P8" draw:layer="controls" svg:width="0.5cm" svg:height="0.85cm" svg:x="15.335cm" svg:y="12.55cm" draw:control="control587"/>
        <draw:control draw:style-name="gr5" draw:text-style-name="P8" draw:layer="controls" svg:width="0.5cm" svg:height="0.85cm" svg:x="15.685cm" svg:y="12.55cm" draw:control="control588"/>
        <draw:control draw:style-name="gr5" draw:text-style-name="P8" draw:layer="controls" svg:width="0.5cm" svg:height="0.85cm" svg:x="16.035cm" svg:y="12.55cm" draw:control="control589"/>
        <draw:control draw:style-name="gr5" draw:text-style-name="P8" draw:layer="controls" svg:width="0.5cm" svg:height="0.85cm" svg:x="16.385cm" svg:y="12.55cm" draw:control="control590"/>
        <draw:control draw:style-name="gr5" draw:text-style-name="P8" draw:layer="controls" svg:width="0.5cm" svg:height="0.85cm" svg:x="16.735cm" svg:y="12.55cm" draw:control="control591"/>
        <draw:control draw:style-name="gr5" draw:text-style-name="P8" draw:layer="controls" svg:width="0.5cm" svg:height="0.85cm" svg:x="17.24cm" svg:y="12.55cm" draw:control="control592"/>
        <draw:control draw:style-name="gr5" draw:text-style-name="P8" draw:layer="controls" svg:width="0.5cm" svg:height="0.85cm" svg:x="17.59cm" svg:y="12.55cm" draw:control="control593"/>
        <draw:control draw:style-name="gr5" draw:text-style-name="P8" draw:layer="controls" svg:width="0.5cm" svg:height="0.85cm" svg:x="17.94cm" svg:y="12.55cm" draw:control="control594"/>
        <draw:control draw:style-name="gr5" draw:text-style-name="P8" draw:layer="controls" svg:width="0.5cm" svg:height="0.85cm" svg:x="18.29cm" svg:y="12.55cm" draw:control="control595"/>
        <draw:control draw:style-name="gr5" draw:text-style-name="P8" draw:layer="controls" svg:width="0.5cm" svg:height="0.85cm" svg:x="18.64cm" svg:y="12.55cm" draw:control="control596"/>
      </draw:page>
      <draw:page draw:name="page2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597" form:id="control597" form:current-value="Disciplines" form:value="Disciplin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06" form:control-implementation="ooo:com.sun.star.form.component.CheckBox" xml:id="control598" form:id="control5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7" form:control-implementation="ooo:com.sun.star.form.component.CheckBox" xml:id="control599" form:id="control5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8" form:control-implementation="ooo:com.sun.star.form.component.CheckBox" xml:id="control600" form:id="control6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9" form:control-implementation="ooo:com.sun.star.form.component.CheckBox" xml:id="control601" form:id="control6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0" form:control-implementation="ooo:com.sun.star.form.component.CheckBox" xml:id="control602" form:id="control6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1" form:control-implementation="ooo:com.sun.star.form.component.CheckBox" xml:id="control603" form:id="control6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2" form:control-implementation="ooo:com.sun.star.form.component.CheckBox" xml:id="control604" form:id="control6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3" form:control-implementation="ooo:com.sun.star.form.component.CheckBox" xml:id="control605" form:id="control6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4" form:control-implementation="ooo:com.sun.star.form.component.CheckBox" xml:id="control606" form:id="control6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5" form:control-implementation="ooo:com.sun.star.form.component.CheckBox" xml:id="control607" form:id="control6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5" form:control-implementation="ooo:com.sun.star.form.component.TextField" xml:id="control608" form:id="control608" form:current-value="Animalism" form:value="Animalis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609" form:id="control609" form:current-value="Blood Sorcery" form:value="Blood Sorcer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610" form:id="control610" form:current-value="Celerity" form:value="Cel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16" form:control-implementation="ooo:com.sun.star.form.component.CheckBox" xml:id="control611" form:id="control6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7" form:control-implementation="ooo:com.sun.star.form.component.CheckBox" xml:id="control612" form:id="control6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8" form:control-implementation="ooo:com.sun.star.form.component.CheckBox" xml:id="control613" form:id="control6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9" form:control-implementation="ooo:com.sun.star.form.component.CheckBox" xml:id="control614" form:id="control6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0" form:control-implementation="ooo:com.sun.star.form.component.CheckBox" xml:id="control615" form:id="control6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1" form:control-implementation="ooo:com.sun.star.form.component.CheckBox" xml:id="control616" form:id="control6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2" form:control-implementation="ooo:com.sun.star.form.component.CheckBox" xml:id="control617" form:id="control6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3" form:control-implementation="ooo:com.sun.star.form.component.CheckBox" xml:id="control618" form:id="control6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4" form:control-implementation="ooo:com.sun.star.form.component.CheckBox" xml:id="control619" form:id="control6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5" form:control-implementation="ooo:com.sun.star.form.component.CheckBox" xml:id="control620" form:id="control6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6" form:control-implementation="ooo:com.sun.star.form.component.CheckBox" xml:id="control621" form:id="control6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7" form:control-implementation="ooo:com.sun.star.form.component.CheckBox" xml:id="control622" form:id="control6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8" form:control-implementation="ooo:com.sun.star.form.component.CheckBox" xml:id="control623" form:id="control6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9" form:control-implementation="ooo:com.sun.star.form.component.CheckBox" xml:id="control624" form:id="control6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0" form:control-implementation="ooo:com.sun.star.form.component.CheckBox" xml:id="control625" form:id="control6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1" form:control-implementation="ooo:com.sun.star.form.component.CheckBox" xml:id="control626" form:id="control6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2" form:control-implementation="ooo:com.sun.star.form.component.CheckBox" xml:id="control627" form:id="control6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3" form:control-implementation="ooo:com.sun.star.form.component.CheckBox" xml:id="control628" form:id="control6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4" form:control-implementation="ooo:com.sun.star.form.component.CheckBox" xml:id="control629" form:id="control6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5" form:control-implementation="ooo:com.sun.star.form.component.CheckBox" xml:id="control630" form:id="control6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6" form:control-implementation="ooo:com.sun.star.form.component.CheckBox" xml:id="control631" form:id="control6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7" form:control-implementation="ooo:com.sun.star.form.component.CheckBox" xml:id="control632" form:id="control6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8" form:control-implementation="ooo:com.sun.star.form.component.CheckBox" xml:id="control633" form:id="control6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9" form:control-implementation="ooo:com.sun.star.form.component.CheckBox" xml:id="control634" form:id="control6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0" form:control-implementation="ooo:com.sun.star.form.component.CheckBox" xml:id="control635" form:id="control6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1" form:control-implementation="ooo:com.sun.star.form.component.CheckBox" xml:id="control636" form:id="control6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2" form:control-implementation="ooo:com.sun.star.form.component.CheckBox" xml:id="control637" form:id="control6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3" form:control-implementation="ooo:com.sun.star.form.component.CheckBox" xml:id="control638" form:id="control6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4" form:control-implementation="ooo:com.sun.star.form.component.CheckBox" xml:id="control639" form:id="control6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5" form:control-implementation="ooo:com.sun.star.form.component.CheckBox" xml:id="control640" form:id="control6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8" form:control-implementation="ooo:com.sun.star.form.component.TextField" xml:id="control641" form:id="control641" form:current-value="Fortitude" form:value="Fortitu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642" form:id="control642" form:current-value="Oblivion" form:value="Obliv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643" form:id="control643" form:current-value="Potence" form:value="Pot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46" form:control-implementation="ooo:com.sun.star.form.component.CheckBox" xml:id="control644" form:id="control6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7" form:control-implementation="ooo:com.sun.star.form.component.CheckBox" xml:id="control645" form:id="control6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8" form:control-implementation="ooo:com.sun.star.form.component.CheckBox" xml:id="control646" form:id="control6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9" form:control-implementation="ooo:com.sun.star.form.component.CheckBox" xml:id="control647" form:id="control6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0" form:control-implementation="ooo:com.sun.star.form.component.CheckBox" xml:id="control648" form:id="control6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1" form:control-implementation="ooo:com.sun.star.form.component.CheckBox" xml:id="control649" form:id="control6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2" form:control-implementation="ooo:com.sun.star.form.component.CheckBox" xml:id="control650" form:id="control6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3" form:control-implementation="ooo:com.sun.star.form.component.CheckBox" xml:id="control651" form:id="control6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4" form:control-implementation="ooo:com.sun.star.form.component.CheckBox" xml:id="control652" form:id="control6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5" form:control-implementation="ooo:com.sun.star.form.component.CheckBox" xml:id="control653" form:id="control6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6" form:control-implementation="ooo:com.sun.star.form.component.CheckBox" xml:id="control654" form:id="control6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7" form:control-implementation="ooo:com.sun.star.form.component.CheckBox" xml:id="control655" form:id="control6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8" form:control-implementation="ooo:com.sun.star.form.component.CheckBox" xml:id="control656" form:id="control6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9" form:control-implementation="ooo:com.sun.star.form.component.CheckBox" xml:id="control657" form:id="control6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0" form:control-implementation="ooo:com.sun.star.form.component.CheckBox" xml:id="control658" form:id="control6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1" form:control-implementation="ooo:com.sun.star.form.component.CheckBox" xml:id="control659" form:id="control6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2" form:control-implementation="ooo:com.sun.star.form.component.CheckBox" xml:id="control660" form:id="control6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3" form:control-implementation="ooo:com.sun.star.form.component.CheckBox" xml:id="control661" form:id="control6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4" form:control-implementation="ooo:com.sun.star.form.component.CheckBox" xml:id="control662" form:id="control6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5" form:control-implementation="ooo:com.sun.star.form.component.CheckBox" xml:id="control663" form:id="control6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6" form:control-implementation="ooo:com.sun.star.form.component.CheckBox" xml:id="control664" form:id="control6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7" form:control-implementation="ooo:com.sun.star.form.component.CheckBox" xml:id="control665" form:id="control6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8" form:control-implementation="ooo:com.sun.star.form.component.CheckBox" xml:id="control666" form:id="control6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9" form:control-implementation="ooo:com.sun.star.form.component.CheckBox" xml:id="control667" form:id="control6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0" form:control-implementation="ooo:com.sun.star.form.component.CheckBox" xml:id="control668" form:id="control6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1" form:control-implementation="ooo:com.sun.star.form.component.CheckBox" xml:id="control669" form:id="control6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2" form:control-implementation="ooo:com.sun.star.form.component.CheckBox" xml:id="control670" form:id="control6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3" form:control-implementation="ooo:com.sun.star.form.component.CheckBox" xml:id="control671" form:id="control6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4" form:control-implementation="ooo:com.sun.star.form.component.CheckBox" xml:id="control672" form:id="control6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5" form:control-implementation="ooo:com.sun.star.form.component.CheckBox" xml:id="control673" form:id="control6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1" form:control-implementation="ooo:com.sun.star.form.component.TextField" xml:id="control674" form:id="control674" form:current-value="Protean" form:value="Protea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96" form:control-implementation="ooo:com.sun.star.form.component.CheckBox" xml:id="control675" form:id="control6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676" form:id="control6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677" form:id="control6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678" form:id="control6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679" form:id="control6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680" form:id="control6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681" form:id="control6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682" form:id="control6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683" form:id="control6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684" form:id="control6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4" form:control-implementation="ooo:com.sun.star.form.component.TextField" xml:id="control685" form:id="control685" form:current-value="Auspex" form:value="Auspe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686" form:id="control686" form:current-value="Rituals" form:value="Ritua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687" form:id="control687" form:current-value="Dominate" form:value="Domin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06" form:control-implementation="ooo:com.sun.star.form.component.CheckBox" xml:id="control688" form:id="control6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7" form:control-implementation="ooo:com.sun.star.form.component.CheckBox" xml:id="control689" form:id="control6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8" form:control-implementation="ooo:com.sun.star.form.component.CheckBox" xml:id="control690" form:id="control6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9" form:control-implementation="ooo:com.sun.star.form.component.CheckBox" xml:id="control691" form:id="control6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0" form:control-implementation="ooo:com.sun.star.form.component.CheckBox" xml:id="control692" form:id="control6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1" form:control-implementation="ooo:com.sun.star.form.component.CheckBox" xml:id="control693" form:id="control6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2" form:control-implementation="ooo:com.sun.star.form.component.CheckBox" xml:id="control694" form:id="control6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3" form:control-implementation="ooo:com.sun.star.form.component.CheckBox" xml:id="control695" form:id="control6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4" form:control-implementation="ooo:com.sun.star.form.component.CheckBox" xml:id="control696" form:id="control6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5" form:control-implementation="ooo:com.sun.star.form.component.CheckBox" xml:id="control697" form:id="control6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6" form:control-implementation="ooo:com.sun.star.form.component.CheckBox" xml:id="control698" form:id="control6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7" form:control-implementation="ooo:com.sun.star.form.component.CheckBox" xml:id="control699" form:id="control6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8" form:control-implementation="ooo:com.sun.star.form.component.CheckBox" xml:id="control700" form:id="control7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9" form:control-implementation="ooo:com.sun.star.form.component.CheckBox" xml:id="control701" form:id="control7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0" form:control-implementation="ooo:com.sun.star.form.component.CheckBox" xml:id="control702" form:id="control7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1" form:control-implementation="ooo:com.sun.star.form.component.CheckBox" xml:id="control703" form:id="control7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2" form:control-implementation="ooo:com.sun.star.form.component.CheckBox" xml:id="control704" form:id="control7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3" form:control-implementation="ooo:com.sun.star.form.component.CheckBox" xml:id="control705" form:id="control7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4" form:control-implementation="ooo:com.sun.star.form.component.CheckBox" xml:id="control706" form:id="control7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5" form:control-implementation="ooo:com.sun.star.form.component.CheckBox" xml:id="control707" form:id="control7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6" form:control-implementation="ooo:com.sun.star.form.component.CheckBox" xml:id="control708" form:id="control7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7" form:control-implementation="ooo:com.sun.star.form.component.CheckBox" xml:id="control709" form:id="control7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8" form:control-implementation="ooo:com.sun.star.form.component.CheckBox" xml:id="control710" form:id="control7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9" form:control-implementation="ooo:com.sun.star.form.component.CheckBox" xml:id="control711" form:id="control7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0" form:control-implementation="ooo:com.sun.star.form.component.CheckBox" xml:id="control712" form:id="control7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1" form:control-implementation="ooo:com.sun.star.form.component.CheckBox" xml:id="control713" form:id="control7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2" form:control-implementation="ooo:com.sun.star.form.component.CheckBox" xml:id="control714" form:id="control7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3" form:control-implementation="ooo:com.sun.star.form.component.CheckBox" xml:id="control715" form:id="control7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4" form:control-implementation="ooo:com.sun.star.form.component.CheckBox" xml:id="control716" form:id="control7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5" form:control-implementation="ooo:com.sun.star.form.component.CheckBox" xml:id="control717" form:id="control7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7" form:control-implementation="ooo:com.sun.star.form.component.TextField" xml:id="control718" form:id="control718" form:current-value="Obfuscate" form:value="Obfusc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719" form:id="control719" form:current-value="Ceremonies" form:value="Ceremoni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720" form:id="control720" form:current-value="Presence" form:value="Pres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36" form:control-implementation="ooo:com.sun.star.form.component.CheckBox" xml:id="control721" form:id="control7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7" form:control-implementation="ooo:com.sun.star.form.component.CheckBox" xml:id="control722" form:id="control7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8" form:control-implementation="ooo:com.sun.star.form.component.CheckBox" xml:id="control723" form:id="control7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9" form:control-implementation="ooo:com.sun.star.form.component.CheckBox" xml:id="control724" form:id="control7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0" form:control-implementation="ooo:com.sun.star.form.component.CheckBox" xml:id="control725" form:id="control7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1" form:control-implementation="ooo:com.sun.star.form.component.CheckBox" xml:id="control726" form:id="control7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2" form:control-implementation="ooo:com.sun.star.form.component.CheckBox" xml:id="control727" form:id="control7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3" form:control-implementation="ooo:com.sun.star.form.component.CheckBox" xml:id="control728" form:id="control7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4" form:control-implementation="ooo:com.sun.star.form.component.CheckBox" xml:id="control729" form:id="control7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5" form:control-implementation="ooo:com.sun.star.form.component.CheckBox" xml:id="control730" form:id="control7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6" form:control-implementation="ooo:com.sun.star.form.component.CheckBox" xml:id="control731" form:id="control7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7" form:control-implementation="ooo:com.sun.star.form.component.CheckBox" xml:id="control732" form:id="control7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8" form:control-implementation="ooo:com.sun.star.form.component.CheckBox" xml:id="control733" form:id="control7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9" form:control-implementation="ooo:com.sun.star.form.component.CheckBox" xml:id="control734" form:id="control7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0" form:control-implementation="ooo:com.sun.star.form.component.CheckBox" xml:id="control735" form:id="control7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1" form:control-implementation="ooo:com.sun.star.form.component.CheckBox" xml:id="control736" form:id="control7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2" form:control-implementation="ooo:com.sun.star.form.component.CheckBox" xml:id="control737" form:id="control7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3" form:control-implementation="ooo:com.sun.star.form.component.CheckBox" xml:id="control738" form:id="control7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4" form:control-implementation="ooo:com.sun.star.form.component.CheckBox" xml:id="control739" form:id="control7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5" form:control-implementation="ooo:com.sun.star.form.component.CheckBox" xml:id="control740" form:id="control7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6" form:control-implementation="ooo:com.sun.star.form.component.CheckBox" xml:id="control741" form:id="control7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7" form:control-implementation="ooo:com.sun.star.form.component.CheckBox" xml:id="control742" form:id="control7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8" form:control-implementation="ooo:com.sun.star.form.component.CheckBox" xml:id="control743" form:id="control7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9" form:control-implementation="ooo:com.sun.star.form.component.CheckBox" xml:id="control744" form:id="control7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0" form:control-implementation="ooo:com.sun.star.form.component.CheckBox" xml:id="control745" form:id="control7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1" form:control-implementation="ooo:com.sun.star.form.component.CheckBox" xml:id="control746" form:id="control7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747" form:id="control7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748" form:id="control7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749" form:id="control7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750" form:id="control7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0" form:control-implementation="ooo:com.sun.star.form.component.TextField" xml:id="control751" form:id="control751" form:current-value="Alchemy" form:value="Alchem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752" form:id="control7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753" form:id="control7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754" form:id="control7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755" form:id="control7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756" form:id="control7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757" form:id="control7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758" form:id="control7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759" form:id="control7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760" form:id="control7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761" form:id="control7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762" form:id="control7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763" form:id="control7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764" form:id="control7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5" form:control-implementation="ooo:com.sun.star.form.component.TextField" xml:id="control765" form:id="control7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766" form:id="control766" form:current-value="Merits &amp; Flaws" form:value="Merits &amp; Flaw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" form:control-implementation="ooo:com.sun.star.form.component.CheckBox" xml:id="control767" form:id="control7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768" form:id="control7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769" form:id="control7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770" form:id="control7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771" form:id="control7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772" form:id="control7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773" form:id="control7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774" form:id="control7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775" form:id="control7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776" form:id="control7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777" form:id="control7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778" form:id="control7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779" form:id="control7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780" form:id="control7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781" form:id="control7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782" form:id="control7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783" form:id="control7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784" form:id="control7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785" form:id="control7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786" form:id="control7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787" form:id="control7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788" form:id="control7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789" form:id="control7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790" form:id="control7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791" form:id="control7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792" form:id="control7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793" form:id="control7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794" form:id="control7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795" form:id="control7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796" form:id="control7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797" form:id="control7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798" form:id="control7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799" form:id="control7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800" form:id="control8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801" form:id="control8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802" form:id="control8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803" form:id="control8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804" form:id="control8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805" form:id="control8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" form:control-implementation="ooo:com.sun.star.form.component.CheckBox" xml:id="control806" form:id="control8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807" form:id="control8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808" form:id="control8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809" form:id="control8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810" form:id="control8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811" form:id="control8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812" form:id="control8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813" form:id="control8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814" form:id="control8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815" form:id="control8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" form:control-implementation="ooo:com.sun.star.form.component.CheckBox" xml:id="control816" form:id="control8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6" form:control-implementation="ooo:com.sun.star.form.component.TextField" xml:id="control817" form:id="control8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818" form:id="control8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819" form:id="control8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820" form:id="control8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821" form:id="control8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1" form:control-implementation="ooo:com.sun.star.form.component.CheckBox" xml:id="control822" form:id="control8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823" form:id="control8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824" form:id="control8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825" form:id="control8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826" form:id="control8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827" form:id="control8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828" form:id="control8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829" form:id="control8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830" form:id="control8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0" form:control-implementation="ooo:com.sun.star.form.component.CheckBox" xml:id="control831" form:id="control8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1" form:control-implementation="ooo:com.sun.star.form.component.CheckBox" xml:id="control832" form:id="control8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2" form:control-implementation="ooo:com.sun.star.form.component.CheckBox" xml:id="control833" form:id="control8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3" form:control-implementation="ooo:com.sun.star.form.component.CheckBox" xml:id="control834" form:id="control8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4" form:control-implementation="ooo:com.sun.star.form.component.CheckBox" xml:id="control835" form:id="control8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5" form:control-implementation="ooo:com.sun.star.form.component.CheckBox" xml:id="control836" form:id="control8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6" form:control-implementation="ooo:com.sun.star.form.component.CheckBox" xml:id="control837" form:id="control8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7" form:control-implementation="ooo:com.sun.star.form.component.CheckBox" xml:id="control838" form:id="control8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8" form:control-implementation="ooo:com.sun.star.form.component.CheckBox" xml:id="control839" form:id="control8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9" form:control-implementation="ooo:com.sun.star.form.component.CheckBox" xml:id="control840" form:id="control8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0" form:control-implementation="ooo:com.sun.star.form.component.CheckBox" xml:id="control841" form:id="control8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1" form:control-implementation="ooo:com.sun.star.form.component.CheckBox" xml:id="control842" form:id="control8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2" form:control-implementation="ooo:com.sun.star.form.component.CheckBox" xml:id="control843" form:id="control8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3" form:control-implementation="ooo:com.sun.star.form.component.CheckBox" xml:id="control844" form:id="control8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4" form:control-implementation="ooo:com.sun.star.form.component.CheckBox" xml:id="control845" form:id="control8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5" form:control-implementation="ooo:com.sun.star.form.component.CheckBox" xml:id="control846" form:id="control8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6" form:control-implementation="ooo:com.sun.star.form.component.CheckBox" xml:id="control847" form:id="control8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7" form:control-implementation="ooo:com.sun.star.form.component.CheckBox" xml:id="control848" form:id="control8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8" form:control-implementation="ooo:com.sun.star.form.component.CheckBox" xml:id="control849" form:id="control8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9" form:control-implementation="ooo:com.sun.star.form.component.CheckBox" xml:id="control850" form:id="control8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0" form:control-implementation="ooo:com.sun.star.form.component.CheckBox" xml:id="control851" form:id="control8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1" form:control-implementation="ooo:com.sun.star.form.component.CheckBox" xml:id="control852" form:id="control8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2" form:control-implementation="ooo:com.sun.star.form.component.CheckBox" xml:id="control853" form:id="control8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3" form:control-implementation="ooo:com.sun.star.form.component.CheckBox" xml:id="control854" form:id="control8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4" form:control-implementation="ooo:com.sun.star.form.component.CheckBox" xml:id="control855" form:id="control8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5" form:control-implementation="ooo:com.sun.star.form.component.CheckBox" xml:id="control856" form:id="control8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6" form:control-implementation="ooo:com.sun.star.form.component.CheckBox" xml:id="control857" form:id="control8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7" form:control-implementation="ooo:com.sun.star.form.component.CheckBox" xml:id="control858" form:id="control8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8" form:control-implementation="ooo:com.sun.star.form.component.CheckBox" xml:id="control859" form:id="control8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9" form:control-implementation="ooo:com.sun.star.form.component.CheckBox" xml:id="control860" form:id="control8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0" form:control-implementation="ooo:com.sun.star.form.component.CheckBox" xml:id="control861" form:id="control8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1" form:control-implementation="ooo:com.sun.star.form.component.CheckBox" xml:id="control862" form:id="control8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2" form:control-implementation="ooo:com.sun.star.form.component.CheckBox" xml:id="control863" form:id="control8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3" form:control-implementation="ooo:com.sun.star.form.component.CheckBox" xml:id="control864" form:id="control8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4" form:control-implementation="ooo:com.sun.star.form.component.CheckBox" xml:id="control865" form:id="control8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5" form:control-implementation="ooo:com.sun.star.form.component.CheckBox" xml:id="control866" form:id="control8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6" form:control-implementation="ooo:com.sun.star.form.component.CheckBox" xml:id="control867" form:id="control8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7" form:control-implementation="ooo:com.sun.star.form.component.CheckBox" xml:id="control868" form:id="control8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8" form:control-implementation="ooo:com.sun.star.form.component.CheckBox" xml:id="control869" form:id="control8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9" form:control-implementation="ooo:com.sun.star.form.component.CheckBox" xml:id="control870" form:id="control8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0" form:control-implementation="ooo:com.sun.star.form.component.CheckBox" xml:id="control871" form:id="control8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1" form:control-implementation="ooo:com.sun.star.form.component.TextField" xml:id="control872" form:id="control8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873" form:id="control8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874" form:id="control8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875" form:id="control8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876" form:id="control8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01" form:control-implementation="ooo:com.sun.star.form.component.CheckBox" xml:id="control877" form:id="control8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2" form:control-implementation="ooo:com.sun.star.form.component.CheckBox" xml:id="control878" form:id="control8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3" form:control-implementation="ooo:com.sun.star.form.component.CheckBox" xml:id="control879" form:id="control8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4" form:control-implementation="ooo:com.sun.star.form.component.CheckBox" xml:id="control880" form:id="control8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5" form:control-implementation="ooo:com.sun.star.form.component.CheckBox" xml:id="control881" form:id="control8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6" form:control-implementation="ooo:com.sun.star.form.component.CheckBox" xml:id="control882" form:id="control8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7" form:control-implementation="ooo:com.sun.star.form.component.CheckBox" xml:id="control883" form:id="control8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8" form:control-implementation="ooo:com.sun.star.form.component.CheckBox" xml:id="control884" form:id="control8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9" form:control-implementation="ooo:com.sun.star.form.component.CheckBox" xml:id="control885" form:id="control8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0" form:control-implementation="ooo:com.sun.star.form.component.CheckBox" xml:id="control886" form:id="control8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1" form:control-implementation="ooo:com.sun.star.form.component.CheckBox" xml:id="control887" form:id="control8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2" form:control-implementation="ooo:com.sun.star.form.component.CheckBox" xml:id="control888" form:id="control8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3" form:control-implementation="ooo:com.sun.star.form.component.CheckBox" xml:id="control889" form:id="control8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4" form:control-implementation="ooo:com.sun.star.form.component.CheckBox" xml:id="control890" form:id="control8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5" form:control-implementation="ooo:com.sun.star.form.component.CheckBox" xml:id="control891" form:id="control8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6" form:control-implementation="ooo:com.sun.star.form.component.CheckBox" xml:id="control892" form:id="control8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7" form:control-implementation="ooo:com.sun.star.form.component.CheckBox" xml:id="control893" form:id="control8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8" form:control-implementation="ooo:com.sun.star.form.component.CheckBox" xml:id="control894" form:id="control8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9" form:control-implementation="ooo:com.sun.star.form.component.CheckBox" xml:id="control895" form:id="control8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0" form:control-implementation="ooo:com.sun.star.form.component.CheckBox" xml:id="control896" form:id="control8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3" form:control-implementation="ooo:com.sun.star.form.component.TextField" xml:id="control897" form:id="control8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1" form:control-implementation="ooo:com.sun.star.form.component.TextField" xml:id="control898" form:id="control8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51" form:control-implementation="ooo:com.sun.star.form.component.CheckBox" xml:id="control899" form:id="control8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2" form:control-implementation="ooo:com.sun.star.form.component.CheckBox" xml:id="control900" form:id="control9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3" form:control-implementation="ooo:com.sun.star.form.component.CheckBox" xml:id="control901" form:id="control9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4" form:control-implementation="ooo:com.sun.star.form.component.CheckBox" xml:id="control902" form:id="control9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5" form:control-implementation="ooo:com.sun.star.form.component.CheckBox" xml:id="control903" form:id="control9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6" form:control-implementation="ooo:com.sun.star.form.component.CheckBox" xml:id="control904" form:id="control9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7" form:control-implementation="ooo:com.sun.star.form.component.CheckBox" xml:id="control905" form:id="control9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8" form:control-implementation="ooo:com.sun.star.form.component.CheckBox" xml:id="control906" form:id="control9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9" form:control-implementation="ooo:com.sun.star.form.component.CheckBox" xml:id="control907" form:id="control9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0" form:control-implementation="ooo:com.sun.star.form.component.CheckBox" xml:id="control908" form:id="control9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1" form:control-implementation="ooo:com.sun.star.form.component.CheckBox" xml:id="control909" form:id="control9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2" form:control-implementation="ooo:com.sun.star.form.component.CheckBox" xml:id="control910" form:id="control9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3" form:control-implementation="ooo:com.sun.star.form.component.CheckBox" xml:id="control911" form:id="control9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4" form:control-implementation="ooo:com.sun.star.form.component.CheckBox" xml:id="control912" form:id="control9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5" form:control-implementation="ooo:com.sun.star.form.component.CheckBox" xml:id="control913" form:id="control9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6" form:control-implementation="ooo:com.sun.star.form.component.CheckBox" xml:id="control914" form:id="control9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7" form:control-implementation="ooo:com.sun.star.form.component.CheckBox" xml:id="control915" form:id="control9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8" form:control-implementation="ooo:com.sun.star.form.component.CheckBox" xml:id="control916" form:id="control9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9" form:control-implementation="ooo:com.sun.star.form.component.CheckBox" xml:id="control917" form:id="control9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0" form:control-implementation="ooo:com.sun.star.form.component.CheckBox" xml:id="control918" form:id="control9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1" form:control-implementation="ooo:com.sun.star.form.component.CheckBox" xml:id="control919" form:id="control9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2" form:control-implementation="ooo:com.sun.star.form.component.CheckBox" xml:id="control920" form:id="control9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3" form:control-implementation="ooo:com.sun.star.form.component.CheckBox" xml:id="control921" form:id="control9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4" form:control-implementation="ooo:com.sun.star.form.component.CheckBox" xml:id="control922" form:id="control9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5" form:control-implementation="ooo:com.sun.star.form.component.CheckBox" xml:id="control923" form:id="control9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6" form:control-implementation="ooo:com.sun.star.form.component.CheckBox" xml:id="control924" form:id="control9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7" form:control-implementation="ooo:com.sun.star.form.component.CheckBox" xml:id="control925" form:id="control9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8" form:control-implementation="ooo:com.sun.star.form.component.CheckBox" xml:id="control926" form:id="control9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9" form:control-implementation="ooo:com.sun.star.form.component.CheckBox" xml:id="control927" form:id="control9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0" form:control-implementation="ooo:com.sun.star.form.component.CheckBox" xml:id="control928" form:id="control9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1" form:control-implementation="ooo:com.sun.star.form.component.CheckBox" xml:id="control929" form:id="control9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2" form:control-implementation="ooo:com.sun.star.form.component.CheckBox" xml:id="control930" form:id="control9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3" form:control-implementation="ooo:com.sun.star.form.component.CheckBox" xml:id="control931" form:id="control9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4" form:control-implementation="ooo:com.sun.star.form.component.CheckBox" xml:id="control932" form:id="control9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5" form:control-implementation="ooo:com.sun.star.form.component.CheckBox" xml:id="control933" form:id="control9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6" form:control-implementation="ooo:com.sun.star.form.component.CheckBox" xml:id="control934" form:id="control9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7" form:control-implementation="ooo:com.sun.star.form.component.CheckBox" xml:id="control935" form:id="control9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8" form:control-implementation="ooo:com.sun.star.form.component.CheckBox" xml:id="control936" form:id="control9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9" form:control-implementation="ooo:com.sun.star.form.component.CheckBox" xml:id="control937" form:id="control9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0" form:control-implementation="ooo:com.sun.star.form.component.CheckBox" xml:id="control938" form:id="control9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1" form:control-implementation="ooo:com.sun.star.form.component.CheckBox" xml:id="control939" form:id="control9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2" form:control-implementation="ooo:com.sun.star.form.component.CheckBox" xml:id="control940" form:id="control9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3" form:control-implementation="ooo:com.sun.star.form.component.CheckBox" xml:id="control941" form:id="control9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4" form:control-implementation="ooo:com.sun.star.form.component.CheckBox" xml:id="control942" form:id="control9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5" form:control-implementation="ooo:com.sun.star.form.component.CheckBox" xml:id="control943" form:id="control9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6" form:control-implementation="ooo:com.sun.star.form.component.CheckBox" xml:id="control944" form:id="control9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7" form:control-implementation="ooo:com.sun.star.form.component.CheckBox" xml:id="control945" form:id="control9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8" form:control-implementation="ooo:com.sun.star.form.component.CheckBox" xml:id="control946" form:id="control9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9" form:control-implementation="ooo:com.sun.star.form.component.CheckBox" xml:id="control947" form:id="control9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0" form:control-implementation="ooo:com.sun.star.form.component.CheckBox" xml:id="control948" form:id="control9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5" form:control-implementation="ooo:com.sun.star.form.component.TextField" xml:id="control949" form:id="control9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950" form:id="control9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951" form:id="control9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8" form:control-implementation="ooo:com.sun.star.form.component.TextField" xml:id="control952" form:id="control9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953" form:id="control9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01" form:control-implementation="ooo:com.sun.star.form.component.CheckBox" xml:id="control954" form:id="control9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2" form:control-implementation="ooo:com.sun.star.form.component.CheckBox" xml:id="control955" form:id="control9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3" form:control-implementation="ooo:com.sun.star.form.component.CheckBox" xml:id="control956" form:id="control9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4" form:control-implementation="ooo:com.sun.star.form.component.CheckBox" xml:id="control957" form:id="control9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5" form:control-implementation="ooo:com.sun.star.form.component.CheckBox" xml:id="control958" form:id="control9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6" form:control-implementation="ooo:com.sun.star.form.component.CheckBox" xml:id="control959" form:id="control9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7" form:control-implementation="ooo:com.sun.star.form.component.CheckBox" xml:id="control960" form:id="control9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8" form:control-implementation="ooo:com.sun.star.form.component.CheckBox" xml:id="control961" form:id="control9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9" form:control-implementation="ooo:com.sun.star.form.component.CheckBox" xml:id="control962" form:id="control9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0" form:control-implementation="ooo:com.sun.star.form.component.CheckBox" xml:id="control963" form:id="control9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1" form:control-implementation="ooo:com.sun.star.form.component.CheckBox" xml:id="control964" form:id="control9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2" form:control-implementation="ooo:com.sun.star.form.component.CheckBox" xml:id="control965" form:id="control9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3" form:control-implementation="ooo:com.sun.star.form.component.CheckBox" xml:id="control966" form:id="control9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4" form:control-implementation="ooo:com.sun.star.form.component.CheckBox" xml:id="control967" form:id="control9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5" form:control-implementation="ooo:com.sun.star.form.component.CheckBox" xml:id="control968" form:id="control9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6" form:control-implementation="ooo:com.sun.star.form.component.CheckBox" xml:id="control969" form:id="control9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7" form:control-implementation="ooo:com.sun.star.form.component.CheckBox" xml:id="control970" form:id="control9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8" form:control-implementation="ooo:com.sun.star.form.component.CheckBox" xml:id="control971" form:id="control9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9" form:control-implementation="ooo:com.sun.star.form.component.CheckBox" xml:id="control972" form:id="control9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0" form:control-implementation="ooo:com.sun.star.form.component.CheckBox" xml:id="control973" form:id="control9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974" form:id="control9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975" form:id="control9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976" form:id="control9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977" form:id="control9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5" form:control-implementation="ooo:com.sun.star.form.component.CheckBox" xml:id="control978" form:id="control9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6" form:control-implementation="ooo:com.sun.star.form.component.CheckBox" xml:id="control979" form:id="control9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980" form:id="control9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981" form:id="control9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982" form:id="control9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0" form:control-implementation="ooo:com.sun.star.form.component.CheckBox" xml:id="control983" form:id="control9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1" form:control-implementation="ooo:com.sun.star.form.component.CheckBox" xml:id="control984" form:id="control9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2" form:control-implementation="ooo:com.sun.star.form.component.CheckBox" xml:id="control985" form:id="control9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3" form:control-implementation="ooo:com.sun.star.form.component.CheckBox" xml:id="control986" form:id="control9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4" form:control-implementation="ooo:com.sun.star.form.component.CheckBox" xml:id="control987" form:id="control9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5" form:control-implementation="ooo:com.sun.star.form.component.CheckBox" xml:id="control988" form:id="control9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6" form:control-implementation="ooo:com.sun.star.form.component.CheckBox" xml:id="control989" form:id="control9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7" form:control-implementation="ooo:com.sun.star.form.component.CheckBox" xml:id="control990" form:id="control9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8" form:control-implementation="ooo:com.sun.star.form.component.CheckBox" xml:id="control991" form:id="control9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9" form:control-implementation="ooo:com.sun.star.form.component.CheckBox" xml:id="control992" form:id="control9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0" form:control-implementation="ooo:com.sun.star.form.component.CheckBox" xml:id="control993" form:id="control9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1" form:control-implementation="ooo:com.sun.star.form.component.CheckBox" xml:id="control994" form:id="control9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2" form:control-implementation="ooo:com.sun.star.form.component.CheckBox" xml:id="control995" form:id="control9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3" form:control-implementation="ooo:com.sun.star.form.component.CheckBox" xml:id="control996" form:id="control9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4" form:control-implementation="ooo:com.sun.star.form.component.CheckBox" xml:id="control997" form:id="control9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5" form:control-implementation="ooo:com.sun.star.form.component.CheckBox" xml:id="control998" form:id="control9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6" form:control-implementation="ooo:com.sun.star.form.component.CheckBox" xml:id="control999" form:id="control9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7" form:control-implementation="ooo:com.sun.star.form.component.CheckBox" xml:id="control1000" form:id="control10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8" form:control-implementation="ooo:com.sun.star.form.component.CheckBox" xml:id="control1001" form:id="control10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9" form:control-implementation="ooo:com.sun.star.form.component.CheckBox" xml:id="control1002" form:id="control10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0" form:control-implementation="ooo:com.sun.star.form.component.CheckBox" xml:id="control1003" form:id="control10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0" form:control-implementation="ooo:com.sun.star.form.component.TextField" xml:id="control1004" form:id="control10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1005" form:id="control10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2" form:control-implementation="ooo:com.sun.star.form.component.TextField" xml:id="control1006" form:id="control10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1007" form:id="control10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008" form:id="control10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51" form:control-implementation="ooo:com.sun.star.form.component.CheckBox" xml:id="control1009" form:id="control10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2" form:control-implementation="ooo:com.sun.star.form.component.CheckBox" xml:id="control1010" form:id="control10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3" form:control-implementation="ooo:com.sun.star.form.component.CheckBox" xml:id="control1011" form:id="control10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4" form:control-implementation="ooo:com.sun.star.form.component.CheckBox" xml:id="control1012" form:id="control10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5" form:control-implementation="ooo:com.sun.star.form.component.CheckBox" xml:id="control1013" form:id="control10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6" form:control-implementation="ooo:com.sun.star.form.component.CheckBox" xml:id="control1014" form:id="control10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7" form:control-implementation="ooo:com.sun.star.form.component.CheckBox" xml:id="control1015" form:id="control10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8" form:control-implementation="ooo:com.sun.star.form.component.CheckBox" xml:id="control1016" form:id="control10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9" form:control-implementation="ooo:com.sun.star.form.component.CheckBox" xml:id="control1017" form:id="control10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0" form:control-implementation="ooo:com.sun.star.form.component.CheckBox" xml:id="control1018" form:id="control10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1" form:control-implementation="ooo:com.sun.star.form.component.CheckBox" xml:id="control1019" form:id="control10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2" form:control-implementation="ooo:com.sun.star.form.component.CheckBox" xml:id="control1020" form:id="control10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3" form:control-implementation="ooo:com.sun.star.form.component.CheckBox" xml:id="control1021" form:id="control10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4" form:control-implementation="ooo:com.sun.star.form.component.CheckBox" xml:id="control1022" form:id="control10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5" form:control-implementation="ooo:com.sun.star.form.component.CheckBox" xml:id="control1023" form:id="control10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6" form:control-implementation="ooo:com.sun.star.form.component.CheckBox" xml:id="control1024" form:id="control10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7" form:control-implementation="ooo:com.sun.star.form.component.CheckBox" xml:id="control1025" form:id="control10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8" form:control-implementation="ooo:com.sun.star.form.component.CheckBox" xml:id="control1026" form:id="control10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9" form:control-implementation="ooo:com.sun.star.form.component.CheckBox" xml:id="control1027" form:id="control10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0" form:control-implementation="ooo:com.sun.star.form.component.CheckBox" xml:id="control1028" form:id="control10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5" form:control-implementation="ooo:com.sun.star.form.component.TextField" xml:id="control1029" form:id="control10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1030" form:id="control10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031" form:id="control1031" form:current-value="Loresheets &amp; Bloodline" form:value="Loresheets &amp; Bloodl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1032" form:id="control1032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1033" form:id="control1033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4" form:control-implementation="ooo:com.sun.star.form.component.TextField" xml:id="control1034" form:id="control1034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1035" form:id="control10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1036" form:id="control10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1037" form:id="control10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0" form:control-implementation="ooo:com.sun.star.form.component.TextField" xml:id="control1038" form:id="control10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1" form:control-implementation="ooo:com.sun.star.form.component.TextField" xml:id="control1039" form:id="control10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2" form:control-implementation="ooo:com.sun.star.form.component.TextField" xml:id="control1040" form:id="control10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21" form:control-implementation="ooo:com.sun.star.form.component.CheckBox" xml:id="control1041" form:id="control10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2" form:control-implementation="ooo:com.sun.star.form.component.CheckBox" xml:id="control1042" form:id="control10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3" form:control-implementation="ooo:com.sun.star.form.component.CheckBox" xml:id="control1043" form:id="control10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4" form:control-implementation="ooo:com.sun.star.form.component.CheckBox" xml:id="control1044" form:id="control10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5" form:control-implementation="ooo:com.sun.star.form.component.CheckBox" xml:id="control1045" form:id="control10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3" form:control-implementation="ooo:com.sun.star.form.component.TextField" xml:id="control1046" form:id="control1046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1047" form:id="control1047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1048" form:id="control1048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1049" form:id="control10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1050" form:id="control10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8" form:control-implementation="ooo:com.sun.star.form.component.TextField" xml:id="control1051" form:id="control10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9" form:control-implementation="ooo:com.sun.star.form.component.TextField" xml:id="control1052" form:id="control10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1053" form:id="control10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1054" form:id="control10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26" form:control-implementation="ooo:com.sun.star.form.component.CheckBox" xml:id="control1055" form:id="control10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7" form:control-implementation="ooo:com.sun.star.form.component.CheckBox" xml:id="control1056" form:id="control10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8" form:control-implementation="ooo:com.sun.star.form.component.CheckBox" xml:id="control1057" form:id="control10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9" form:control-implementation="ooo:com.sun.star.form.component.CheckBox" xml:id="control1058" form:id="control10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0" form:control-implementation="ooo:com.sun.star.form.component.CheckBox" xml:id="control1059" form:id="control10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2" form:control-implementation="ooo:com.sun.star.form.component.TextField" xml:id="control1060" form:id="control10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3" form:control-implementation="ooo:com.sun.star.form.component.TextField" xml:id="control1061" form:id="control10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4" form:control-implementation="ooo:com.sun.star.form.component.TextField" xml:id="control1062" form:id="control10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1063" form:id="control10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1064" form:id="control10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7" form:control-implementation="ooo:com.sun.star.form.component.TextField" xml:id="control1065" form:id="control10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31" form:control-implementation="ooo:com.sun.star.form.component.CheckBox" xml:id="control1066" form:id="control10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2" form:control-implementation="ooo:com.sun.star.form.component.CheckBox" xml:id="control1067" form:id="control10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3" form:control-implementation="ooo:com.sun.star.form.component.CheckBox" xml:id="control1068" form:id="control10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4" form:control-implementation="ooo:com.sun.star.form.component.CheckBox" xml:id="control1069" form:id="control10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5" form:control-implementation="ooo:com.sun.star.form.component.CheckBox" xml:id="control1070" form:id="control10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8" form:control-implementation="ooo:com.sun.star.form.component.TextField" xml:id="control1071" form:id="control10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9" form:control-implementation="ooo:com.sun.star.form.component.TextField" xml:id="control1072" form:id="control10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0" form:control-implementation="ooo:com.sun.star.form.component.TextField" xml:id="control1073" form:id="control10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1" form:control-implementation="ooo:com.sun.star.form.component.TextField" xml:id="control1074" form:id="control10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2" form:control-implementation="ooo:com.sun.star.form.component.TextField" xml:id="control1075" form:id="control10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3" form:control-implementation="ooo:com.sun.star.form.component.TextField" xml:id="control1076" form:id="control10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36" form:control-implementation="ooo:com.sun.star.form.component.CheckBox" xml:id="control1077" form:id="control10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7" form:control-implementation="ooo:com.sun.star.form.component.CheckBox" xml:id="control1078" form:id="control10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8" form:control-implementation="ooo:com.sun.star.form.component.CheckBox" xml:id="control1079" form:id="control10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9" form:control-implementation="ooo:com.sun.star.form.component.CheckBox" xml:id="control1080" form:id="control10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0" form:control-implementation="ooo:com.sun.star.form.component.CheckBox" xml:id="control1081" form:id="control10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3" form:control-implementation="ooo:com.sun.star.form.component.TextField" xml:id="control1082" form:id="control1082" form:current-value="Bloodline" form:value="Bloodl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line draw:style-name="gr3" draw:text-style-name="P4" draw:layer="layout" svg:x1="0cm" svg:y1="0.65cm" svg:x2="8.75cm" svg:y2="0.65cm">
          <text:p/>
        </draw:line>
        <draw:line draw:style-name="gr3" draw:text-style-name="P4" draw:layer="layout" svg:x1="12.5cm" svg:y1="0.65cm" svg:x2="21cm" svg:y2="0.65cm">
          <text:p/>
        </draw:line>
        <draw:control draw:style-name="gr1" draw:text-style-name="P6" draw:layer="controls" svg:width="3.375cm" svg:height="1.15cm" svg:x="8.875cm" svg:y="0cm" draw:control="control597"/>
        <draw:control draw:style-name="gr5" draw:text-style-name="P8" draw:layer="controls" svg:width="0.5cm" svg:height="0.85cm" svg:x="6.8cm" svg:y="1.25cm" draw:control="control598"/>
        <draw:control draw:style-name="gr5" draw:text-style-name="P8" draw:layer="controls" svg:width="0.5cm" svg:height="0.85cm" svg:x="7.15cm" svg:y="1.25cm" draw:control="control599"/>
        <draw:control draw:style-name="gr5" draw:text-style-name="P8" draw:layer="controls" svg:width="0.5cm" svg:height="0.85cm" svg:x="7.5cm" svg:y="1.25cm" draw:control="control600"/>
        <draw:control draw:style-name="gr5" draw:text-style-name="P8" draw:layer="controls" svg:width="0.5cm" svg:height="0.85cm" svg:x="7.85cm" svg:y="1.25cm" draw:control="control601"/>
        <draw:control draw:style-name="gr5" draw:text-style-name="P8" draw:layer="controls" svg:width="0.5cm" svg:height="0.85cm" svg:x="8.2cm" svg:y="1.25cm" draw:control="control602"/>
        <draw:control draw:style-name="gr5" draw:text-style-name="P8" draw:layer="controls" svg:width="0.5cm" svg:height="0.85cm" svg:x="8.7cm" svg:y="1.25cm" draw:control="control603"/>
        <draw:control draw:style-name="gr5" draw:text-style-name="P8" draw:layer="controls" svg:width="0.5cm" svg:height="0.85cm" svg:x="9.05cm" svg:y="1.25cm" draw:control="control604"/>
        <draw:control draw:style-name="gr5" draw:text-style-name="P8" draw:layer="controls" svg:width="0.5cm" svg:height="0.85cm" svg:x="9.4cm" svg:y="1.25cm" draw:control="control605"/>
        <draw:control draw:style-name="gr5" draw:text-style-name="P8" draw:layer="controls" svg:width="0.5cm" svg:height="0.85cm" svg:x="9.75cm" svg:y="1.25cm" draw:control="control606"/>
        <draw:control draw:style-name="gr5" draw:text-style-name="P8" draw:layer="controls" svg:width="0.5cm" svg:height="0.85cm" svg:x="10.05cm" svg:y="1.25cm" draw:control="control607"/>
        <draw:control draw:style-name="gr1" draw:text-style-name="P1" draw:layer="controls" svg:width="3cm" svg:height="0.85cm" svg:x="0cm" svg:y="1.25cm" draw:control="control608"/>
        <draw:control draw:style-name="gr1" draw:text-style-name="P1" draw:layer="controls" svg:width="3cm" svg:height="0.85cm" svg:x="0cm" svg:y="2.1cm" draw:control="control609"/>
        <draw:control draw:style-name="gr1" draw:text-style-name="P1" draw:layer="controls" svg:width="3cm" svg:height="0.85cm" svg:x="0cm" svg:y="2.95cm" draw:control="control610"/>
        <draw:control draw:style-name="gr5" draw:text-style-name="P8" draw:layer="controls" svg:width="0.5cm" svg:height="0.85cm" svg:x="6.8cm" svg:y="2.1cm" draw:control="control611"/>
        <draw:control draw:style-name="gr5" draw:text-style-name="P8" draw:layer="controls" svg:width="0.5cm" svg:height="0.85cm" svg:x="7.15cm" svg:y="2.1cm" draw:control="control612"/>
        <draw:control draw:style-name="gr5" draw:text-style-name="P8" draw:layer="controls" svg:width="0.5cm" svg:height="0.85cm" svg:x="7.5cm" svg:y="2.1cm" draw:control="control613"/>
        <draw:control draw:style-name="gr5" draw:text-style-name="P8" draw:layer="controls" svg:width="0.5cm" svg:height="0.85cm" svg:x="7.85cm" svg:y="2.1cm" draw:control="control614"/>
        <draw:control draw:style-name="gr5" draw:text-style-name="P8" draw:layer="controls" svg:width="0.5cm" svg:height="0.85cm" svg:x="8.2cm" svg:y="2.1cm" draw:control="control615"/>
        <draw:control draw:style-name="gr5" draw:text-style-name="P8" draw:layer="controls" svg:width="0.5cm" svg:height="0.85cm" svg:x="8.7cm" svg:y="2.1cm" draw:control="control616"/>
        <draw:control draw:style-name="gr5" draw:text-style-name="P8" draw:layer="controls" svg:width="0.5cm" svg:height="0.85cm" svg:x="9.05cm" svg:y="2.1cm" draw:control="control617"/>
        <draw:control draw:style-name="gr5" draw:text-style-name="P8" draw:layer="controls" svg:width="0.5cm" svg:height="0.85cm" svg:x="9.4cm" svg:y="2.1cm" draw:control="control618"/>
        <draw:control draw:style-name="gr5" draw:text-style-name="P8" draw:layer="controls" svg:width="0.5cm" svg:height="0.85cm" svg:x="9.75cm" svg:y="2.1cm" draw:control="control619"/>
        <draw:control draw:style-name="gr5" draw:text-style-name="P8" draw:layer="controls" svg:width="0.5cm" svg:height="0.85cm" svg:x="10.05cm" svg:y="2.1cm" draw:control="control620"/>
        <draw:control draw:style-name="gr5" draw:text-style-name="P8" draw:layer="controls" svg:width="0.5cm" svg:height="0.85cm" svg:x="6.8cm" svg:y="2.95cm" draw:control="control621"/>
        <draw:control draw:style-name="gr5" draw:text-style-name="P8" draw:layer="controls" svg:width="0.5cm" svg:height="0.85cm" svg:x="7.15cm" svg:y="2.95cm" draw:control="control622"/>
        <draw:control draw:style-name="gr5" draw:text-style-name="P8" draw:layer="controls" svg:width="0.5cm" svg:height="0.85cm" svg:x="7.5cm" svg:y="2.95cm" draw:control="control623"/>
        <draw:control draw:style-name="gr5" draw:text-style-name="P8" draw:layer="controls" svg:width="0.5cm" svg:height="0.85cm" svg:x="7.85cm" svg:y="2.95cm" draw:control="control624"/>
        <draw:control draw:style-name="gr5" draw:text-style-name="P8" draw:layer="controls" svg:width="0.5cm" svg:height="0.85cm" svg:x="8.2cm" svg:y="2.95cm" draw:control="control625"/>
        <draw:control draw:style-name="gr5" draw:text-style-name="P8" draw:layer="controls" svg:width="0.5cm" svg:height="0.85cm" svg:x="8.7cm" svg:y="2.95cm" draw:control="control626"/>
        <draw:control draw:style-name="gr5" draw:text-style-name="P8" draw:layer="controls" svg:width="0.5cm" svg:height="0.85cm" svg:x="9.05cm" svg:y="2.95cm" draw:control="control627"/>
        <draw:control draw:style-name="gr5" draw:text-style-name="P8" draw:layer="controls" svg:width="0.5cm" svg:height="0.85cm" svg:x="9.4cm" svg:y="2.95cm" draw:control="control628"/>
        <draw:control draw:style-name="gr5" draw:text-style-name="P8" draw:layer="controls" svg:width="0.5cm" svg:height="0.85cm" svg:x="9.75cm" svg:y="2.95cm" draw:control="control629"/>
        <draw:control draw:style-name="gr5" draw:text-style-name="P8" draw:layer="controls" svg:width="0.5cm" svg:height="0.85cm" svg:x="10.05cm" svg:y="2.95cm" draw:control="control630"/>
        <draw:control draw:style-name="gr5" draw:text-style-name="P8" draw:layer="controls" svg:width="0.5cm" svg:height="0.85cm" svg:x="6.8cm" svg:y="3.8cm" draw:control="control631"/>
        <draw:control draw:style-name="gr5" draw:text-style-name="P8" draw:layer="controls" svg:width="0.5cm" svg:height="0.85cm" svg:x="7.15cm" svg:y="3.8cm" draw:control="control632"/>
        <draw:control draw:style-name="gr5" draw:text-style-name="P8" draw:layer="controls" svg:width="0.5cm" svg:height="0.85cm" svg:x="7.5cm" svg:y="3.8cm" draw:control="control633"/>
        <draw:control draw:style-name="gr5" draw:text-style-name="P8" draw:layer="controls" svg:width="0.5cm" svg:height="0.85cm" svg:x="7.85cm" svg:y="3.8cm" draw:control="control634"/>
        <draw:control draw:style-name="gr5" draw:text-style-name="P8" draw:layer="controls" svg:width="0.5cm" svg:height="0.85cm" svg:x="8.2cm" svg:y="3.8cm" draw:control="control635"/>
        <draw:control draw:style-name="gr5" draw:text-style-name="P8" draw:layer="controls" svg:width="0.5cm" svg:height="0.85cm" svg:x="8.7cm" svg:y="3.8cm" draw:control="control636"/>
        <draw:control draw:style-name="gr5" draw:text-style-name="P8" draw:layer="controls" svg:width="0.5cm" svg:height="0.85cm" svg:x="9.05cm" svg:y="3.8cm" draw:control="control637"/>
        <draw:control draw:style-name="gr5" draw:text-style-name="P8" draw:layer="controls" svg:width="0.5cm" svg:height="0.85cm" svg:x="9.4cm" svg:y="3.8cm" draw:control="control638"/>
        <draw:control draw:style-name="gr5" draw:text-style-name="P8" draw:layer="controls" svg:width="0.5cm" svg:height="0.85cm" svg:x="9.75cm" svg:y="3.8cm" draw:control="control639"/>
        <draw:control draw:style-name="gr5" draw:text-style-name="P8" draw:layer="controls" svg:width="0.5cm" svg:height="0.85cm" svg:x="10.05cm" svg:y="3.8cm" draw:control="control640"/>
        <draw:control draw:style-name="gr1" draw:text-style-name="P1" draw:layer="controls" svg:width="3cm" svg:height="0.85cm" svg:x="0cm" svg:y="3.8cm" draw:control="control641"/>
        <draw:control draw:style-name="gr1" draw:text-style-name="P1" draw:layer="controls" svg:width="3cm" svg:height="0.85cm" svg:x="0cm" svg:y="4.65cm" draw:control="control642"/>
        <draw:control draw:style-name="gr1" draw:text-style-name="P1" draw:layer="controls" svg:width="3cm" svg:height="0.85cm" svg:x="0cm" svg:y="5.5cm" draw:control="control643"/>
        <draw:control draw:style-name="gr5" draw:text-style-name="P8" draw:layer="controls" svg:width="0.5cm" svg:height="0.85cm" svg:x="6.8cm" svg:y="4.65cm" draw:control="control644"/>
        <draw:control draw:style-name="gr5" draw:text-style-name="P8" draw:layer="controls" svg:width="0.5cm" svg:height="0.85cm" svg:x="7.15cm" svg:y="4.65cm" draw:control="control645"/>
        <draw:control draw:style-name="gr5" draw:text-style-name="P8" draw:layer="controls" svg:width="0.5cm" svg:height="0.85cm" svg:x="7.5cm" svg:y="4.65cm" draw:control="control646"/>
        <draw:control draw:style-name="gr5" draw:text-style-name="P8" draw:layer="controls" svg:width="0.5cm" svg:height="0.85cm" svg:x="7.85cm" svg:y="4.65cm" draw:control="control647"/>
        <draw:control draw:style-name="gr5" draw:text-style-name="P8" draw:layer="controls" svg:width="0.5cm" svg:height="0.85cm" svg:x="8.2cm" svg:y="4.65cm" draw:control="control648"/>
        <draw:control draw:style-name="gr5" draw:text-style-name="P8" draw:layer="controls" svg:width="0.5cm" svg:height="0.85cm" svg:x="8.7cm" svg:y="4.65cm" draw:control="control649"/>
        <draw:control draw:style-name="gr5" draw:text-style-name="P8" draw:layer="controls" svg:width="0.5cm" svg:height="0.85cm" svg:x="9.05cm" svg:y="4.65cm" draw:control="control650"/>
        <draw:control draw:style-name="gr5" draw:text-style-name="P8" draw:layer="controls" svg:width="0.5cm" svg:height="0.85cm" svg:x="9.4cm" svg:y="4.65cm" draw:control="control651"/>
        <draw:control draw:style-name="gr5" draw:text-style-name="P8" draw:layer="controls" svg:width="0.5cm" svg:height="0.85cm" svg:x="9.75cm" svg:y="4.65cm" draw:control="control652"/>
        <draw:control draw:style-name="gr5" draw:text-style-name="P8" draw:layer="controls" svg:width="0.5cm" svg:height="0.85cm" svg:x="10.05cm" svg:y="4.65cm" draw:control="control653"/>
        <draw:control draw:style-name="gr5" draw:text-style-name="P8" draw:layer="controls" svg:width="0.5cm" svg:height="0.85cm" svg:x="6.8cm" svg:y="5.5cm" draw:control="control654"/>
        <draw:control draw:style-name="gr5" draw:text-style-name="P8" draw:layer="controls" svg:width="0.5cm" svg:height="0.85cm" svg:x="7.15cm" svg:y="5.5cm" draw:control="control655"/>
        <draw:control draw:style-name="gr5" draw:text-style-name="P8" draw:layer="controls" svg:width="0.5cm" svg:height="0.85cm" svg:x="7.5cm" svg:y="5.5cm" draw:control="control656"/>
        <draw:control draw:style-name="gr5" draw:text-style-name="P8" draw:layer="controls" svg:width="0.5cm" svg:height="0.85cm" svg:x="7.85cm" svg:y="5.5cm" draw:control="control657"/>
        <draw:control draw:style-name="gr5" draw:text-style-name="P8" draw:layer="controls" svg:width="0.5cm" svg:height="0.85cm" svg:x="8.2cm" svg:y="5.5cm" draw:control="control658"/>
        <draw:control draw:style-name="gr5" draw:text-style-name="P8" draw:layer="controls" svg:width="0.5cm" svg:height="0.85cm" svg:x="8.7cm" svg:y="5.5cm" draw:control="control659"/>
        <draw:control draw:style-name="gr5" draw:text-style-name="P8" draw:layer="controls" svg:width="0.5cm" svg:height="0.85cm" svg:x="9.05cm" svg:y="5.5cm" draw:control="control660"/>
        <draw:control draw:style-name="gr5" draw:text-style-name="P8" draw:layer="controls" svg:width="0.5cm" svg:height="0.85cm" svg:x="9.4cm" svg:y="5.5cm" draw:control="control661"/>
        <draw:control draw:style-name="gr5" draw:text-style-name="P8" draw:layer="controls" svg:width="0.5cm" svg:height="0.85cm" svg:x="9.75cm" svg:y="5.5cm" draw:control="control662"/>
        <draw:control draw:style-name="gr5" draw:text-style-name="P8" draw:layer="controls" svg:width="0.5cm" svg:height="0.85cm" svg:x="10.05cm" svg:y="5.5cm" draw:control="control663"/>
        <draw:control draw:style-name="gr5" draw:text-style-name="P8" draw:layer="controls" svg:width="0.5cm" svg:height="0.85cm" svg:x="6.8cm" svg:y="6.35cm" draw:control="control664"/>
        <draw:control draw:style-name="gr5" draw:text-style-name="P8" draw:layer="controls" svg:width="0.5cm" svg:height="0.85cm" svg:x="7.15cm" svg:y="6.35cm" draw:control="control665"/>
        <draw:control draw:style-name="gr5" draw:text-style-name="P8" draw:layer="controls" svg:width="0.5cm" svg:height="0.85cm" svg:x="7.5cm" svg:y="6.35cm" draw:control="control666"/>
        <draw:control draw:style-name="gr5" draw:text-style-name="P8" draw:layer="controls" svg:width="0.5cm" svg:height="0.85cm" svg:x="7.85cm" svg:y="6.35cm" draw:control="control667"/>
        <draw:control draw:style-name="gr5" draw:text-style-name="P8" draw:layer="controls" svg:width="0.5cm" svg:height="0.85cm" svg:x="8.2cm" svg:y="6.35cm" draw:control="control668"/>
        <draw:control draw:style-name="gr5" draw:text-style-name="P8" draw:layer="controls" svg:width="0.5cm" svg:height="0.85cm" svg:x="8.7cm" svg:y="6.35cm" draw:control="control669"/>
        <draw:control draw:style-name="gr5" draw:text-style-name="P8" draw:layer="controls" svg:width="0.5cm" svg:height="0.85cm" svg:x="9.05cm" svg:y="6.35cm" draw:control="control670"/>
        <draw:control draw:style-name="gr5" draw:text-style-name="P8" draw:layer="controls" svg:width="0.5cm" svg:height="0.85cm" svg:x="9.4cm" svg:y="6.35cm" draw:control="control671"/>
        <draw:control draw:style-name="gr5" draw:text-style-name="P8" draw:layer="controls" svg:width="0.5cm" svg:height="0.85cm" svg:x="9.75cm" svg:y="6.35cm" draw:control="control672"/>
        <draw:control draw:style-name="gr5" draw:text-style-name="P8" draw:layer="controls" svg:width="0.5cm" svg:height="0.85cm" svg:x="10.05cm" svg:y="6.35cm" draw:control="control673"/>
        <draw:control draw:style-name="gr1" draw:text-style-name="P1" draw:layer="controls" svg:width="3cm" svg:height="0.85cm" svg:x="0cm" svg:y="6.35cm" draw:control="control674"/>
        <draw:control draw:style-name="gr5" draw:text-style-name="P8" draw:layer="controls" svg:width="0.5cm" svg:height="0.85cm" svg:x="17.35cm" svg:y="1.25cm" draw:control="control675"/>
        <draw:control draw:style-name="gr5" draw:text-style-name="P8" draw:layer="controls" svg:width="0.5cm" svg:height="0.85cm" svg:x="17.7cm" svg:y="1.25cm" draw:control="control676"/>
        <draw:control draw:style-name="gr5" draw:text-style-name="P8" draw:layer="controls" svg:width="0.5cm" svg:height="0.85cm" svg:x="18.05cm" svg:y="1.25cm" draw:control="control677"/>
        <draw:control draw:style-name="gr5" draw:text-style-name="P8" draw:layer="controls" svg:width="0.5cm" svg:height="0.85cm" svg:x="18.4cm" svg:y="1.25cm" draw:control="control678"/>
        <draw:control draw:style-name="gr5" draw:text-style-name="P8" draw:layer="controls" svg:width="0.5cm" svg:height="0.85cm" svg:x="18.75cm" svg:y="1.25cm" draw:control="control679"/>
        <draw:control draw:style-name="gr5" draw:text-style-name="P8" draw:layer="controls" svg:width="0.5cm" svg:height="0.85cm" svg:x="19.25cm" svg:y="1.25cm" draw:control="control680"/>
        <draw:control draw:style-name="gr5" draw:text-style-name="P8" draw:layer="controls" svg:width="0.5cm" svg:height="0.85cm" svg:x="19.6cm" svg:y="1.25cm" draw:control="control681"/>
        <draw:control draw:style-name="gr5" draw:text-style-name="P8" draw:layer="controls" svg:width="0.5cm" svg:height="0.85cm" svg:x="19.95cm" svg:y="1.25cm" draw:control="control682"/>
        <draw:control draw:style-name="gr5" draw:text-style-name="P8" draw:layer="controls" svg:width="0.5cm" svg:height="0.85cm" svg:x="20.3cm" svg:y="1.25cm" draw:control="control683"/>
        <draw:control draw:style-name="gr5" draw:text-style-name="P8" draw:layer="controls" svg:width="0.5cm" svg:height="0.85cm" svg:x="20.65cm" svg:y="1.25cm" draw:control="control684"/>
        <draw:control draw:style-name="gr1" draw:text-style-name="P1" draw:layer="controls" svg:width="3cm" svg:height="0.85cm" svg:x="10.55cm" svg:y="1.25cm" draw:control="control685"/>
        <draw:control draw:style-name="gr1" draw:text-style-name="P1" draw:layer="controls" svg:width="3cm" svg:height="0.85cm" svg:x="10.55cm" svg:y="2.1cm" draw:control="control686"/>
        <draw:control draw:style-name="gr1" draw:text-style-name="P1" draw:layer="controls" svg:width="3cm" svg:height="0.85cm" svg:x="10.55cm" svg:y="2.95cm" draw:control="control687"/>
        <draw:control draw:style-name="gr5" draw:text-style-name="P8" draw:layer="controls" svg:width="0.5cm" svg:height="0.85cm" svg:x="17.35cm" svg:y="2.1cm" draw:control="control688"/>
        <draw:control draw:style-name="gr5" draw:text-style-name="P8" draw:layer="controls" svg:width="0.5cm" svg:height="0.85cm" svg:x="17.7cm" svg:y="2.1cm" draw:control="control689"/>
        <draw:control draw:style-name="gr5" draw:text-style-name="P8" draw:layer="controls" svg:width="0.5cm" svg:height="0.85cm" svg:x="18.05cm" svg:y="2.1cm" draw:control="control690"/>
        <draw:control draw:style-name="gr5" draw:text-style-name="P8" draw:layer="controls" svg:width="0.5cm" svg:height="0.85cm" svg:x="18.4cm" svg:y="2.1cm" draw:control="control691"/>
        <draw:control draw:style-name="gr5" draw:text-style-name="P8" draw:layer="controls" svg:width="0.5cm" svg:height="0.85cm" svg:x="18.75cm" svg:y="2.1cm" draw:control="control692"/>
        <draw:control draw:style-name="gr5" draw:text-style-name="P8" draw:layer="controls" svg:width="0.5cm" svg:height="0.85cm" svg:x="19.25cm" svg:y="2.1cm" draw:control="control693"/>
        <draw:control draw:style-name="gr5" draw:text-style-name="P8" draw:layer="controls" svg:width="0.5cm" svg:height="0.85cm" svg:x="19.6cm" svg:y="2.1cm" draw:control="control694"/>
        <draw:control draw:style-name="gr5" draw:text-style-name="P8" draw:layer="controls" svg:width="0.5cm" svg:height="0.85cm" svg:x="19.95cm" svg:y="2.1cm" draw:control="control695"/>
        <draw:control draw:style-name="gr5" draw:text-style-name="P8" draw:layer="controls" svg:width="0.5cm" svg:height="0.85cm" svg:x="20.3cm" svg:y="2.1cm" draw:control="control696"/>
        <draw:control draw:style-name="gr5" draw:text-style-name="P8" draw:layer="controls" svg:width="0.5cm" svg:height="0.85cm" svg:x="20.65cm" svg:y="2.1cm" draw:control="control697"/>
        <draw:control draw:style-name="gr5" draw:text-style-name="P8" draw:layer="controls" svg:width="0.5cm" svg:height="0.85cm" svg:x="17.35cm" svg:y="2.95cm" draw:control="control698"/>
        <draw:control draw:style-name="gr5" draw:text-style-name="P8" draw:layer="controls" svg:width="0.5cm" svg:height="0.85cm" svg:x="17.7cm" svg:y="2.95cm" draw:control="control699"/>
        <draw:control draw:style-name="gr5" draw:text-style-name="P8" draw:layer="controls" svg:width="0.5cm" svg:height="0.85cm" svg:x="18.05cm" svg:y="2.95cm" draw:control="control700"/>
        <draw:control draw:style-name="gr5" draw:text-style-name="P8" draw:layer="controls" svg:width="0.5cm" svg:height="0.85cm" svg:x="18.4cm" svg:y="2.95cm" draw:control="control701"/>
        <draw:control draw:style-name="gr5" draw:text-style-name="P8" draw:layer="controls" svg:width="0.5cm" svg:height="0.85cm" svg:x="18.75cm" svg:y="2.95cm" draw:control="control702"/>
        <draw:control draw:style-name="gr5" draw:text-style-name="P8" draw:layer="controls" svg:width="0.5cm" svg:height="0.85cm" svg:x="19.25cm" svg:y="2.95cm" draw:control="control703"/>
        <draw:control draw:style-name="gr5" draw:text-style-name="P8" draw:layer="controls" svg:width="0.5cm" svg:height="0.85cm" svg:x="19.6cm" svg:y="2.95cm" draw:control="control704"/>
        <draw:control draw:style-name="gr5" draw:text-style-name="P8" draw:layer="controls" svg:width="0.5cm" svg:height="0.85cm" svg:x="19.95cm" svg:y="2.95cm" draw:control="control705"/>
        <draw:control draw:style-name="gr5" draw:text-style-name="P8" draw:layer="controls" svg:width="0.5cm" svg:height="0.85cm" svg:x="20.3cm" svg:y="2.95cm" draw:control="control706"/>
        <draw:control draw:style-name="gr5" draw:text-style-name="P8" draw:layer="controls" svg:width="0.5cm" svg:height="0.85cm" svg:x="20.65cm" svg:y="2.95cm" draw:control="control707"/>
        <draw:control draw:style-name="gr5" draw:text-style-name="P8" draw:layer="controls" svg:width="0.5cm" svg:height="0.85cm" svg:x="17.35cm" svg:y="3.8cm" draw:control="control708"/>
        <draw:control draw:style-name="gr5" draw:text-style-name="P8" draw:layer="controls" svg:width="0.5cm" svg:height="0.85cm" svg:x="17.7cm" svg:y="3.8cm" draw:control="control709"/>
        <draw:control draw:style-name="gr5" draw:text-style-name="P8" draw:layer="controls" svg:width="0.5cm" svg:height="0.85cm" svg:x="18.05cm" svg:y="3.8cm" draw:control="control710"/>
        <draw:control draw:style-name="gr5" draw:text-style-name="P8" draw:layer="controls" svg:width="0.5cm" svg:height="0.85cm" svg:x="18.4cm" svg:y="3.8cm" draw:control="control711"/>
        <draw:control draw:style-name="gr5" draw:text-style-name="P8" draw:layer="controls" svg:width="0.5cm" svg:height="0.85cm" svg:x="18.75cm" svg:y="3.8cm" draw:control="control712"/>
        <draw:control draw:style-name="gr5" draw:text-style-name="P8" draw:layer="controls" svg:width="0.5cm" svg:height="0.85cm" svg:x="19.25cm" svg:y="3.8cm" draw:control="control713"/>
        <draw:control draw:style-name="gr5" draw:text-style-name="P8" draw:layer="controls" svg:width="0.5cm" svg:height="0.85cm" svg:x="19.6cm" svg:y="3.8cm" draw:control="control714"/>
        <draw:control draw:style-name="gr5" draw:text-style-name="P8" draw:layer="controls" svg:width="0.5cm" svg:height="0.85cm" svg:x="19.95cm" svg:y="3.8cm" draw:control="control715"/>
        <draw:control draw:style-name="gr5" draw:text-style-name="P8" draw:layer="controls" svg:width="0.5cm" svg:height="0.85cm" svg:x="20.3cm" svg:y="3.8cm" draw:control="control716"/>
        <draw:control draw:style-name="gr5" draw:text-style-name="P8" draw:layer="controls" svg:width="0.5cm" svg:height="0.85cm" svg:x="20.65cm" svg:y="3.8cm" draw:control="control717"/>
        <draw:control draw:style-name="gr1" draw:text-style-name="P1" draw:layer="controls" svg:width="3cm" svg:height="0.85cm" svg:x="10.55cm" svg:y="3.8cm" draw:control="control718"/>
        <draw:control draw:style-name="gr1" draw:text-style-name="P1" draw:layer="controls" svg:width="3cm" svg:height="0.85cm" svg:x="10.55cm" svg:y="4.65cm" draw:control="control719"/>
        <draw:control draw:style-name="gr1" draw:text-style-name="P1" draw:layer="controls" svg:width="3cm" svg:height="0.85cm" svg:x="10.55cm" svg:y="5.5cm" draw:control="control720"/>
        <draw:control draw:style-name="gr5" draw:text-style-name="P8" draw:layer="controls" svg:width="0.5cm" svg:height="0.85cm" svg:x="17.35cm" svg:y="4.65cm" draw:control="control721"/>
        <draw:control draw:style-name="gr5" draw:text-style-name="P8" draw:layer="controls" svg:width="0.5cm" svg:height="0.85cm" svg:x="17.7cm" svg:y="4.65cm" draw:control="control722"/>
        <draw:control draw:style-name="gr5" draw:text-style-name="P8" draw:layer="controls" svg:width="0.5cm" svg:height="0.85cm" svg:x="18.05cm" svg:y="4.65cm" draw:control="control723"/>
        <draw:control draw:style-name="gr5" draw:text-style-name="P8" draw:layer="controls" svg:width="0.5cm" svg:height="0.85cm" svg:x="18.4cm" svg:y="4.65cm" draw:control="control724"/>
        <draw:control draw:style-name="gr5" draw:text-style-name="P8" draw:layer="controls" svg:width="0.5cm" svg:height="0.85cm" svg:x="18.75cm" svg:y="4.65cm" draw:control="control725"/>
        <draw:control draw:style-name="gr5" draw:text-style-name="P8" draw:layer="controls" svg:width="0.5cm" svg:height="0.85cm" svg:x="19.25cm" svg:y="4.65cm" draw:control="control726"/>
        <draw:control draw:style-name="gr5" draw:text-style-name="P8" draw:layer="controls" svg:width="0.5cm" svg:height="0.85cm" svg:x="19.6cm" svg:y="4.65cm" draw:control="control727"/>
        <draw:control draw:style-name="gr5" draw:text-style-name="P8" draw:layer="controls" svg:width="0.5cm" svg:height="0.85cm" svg:x="19.95cm" svg:y="4.65cm" draw:control="control728"/>
        <draw:control draw:style-name="gr5" draw:text-style-name="P8" draw:layer="controls" svg:width="0.5cm" svg:height="0.85cm" svg:x="20.3cm" svg:y="4.65cm" draw:control="control729"/>
        <draw:control draw:style-name="gr5" draw:text-style-name="P8" draw:layer="controls" svg:width="0.5cm" svg:height="0.85cm" svg:x="20.65cm" svg:y="4.65cm" draw:control="control730"/>
        <draw:control draw:style-name="gr5" draw:text-style-name="P8" draw:layer="controls" svg:width="0.5cm" svg:height="0.85cm" svg:x="17.35cm" svg:y="5.5cm" draw:control="control731"/>
        <draw:control draw:style-name="gr5" draw:text-style-name="P8" draw:layer="controls" svg:width="0.5cm" svg:height="0.85cm" svg:x="17.7cm" svg:y="5.5cm" draw:control="control732"/>
        <draw:control draw:style-name="gr5" draw:text-style-name="P8" draw:layer="controls" svg:width="0.5cm" svg:height="0.85cm" svg:x="18.05cm" svg:y="5.5cm" draw:control="control733"/>
        <draw:control draw:style-name="gr5" draw:text-style-name="P8" draw:layer="controls" svg:width="0.5cm" svg:height="0.85cm" svg:x="18.4cm" svg:y="5.5cm" draw:control="control734"/>
        <draw:control draw:style-name="gr5" draw:text-style-name="P8" draw:layer="controls" svg:width="0.5cm" svg:height="0.85cm" svg:x="18.75cm" svg:y="5.5cm" draw:control="control735"/>
        <draw:control draw:style-name="gr5" draw:text-style-name="P8" draw:layer="controls" svg:width="0.5cm" svg:height="0.85cm" svg:x="19.25cm" svg:y="5.5cm" draw:control="control736"/>
        <draw:control draw:style-name="gr5" draw:text-style-name="P8" draw:layer="controls" svg:width="0.5cm" svg:height="0.85cm" svg:x="19.6cm" svg:y="5.5cm" draw:control="control737"/>
        <draw:control draw:style-name="gr5" draw:text-style-name="P8" draw:layer="controls" svg:width="0.5cm" svg:height="0.85cm" svg:x="19.95cm" svg:y="5.5cm" draw:control="control738"/>
        <draw:control draw:style-name="gr5" draw:text-style-name="P8" draw:layer="controls" svg:width="0.5cm" svg:height="0.85cm" svg:x="20.3cm" svg:y="5.5cm" draw:control="control739"/>
        <draw:control draw:style-name="gr5" draw:text-style-name="P8" draw:layer="controls" svg:width="0.5cm" svg:height="0.85cm" svg:x="20.65cm" svg:y="5.5cm" draw:control="control740"/>
        <draw:control draw:style-name="gr5" draw:text-style-name="P8" draw:layer="controls" svg:width="0.5cm" svg:height="0.85cm" svg:x="17.35cm" svg:y="6.35cm" draw:control="control741"/>
        <draw:control draw:style-name="gr5" draw:text-style-name="P8" draw:layer="controls" svg:width="0.5cm" svg:height="0.85cm" svg:x="17.7cm" svg:y="6.35cm" draw:control="control742"/>
        <draw:control draw:style-name="gr5" draw:text-style-name="P8" draw:layer="controls" svg:width="0.5cm" svg:height="0.85cm" svg:x="18.05cm" svg:y="6.35cm" draw:control="control743"/>
        <draw:control draw:style-name="gr5" draw:text-style-name="P8" draw:layer="controls" svg:width="0.5cm" svg:height="0.85cm" svg:x="18.4cm" svg:y="6.35cm" draw:control="control744"/>
        <draw:control draw:style-name="gr5" draw:text-style-name="P8" draw:layer="controls" svg:width="0.5cm" svg:height="0.85cm" svg:x="18.75cm" svg:y="6.35cm" draw:control="control745"/>
        <draw:control draw:style-name="gr5" draw:text-style-name="P8" draw:layer="controls" svg:width="0.5cm" svg:height="0.85cm" svg:x="19.25cm" svg:y="6.35cm" draw:control="control746"/>
        <draw:control draw:style-name="gr5" draw:text-style-name="P8" draw:layer="controls" svg:width="0.5cm" svg:height="0.85cm" svg:x="19.6cm" svg:y="6.35cm" draw:control="control747"/>
        <draw:control draw:style-name="gr5" draw:text-style-name="P8" draw:layer="controls" svg:width="0.5cm" svg:height="0.85cm" svg:x="19.95cm" svg:y="6.35cm" draw:control="control748"/>
        <draw:control draw:style-name="gr5" draw:text-style-name="P8" draw:layer="controls" svg:width="0.5cm" svg:height="0.85cm" svg:x="20.3cm" svg:y="6.35cm" draw:control="control749"/>
        <draw:control draw:style-name="gr5" draw:text-style-name="P8" draw:layer="controls" svg:width="0.5cm" svg:height="0.85cm" svg:x="20.65cm" svg:y="6.35cm" draw:control="control750"/>
        <draw:control draw:style-name="gr1" draw:text-style-name="P1" draw:layer="controls" svg:width="3cm" svg:height="0.85cm" svg:x="10.55cm" svg:y="6.35cm" draw:control="control751"/>
        <draw:control draw:style-name="gr4" draw:text-style-name="P5" draw:layer="controls" svg:width="3.75cm" svg:height="0.85cm" svg:x="3cm" svg:y="1.25cm" draw:control="control752"/>
        <draw:control draw:style-name="gr4" draw:text-style-name="P5" draw:layer="controls" svg:width="3.75cm" svg:height="0.85cm" svg:x="3cm" svg:y="2.1cm" draw:control="control753"/>
        <draw:control draw:style-name="gr4" draw:text-style-name="P5" draw:layer="controls" svg:width="3.75cm" svg:height="0.85cm" svg:x="3cm" svg:y="2.95cm" draw:control="control754"/>
        <draw:control draw:style-name="gr4" draw:text-style-name="P5" draw:layer="controls" svg:width="3.75cm" svg:height="0.85cm" svg:x="3cm" svg:y="3.8cm" draw:control="control755"/>
        <draw:control draw:style-name="gr4" draw:text-style-name="P5" draw:layer="controls" svg:width="3.75cm" svg:height="0.85cm" svg:x="3cm" svg:y="4.65cm" draw:control="control756"/>
        <draw:control draw:style-name="gr4" draw:text-style-name="P5" draw:layer="controls" svg:width="3.75cm" svg:height="0.85cm" svg:x="3cm" svg:y="5.5cm" draw:control="control757"/>
        <draw:control draw:style-name="gr4" draw:text-style-name="P5" draw:layer="controls" svg:width="3.75cm" svg:height="0.85cm" svg:x="3cm" svg:y="6.35cm" draw:control="control758"/>
        <draw:control draw:style-name="gr4" draw:text-style-name="P5" draw:layer="controls" svg:width="3.75cm" svg:height="0.85cm" svg:x="13.55cm" svg:y="1.25cm" draw:control="control759"/>
        <draw:control draw:style-name="gr4" draw:text-style-name="P5" draw:layer="controls" svg:width="3.75cm" svg:height="0.85cm" svg:x="13.55cm" svg:y="2.1cm" draw:control="control760"/>
        <draw:control draw:style-name="gr4" draw:text-style-name="P5" draw:layer="controls" svg:width="3.75cm" svg:height="0.85cm" svg:x="13.55cm" svg:y="2.95cm" draw:control="control761"/>
        <draw:control draw:style-name="gr4" draw:text-style-name="P5" draw:layer="controls" svg:width="3.75cm" svg:height="0.85cm" svg:x="13.55cm" svg:y="3.8cm" draw:control="control762"/>
        <draw:control draw:style-name="gr4" draw:text-style-name="P5" draw:layer="controls" svg:width="3.75cm" svg:height="0.85cm" svg:x="13.55cm" svg:y="4.65cm" draw:control="control763"/>
        <draw:control draw:style-name="gr4" draw:text-style-name="P5" draw:layer="controls" svg:width="3.75cm" svg:height="0.85cm" svg:x="13.55cm" svg:y="5.5cm" draw:control="control764"/>
        <draw:control draw:style-name="gr4" draw:text-style-name="P5" draw:layer="controls" svg:width="3.75cm" svg:height="0.85cm" svg:x="13.55cm" svg:y="6.35cm" draw:control="control765"/>
        <draw:line draw:style-name="gr3" draw:text-style-name="P4" draw:layer="layout" svg:x1="0cm" svg:y1="8cm" svg:x2="8.25cm" svg:y2="8cm">
          <text:p/>
        </draw:line>
        <draw:line draw:style-name="gr3" draw:text-style-name="P4" draw:layer="layout" svg:x1="12.75cm" svg:y1="8cm" svg:x2="21cm" svg:y2="8cm">
          <text:p/>
        </draw:line>
        <draw:control draw:style-name="gr1" draw:text-style-name="P6" draw:layer="controls" svg:width="4.375cm" svg:height="1.15cm" svg:x="8.313cm" svg:y="7.35cm" draw:control="control766"/>
        <draw:control draw:style-name="gr5" draw:text-style-name="P8" draw:layer="controls" svg:width="0.5cm" svg:height="0.85cm" svg:x="5.25cm" svg:y="8.65cm" draw:control="control767"/>
        <draw:control draw:style-name="gr5" draw:text-style-name="P8" draw:layer="controls" svg:width="0.5cm" svg:height="0.85cm" svg:x="5.6cm" svg:y="8.65cm" draw:control="control768"/>
        <draw:control draw:style-name="gr5" draw:text-style-name="P8" draw:layer="controls" svg:width="0.5cm" svg:height="0.85cm" svg:x="5.95cm" svg:y="8.65cm" draw:control="control769"/>
        <draw:control draw:style-name="gr5" draw:text-style-name="P8" draw:layer="controls" svg:width="0.5cm" svg:height="0.85cm" svg:x="6.3cm" svg:y="8.65cm" draw:control="control770"/>
        <draw:control draw:style-name="gr5" draw:text-style-name="P8" draw:layer="controls" svg:width="0.5cm" svg:height="0.85cm" svg:x="6.65cm" svg:y="8.65cm" draw:control="control771"/>
        <draw:control draw:style-name="gr5" draw:text-style-name="P8" draw:layer="controls" svg:width="0.5cm" svg:height="0.85cm" svg:x="7.15cm" svg:y="8.65cm" draw:control="control772"/>
        <draw:control draw:style-name="gr5" draw:text-style-name="P8" draw:layer="controls" svg:width="0.5cm" svg:height="0.85cm" svg:x="7.5cm" svg:y="8.65cm" draw:control="control773"/>
        <draw:control draw:style-name="gr5" draw:text-style-name="P8" draw:layer="controls" svg:width="0.5cm" svg:height="0.85cm" svg:x="7.85cm" svg:y="8.65cm" draw:control="control774"/>
        <draw:control draw:style-name="gr5" draw:text-style-name="P8" draw:layer="controls" svg:width="0.5cm" svg:height="0.85cm" svg:x="8.2cm" svg:y="8.65cm" draw:control="control775"/>
        <draw:control draw:style-name="gr5" draw:text-style-name="P8" draw:layer="controls" svg:width="0.5cm" svg:height="0.85cm" svg:x="8.5cm" svg:y="8.65cm" draw:control="control776"/>
        <draw:control draw:style-name="gr5" draw:text-style-name="P8" draw:layer="controls" svg:width="0.5cm" svg:height="0.85cm" svg:x="5.25cm" svg:y="9.5cm" draw:control="control777"/>
        <draw:control draw:style-name="gr5" draw:text-style-name="P8" draw:layer="controls" svg:width="0.5cm" svg:height="0.85cm" svg:x="5.6cm" svg:y="9.5cm" draw:control="control778"/>
        <draw:control draw:style-name="gr5" draw:text-style-name="P8" draw:layer="controls" svg:width="0.5cm" svg:height="0.85cm" svg:x="5.95cm" svg:y="9.5cm" draw:control="control779"/>
        <draw:control draw:style-name="gr5" draw:text-style-name="P8" draw:layer="controls" svg:width="0.5cm" svg:height="0.85cm" svg:x="6.3cm" svg:y="9.5cm" draw:control="control780"/>
        <draw:control draw:style-name="gr5" draw:text-style-name="P8" draw:layer="controls" svg:width="0.5cm" svg:height="0.85cm" svg:x="6.65cm" svg:y="9.5cm" draw:control="control781"/>
        <draw:control draw:style-name="gr5" draw:text-style-name="P8" draw:layer="controls" svg:width="0.5cm" svg:height="0.85cm" svg:x="7.15cm" svg:y="9.5cm" draw:control="control782"/>
        <draw:control draw:style-name="gr5" draw:text-style-name="P8" draw:layer="controls" svg:width="0.5cm" svg:height="0.85cm" svg:x="7.5cm" svg:y="9.5cm" draw:control="control783"/>
        <draw:control draw:style-name="gr5" draw:text-style-name="P8" draw:layer="controls" svg:width="0.5cm" svg:height="0.85cm" svg:x="7.85cm" svg:y="9.5cm" draw:control="control784"/>
        <draw:control draw:style-name="gr5" draw:text-style-name="P8" draw:layer="controls" svg:width="0.5cm" svg:height="0.85cm" svg:x="8.2cm" svg:y="9.5cm" draw:control="control785"/>
        <draw:control draw:style-name="gr5" draw:text-style-name="P8" draw:layer="controls" svg:width="0.5cm" svg:height="0.85cm" svg:x="8.5cm" svg:y="9.5cm" draw:control="control786"/>
        <draw:control draw:style-name="gr5" draw:text-style-name="P8" draw:layer="controls" svg:width="0.5cm" svg:height="0.85cm" svg:x="5.25cm" svg:y="10.35cm" draw:control="control787"/>
        <draw:control draw:style-name="gr5" draw:text-style-name="P8" draw:layer="controls" svg:width="0.5cm" svg:height="0.85cm" svg:x="5.6cm" svg:y="10.35cm" draw:control="control788"/>
        <draw:control draw:style-name="gr5" draw:text-style-name="P8" draw:layer="controls" svg:width="0.5cm" svg:height="0.85cm" svg:x="5.95cm" svg:y="10.35cm" draw:control="control789"/>
        <draw:control draw:style-name="gr5" draw:text-style-name="P8" draw:layer="controls" svg:width="0.5cm" svg:height="0.85cm" svg:x="6.3cm" svg:y="10.35cm" draw:control="control790"/>
        <draw:control draw:style-name="gr5" draw:text-style-name="P8" draw:layer="controls" svg:width="0.5cm" svg:height="0.85cm" svg:x="6.65cm" svg:y="10.35cm" draw:control="control791"/>
        <draw:control draw:style-name="gr5" draw:text-style-name="P8" draw:layer="controls" svg:width="0.5cm" svg:height="0.85cm" svg:x="7.15cm" svg:y="10.35cm" draw:control="control792"/>
        <draw:control draw:style-name="gr5" draw:text-style-name="P8" draw:layer="controls" svg:width="0.5cm" svg:height="0.85cm" svg:x="7.5cm" svg:y="10.35cm" draw:control="control793"/>
        <draw:control draw:style-name="gr5" draw:text-style-name="P8" draw:layer="controls" svg:width="0.5cm" svg:height="0.85cm" svg:x="7.85cm" svg:y="10.35cm" draw:control="control794"/>
        <draw:control draw:style-name="gr5" draw:text-style-name="P8" draw:layer="controls" svg:width="0.5cm" svg:height="0.85cm" svg:x="8.2cm" svg:y="10.35cm" draw:control="control795"/>
        <draw:control draw:style-name="gr5" draw:text-style-name="P8" draw:layer="controls" svg:width="0.5cm" svg:height="0.85cm" svg:x="8.5cm" svg:y="10.35cm" draw:control="control796"/>
        <draw:control draw:style-name="gr5" draw:text-style-name="P8" draw:layer="controls" svg:width="0.5cm" svg:height="0.85cm" svg:x="5.25cm" svg:y="11.2cm" draw:control="control797"/>
        <draw:control draw:style-name="gr5" draw:text-style-name="P8" draw:layer="controls" svg:width="0.5cm" svg:height="0.85cm" svg:x="5.6cm" svg:y="11.2cm" draw:control="control798"/>
        <draw:control draw:style-name="gr5" draw:text-style-name="P8" draw:layer="controls" svg:width="0.5cm" svg:height="0.85cm" svg:x="5.95cm" svg:y="11.2cm" draw:control="control799"/>
        <draw:control draw:style-name="gr5" draw:text-style-name="P8" draw:layer="controls" svg:width="0.5cm" svg:height="0.85cm" svg:x="6.3cm" svg:y="11.2cm" draw:control="control800"/>
        <draw:control draw:style-name="gr5" draw:text-style-name="P8" draw:layer="controls" svg:width="0.5cm" svg:height="0.85cm" svg:x="6.65cm" svg:y="11.2cm" draw:control="control801"/>
        <draw:control draw:style-name="gr5" draw:text-style-name="P8" draw:layer="controls" svg:width="0.5cm" svg:height="0.85cm" svg:x="7.15cm" svg:y="11.2cm" draw:control="control802"/>
        <draw:control draw:style-name="gr5" draw:text-style-name="P8" draw:layer="controls" svg:width="0.5cm" svg:height="0.85cm" svg:x="7.5cm" svg:y="11.2cm" draw:control="control803"/>
        <draw:control draw:style-name="gr5" draw:text-style-name="P8" draw:layer="controls" svg:width="0.5cm" svg:height="0.85cm" svg:x="7.85cm" svg:y="11.2cm" draw:control="control804"/>
        <draw:control draw:style-name="gr5" draw:text-style-name="P8" draw:layer="controls" svg:width="0.5cm" svg:height="0.85cm" svg:x="8.2cm" svg:y="11.2cm" draw:control="control805"/>
        <draw:control draw:style-name="gr5" draw:text-style-name="P8" draw:layer="controls" svg:width="0.5cm" svg:height="0.85cm" svg:x="8.5cm" svg:y="11.2cm" draw:control="control806"/>
        <draw:control draw:style-name="gr5" draw:text-style-name="P8" draw:layer="controls" svg:width="0.5cm" svg:height="0.85cm" svg:x="5.25cm" svg:y="12.05cm" draw:control="control807"/>
        <draw:control draw:style-name="gr5" draw:text-style-name="P8" draw:layer="controls" svg:width="0.5cm" svg:height="0.85cm" svg:x="5.6cm" svg:y="12.05cm" draw:control="control808"/>
        <draw:control draw:style-name="gr5" draw:text-style-name="P8" draw:layer="controls" svg:width="0.5cm" svg:height="0.85cm" svg:x="5.95cm" svg:y="12.05cm" draw:control="control809"/>
        <draw:control draw:style-name="gr5" draw:text-style-name="P8" draw:layer="controls" svg:width="0.5cm" svg:height="0.85cm" svg:x="6.3cm" svg:y="12.05cm" draw:control="control810"/>
        <draw:control draw:style-name="gr5" draw:text-style-name="P8" draw:layer="controls" svg:width="0.5cm" svg:height="0.85cm" svg:x="6.65cm" svg:y="12.05cm" draw:control="control811"/>
        <draw:control draw:style-name="gr5" draw:text-style-name="P8" draw:layer="controls" svg:width="0.5cm" svg:height="0.85cm" svg:x="7.15cm" svg:y="12.05cm" draw:control="control812"/>
        <draw:control draw:style-name="gr5" draw:text-style-name="P8" draw:layer="controls" svg:width="0.5cm" svg:height="0.85cm" svg:x="7.5cm" svg:y="12.05cm" draw:control="control813"/>
        <draw:control draw:style-name="gr5" draw:text-style-name="P8" draw:layer="controls" svg:width="0.5cm" svg:height="0.85cm" svg:x="7.85cm" svg:y="12.05cm" draw:control="control814"/>
        <draw:control draw:style-name="gr5" draw:text-style-name="P8" draw:layer="controls" svg:width="0.5cm" svg:height="0.85cm" svg:x="8.2cm" svg:y="12.05cm" draw:control="control815"/>
        <draw:control draw:style-name="gr5" draw:text-style-name="P8" draw:layer="controls" svg:width="0.5cm" svg:height="0.85cm" svg:x="8.5cm" svg:y="12.05cm" draw:control="control816"/>
        <draw:control draw:style-name="gr4" draw:text-style-name="P5" draw:layer="controls" svg:width="3.75cm" svg:height="0.85cm" svg:x="1.45cm" svg:y="8.65cm" draw:control="control817"/>
        <draw:control draw:style-name="gr4" draw:text-style-name="P5" draw:layer="controls" svg:width="3.75cm" svg:height="0.85cm" svg:x="1.45cm" svg:y="9.5cm" draw:control="control818"/>
        <draw:control draw:style-name="gr4" draw:text-style-name="P5" draw:layer="controls" svg:width="3.75cm" svg:height="0.85cm" svg:x="1.45cm" svg:y="10.35cm" draw:control="control819"/>
        <draw:control draw:style-name="gr4" draw:text-style-name="P5" draw:layer="controls" svg:width="3.75cm" svg:height="0.85cm" svg:x="1.45cm" svg:y="11.2cm" draw:control="control820"/>
        <draw:control draw:style-name="gr4" draw:text-style-name="P5" draw:layer="controls" svg:width="3.75cm" svg:height="0.85cm" svg:x="1.45cm" svg:y="12.05cm" draw:control="control821"/>
        <draw:control draw:style-name="gr5" draw:text-style-name="P8" draw:layer="controls" svg:width="0.5cm" svg:height="0.85cm" svg:x="5.25cm" svg:y="12.9cm" draw:control="control822"/>
        <draw:control draw:style-name="gr5" draw:text-style-name="P8" draw:layer="controls" svg:width="0.5cm" svg:height="0.85cm" svg:x="5.6cm" svg:y="12.9cm" draw:control="control823"/>
        <draw:control draw:style-name="gr5" draw:text-style-name="P8" draw:layer="controls" svg:width="0.5cm" svg:height="0.85cm" svg:x="5.95cm" svg:y="12.9cm" draw:control="control824"/>
        <draw:control draw:style-name="gr5" draw:text-style-name="P8" draw:layer="controls" svg:width="0.5cm" svg:height="0.85cm" svg:x="6.3cm" svg:y="12.9cm" draw:control="control825"/>
        <draw:control draw:style-name="gr5" draw:text-style-name="P8" draw:layer="controls" svg:width="0.5cm" svg:height="0.85cm" svg:x="6.65cm" svg:y="12.9cm" draw:control="control826"/>
        <draw:control draw:style-name="gr5" draw:text-style-name="P8" draw:layer="controls" svg:width="0.5cm" svg:height="0.85cm" svg:x="7.15cm" svg:y="12.9cm" draw:control="control827"/>
        <draw:control draw:style-name="gr5" draw:text-style-name="P8" draw:layer="controls" svg:width="0.5cm" svg:height="0.85cm" svg:x="7.5cm" svg:y="12.9cm" draw:control="control828"/>
        <draw:control draw:style-name="gr5" draw:text-style-name="P8" draw:layer="controls" svg:width="0.5cm" svg:height="0.85cm" svg:x="7.85cm" svg:y="12.9cm" draw:control="control829"/>
        <draw:control draw:style-name="gr5" draw:text-style-name="P8" draw:layer="controls" svg:width="0.5cm" svg:height="0.85cm" svg:x="8.2cm" svg:y="12.9cm" draw:control="control830"/>
        <draw:control draw:style-name="gr5" draw:text-style-name="P8" draw:layer="controls" svg:width="0.5cm" svg:height="0.85cm" svg:x="8.5cm" svg:y="12.9cm" draw:control="control831"/>
        <draw:control draw:style-name="gr5" draw:text-style-name="P8" draw:layer="controls" svg:width="0.5cm" svg:height="0.85cm" svg:x="5.25cm" svg:y="13.75cm" draw:control="control832"/>
        <draw:control draw:style-name="gr5" draw:text-style-name="P8" draw:layer="controls" svg:width="0.5cm" svg:height="0.85cm" svg:x="5.6cm" svg:y="13.75cm" draw:control="control833"/>
        <draw:control draw:style-name="gr5" draw:text-style-name="P8" draw:layer="controls" svg:width="0.5cm" svg:height="0.85cm" svg:x="5.95cm" svg:y="13.75cm" draw:control="control834"/>
        <draw:control draw:style-name="gr5" draw:text-style-name="P8" draw:layer="controls" svg:width="0.5cm" svg:height="0.85cm" svg:x="6.3cm" svg:y="13.75cm" draw:control="control835"/>
        <draw:control draw:style-name="gr5" draw:text-style-name="P8" draw:layer="controls" svg:width="0.5cm" svg:height="0.85cm" svg:x="6.65cm" svg:y="13.75cm" draw:control="control836"/>
        <draw:control draw:style-name="gr5" draw:text-style-name="P8" draw:layer="controls" svg:width="0.5cm" svg:height="0.85cm" svg:x="7.15cm" svg:y="13.75cm" draw:control="control837"/>
        <draw:control draw:style-name="gr5" draw:text-style-name="P8" draw:layer="controls" svg:width="0.5cm" svg:height="0.85cm" svg:x="7.5cm" svg:y="13.75cm" draw:control="control838"/>
        <draw:control draw:style-name="gr5" draw:text-style-name="P8" draw:layer="controls" svg:width="0.5cm" svg:height="0.85cm" svg:x="7.85cm" svg:y="13.75cm" draw:control="control839"/>
        <draw:control draw:style-name="gr5" draw:text-style-name="P8" draw:layer="controls" svg:width="0.5cm" svg:height="0.85cm" svg:x="8.2cm" svg:y="13.75cm" draw:control="control840"/>
        <draw:control draw:style-name="gr5" draw:text-style-name="P8" draw:layer="controls" svg:width="0.5cm" svg:height="0.85cm" svg:x="8.5cm" svg:y="13.75cm" draw:control="control841"/>
        <draw:control draw:style-name="gr5" draw:text-style-name="P8" draw:layer="controls" svg:width="0.5cm" svg:height="0.85cm" svg:x="5.25cm" svg:y="14.6cm" draw:control="control842"/>
        <draw:control draw:style-name="gr5" draw:text-style-name="P8" draw:layer="controls" svg:width="0.5cm" svg:height="0.85cm" svg:x="5.6cm" svg:y="14.6cm" draw:control="control843"/>
        <draw:control draw:style-name="gr5" draw:text-style-name="P8" draw:layer="controls" svg:width="0.5cm" svg:height="0.85cm" svg:x="5.95cm" svg:y="14.6cm" draw:control="control844"/>
        <draw:control draw:style-name="gr5" draw:text-style-name="P8" draw:layer="controls" svg:width="0.5cm" svg:height="0.85cm" svg:x="6.3cm" svg:y="14.6cm" draw:control="control845"/>
        <draw:control draw:style-name="gr5" draw:text-style-name="P8" draw:layer="controls" svg:width="0.5cm" svg:height="0.85cm" svg:x="6.65cm" svg:y="14.6cm" draw:control="control846"/>
        <draw:control draw:style-name="gr5" draw:text-style-name="P8" draw:layer="controls" svg:width="0.5cm" svg:height="0.85cm" svg:x="7.15cm" svg:y="14.6cm" draw:control="control847"/>
        <draw:control draw:style-name="gr5" draw:text-style-name="P8" draw:layer="controls" svg:width="0.5cm" svg:height="0.85cm" svg:x="7.5cm" svg:y="14.6cm" draw:control="control848"/>
        <draw:control draw:style-name="gr5" draw:text-style-name="P8" draw:layer="controls" svg:width="0.5cm" svg:height="0.85cm" svg:x="7.85cm" svg:y="14.6cm" draw:control="control849"/>
        <draw:control draw:style-name="gr5" draw:text-style-name="P8" draw:layer="controls" svg:width="0.5cm" svg:height="0.85cm" svg:x="8.2cm" svg:y="14.6cm" draw:control="control850"/>
        <draw:control draw:style-name="gr5" draw:text-style-name="P8" draw:layer="controls" svg:width="0.5cm" svg:height="0.85cm" svg:x="8.5cm" svg:y="14.6cm" draw:control="control851"/>
        <draw:control draw:style-name="gr5" draw:text-style-name="P8" draw:layer="controls" svg:width="0.5cm" svg:height="0.85cm" svg:x="5.25cm" svg:y="15.45cm" draw:control="control852"/>
        <draw:control draw:style-name="gr5" draw:text-style-name="P8" draw:layer="controls" svg:width="0.5cm" svg:height="0.85cm" svg:x="5.6cm" svg:y="15.45cm" draw:control="control853"/>
        <draw:control draw:style-name="gr5" draw:text-style-name="P8" draw:layer="controls" svg:width="0.5cm" svg:height="0.85cm" svg:x="5.95cm" svg:y="15.45cm" draw:control="control854"/>
        <draw:control draw:style-name="gr5" draw:text-style-name="P8" draw:layer="controls" svg:width="0.5cm" svg:height="0.85cm" svg:x="6.3cm" svg:y="15.45cm" draw:control="control855"/>
        <draw:control draw:style-name="gr5" draw:text-style-name="P8" draw:layer="controls" svg:width="0.5cm" svg:height="0.85cm" svg:x="6.65cm" svg:y="15.45cm" draw:control="control856"/>
        <draw:control draw:style-name="gr5" draw:text-style-name="P8" draw:layer="controls" svg:width="0.5cm" svg:height="0.85cm" svg:x="7.15cm" svg:y="15.45cm" draw:control="control857"/>
        <draw:control draw:style-name="gr5" draw:text-style-name="P8" draw:layer="controls" svg:width="0.5cm" svg:height="0.85cm" svg:x="7.5cm" svg:y="15.45cm" draw:control="control858"/>
        <draw:control draw:style-name="gr5" draw:text-style-name="P8" draw:layer="controls" svg:width="0.5cm" svg:height="0.85cm" svg:x="7.85cm" svg:y="15.45cm" draw:control="control859"/>
        <draw:control draw:style-name="gr5" draw:text-style-name="P8" draw:layer="controls" svg:width="0.5cm" svg:height="0.85cm" svg:x="8.2cm" svg:y="15.45cm" draw:control="control860"/>
        <draw:control draw:style-name="gr5" draw:text-style-name="P8" draw:layer="controls" svg:width="0.5cm" svg:height="0.85cm" svg:x="8.5cm" svg:y="15.45cm" draw:control="control861"/>
        <draw:control draw:style-name="gr5" draw:text-style-name="P8" draw:layer="controls" svg:width="0.5cm" svg:height="0.85cm" svg:x="5.25cm" svg:y="16.3cm" draw:control="control862"/>
        <draw:control draw:style-name="gr5" draw:text-style-name="P8" draw:layer="controls" svg:width="0.5cm" svg:height="0.85cm" svg:x="5.6cm" svg:y="16.3cm" draw:control="control863"/>
        <draw:control draw:style-name="gr5" draw:text-style-name="P8" draw:layer="controls" svg:width="0.5cm" svg:height="0.85cm" svg:x="5.95cm" svg:y="16.3cm" draw:control="control864"/>
        <draw:control draw:style-name="gr5" draw:text-style-name="P8" draw:layer="controls" svg:width="0.5cm" svg:height="0.85cm" svg:x="6.3cm" svg:y="16.3cm" draw:control="control865"/>
        <draw:control draw:style-name="gr5" draw:text-style-name="P8" draw:layer="controls" svg:width="0.5cm" svg:height="0.85cm" svg:x="6.65cm" svg:y="16.3cm" draw:control="control866"/>
        <draw:control draw:style-name="gr5" draw:text-style-name="P8" draw:layer="controls" svg:width="0.5cm" svg:height="0.85cm" svg:x="7.15cm" svg:y="16.3cm" draw:control="control867"/>
        <draw:control draw:style-name="gr5" draw:text-style-name="P8" draw:layer="controls" svg:width="0.5cm" svg:height="0.85cm" svg:x="7.5cm" svg:y="16.3cm" draw:control="control868"/>
        <draw:control draw:style-name="gr5" draw:text-style-name="P8" draw:layer="controls" svg:width="0.5cm" svg:height="0.85cm" svg:x="7.85cm" svg:y="16.3cm" draw:control="control869"/>
        <draw:control draw:style-name="gr5" draw:text-style-name="P8" draw:layer="controls" svg:width="0.5cm" svg:height="0.85cm" svg:x="8.2cm" svg:y="16.3cm" draw:control="control870"/>
        <draw:control draw:style-name="gr5" draw:text-style-name="P8" draw:layer="controls" svg:width="0.5cm" svg:height="0.85cm" svg:x="8.5cm" svg:y="16.3cm" draw:control="control871"/>
        <draw:control draw:style-name="gr4" draw:text-style-name="P5" draw:layer="controls" svg:width="3.75cm" svg:height="0.85cm" svg:x="1.45cm" svg:y="12.9cm" draw:control="control872"/>
        <draw:control draw:style-name="gr4" draw:text-style-name="P5" draw:layer="controls" svg:width="3.75cm" svg:height="0.85cm" svg:x="1.45cm" svg:y="13.75cm" draw:control="control873"/>
        <draw:control draw:style-name="gr4" draw:text-style-name="P5" draw:layer="controls" svg:width="3.75cm" svg:height="0.85cm" svg:x="1.45cm" svg:y="14.6cm" draw:control="control874"/>
        <draw:control draw:style-name="gr4" draw:text-style-name="P5" draw:layer="controls" svg:width="3.75cm" svg:height="0.85cm" svg:x="1.45cm" svg:y="15.45cm" draw:control="control875"/>
        <draw:control draw:style-name="gr4" draw:text-style-name="P5" draw:layer="controls" svg:width="3.75cm" svg:height="0.85cm" svg:x="1.45cm" svg:y="16.3cm" draw:control="control876"/>
        <draw:control draw:style-name="gr5" draw:text-style-name="P8" draw:layer="controls" svg:width="0.5cm" svg:height="0.85cm" svg:x="5.25cm" svg:y="17.15cm" draw:control="control877"/>
        <draw:control draw:style-name="gr5" draw:text-style-name="P8" draw:layer="controls" svg:width="0.5cm" svg:height="0.85cm" svg:x="5.6cm" svg:y="17.15cm" draw:control="control878"/>
        <draw:control draw:style-name="gr5" draw:text-style-name="P8" draw:layer="controls" svg:width="0.5cm" svg:height="0.85cm" svg:x="5.95cm" svg:y="17.15cm" draw:control="control879"/>
        <draw:control draw:style-name="gr5" draw:text-style-name="P8" draw:layer="controls" svg:width="0.5cm" svg:height="0.85cm" svg:x="6.3cm" svg:y="17.15cm" draw:control="control880"/>
        <draw:control draw:style-name="gr5" draw:text-style-name="P8" draw:layer="controls" svg:width="0.5cm" svg:height="0.85cm" svg:x="6.65cm" svg:y="17.15cm" draw:control="control881"/>
        <draw:control draw:style-name="gr5" draw:text-style-name="P8" draw:layer="controls" svg:width="0.5cm" svg:height="0.85cm" svg:x="7.15cm" svg:y="17.15cm" draw:control="control882"/>
        <draw:control draw:style-name="gr5" draw:text-style-name="P8" draw:layer="controls" svg:width="0.5cm" svg:height="0.85cm" svg:x="7.5cm" svg:y="17.15cm" draw:control="control883"/>
        <draw:control draw:style-name="gr5" draw:text-style-name="P8" draw:layer="controls" svg:width="0.5cm" svg:height="0.85cm" svg:x="7.85cm" svg:y="17.15cm" draw:control="control884"/>
        <draw:control draw:style-name="gr5" draw:text-style-name="P8" draw:layer="controls" svg:width="0.5cm" svg:height="0.85cm" svg:x="8.2cm" svg:y="17.15cm" draw:control="control885"/>
        <draw:control draw:style-name="gr5" draw:text-style-name="P8" draw:layer="controls" svg:width="0.5cm" svg:height="0.85cm" svg:x="8.5cm" svg:y="17.15cm" draw:control="control886"/>
        <draw:control draw:style-name="gr5" draw:text-style-name="P8" draw:layer="controls" svg:width="0.5cm" svg:height="0.85cm" svg:x="5.25cm" svg:y="18cm" draw:control="control887"/>
        <draw:control draw:style-name="gr5" draw:text-style-name="P8" draw:layer="controls" svg:width="0.5cm" svg:height="0.85cm" svg:x="5.6cm" svg:y="18cm" draw:control="control888"/>
        <draw:control draw:style-name="gr5" draw:text-style-name="P8" draw:layer="controls" svg:width="0.5cm" svg:height="0.85cm" svg:x="5.95cm" svg:y="18cm" draw:control="control889"/>
        <draw:control draw:style-name="gr5" draw:text-style-name="P8" draw:layer="controls" svg:width="0.5cm" svg:height="0.85cm" svg:x="6.3cm" svg:y="18cm" draw:control="control890"/>
        <draw:control draw:style-name="gr5" draw:text-style-name="P8" draw:layer="controls" svg:width="0.5cm" svg:height="0.85cm" svg:x="6.65cm" svg:y="18cm" draw:control="control891"/>
        <draw:control draw:style-name="gr5" draw:text-style-name="P8" draw:layer="controls" svg:width="0.5cm" svg:height="0.85cm" svg:x="7.15cm" svg:y="18cm" draw:control="control892"/>
        <draw:control draw:style-name="gr5" draw:text-style-name="P8" draw:layer="controls" svg:width="0.5cm" svg:height="0.85cm" svg:x="7.5cm" svg:y="18cm" draw:control="control893"/>
        <draw:control draw:style-name="gr5" draw:text-style-name="P8" draw:layer="controls" svg:width="0.5cm" svg:height="0.85cm" svg:x="7.85cm" svg:y="18cm" draw:control="control894"/>
        <draw:control draw:style-name="gr5" draw:text-style-name="P8" draw:layer="controls" svg:width="0.5cm" svg:height="0.85cm" svg:x="8.2cm" svg:y="18cm" draw:control="control895"/>
        <draw:control draw:style-name="gr5" draw:text-style-name="P8" draw:layer="controls" svg:width="0.5cm" svg:height="0.85cm" svg:x="8.5cm" svg:y="18cm" draw:control="control896"/>
        <draw:control draw:style-name="gr4" draw:text-style-name="P5" draw:layer="controls" svg:width="3.75cm" svg:height="0.85cm" svg:x="1.45cm" svg:y="17.15cm" draw:control="control897"/>
        <draw:control draw:style-name="gr4" draw:text-style-name="P5" draw:layer="controls" svg:width="3.75cm" svg:height="0.85cm" svg:x="1.45cm" svg:y="18cm" draw:control="control898"/>
        <draw:control draw:style-name="gr5" draw:text-style-name="P8" draw:layer="controls" svg:width="0.5cm" svg:height="0.85cm" svg:x="15.8cm" svg:y="8.65cm" draw:control="control899"/>
        <draw:control draw:style-name="gr5" draw:text-style-name="P8" draw:layer="controls" svg:width="0.5cm" svg:height="0.85cm" svg:x="16.15cm" svg:y="8.65cm" draw:control="control900"/>
        <draw:control draw:style-name="gr5" draw:text-style-name="P8" draw:layer="controls" svg:width="0.5cm" svg:height="0.85cm" svg:x="16.5cm" svg:y="8.65cm" draw:control="control901"/>
        <draw:control draw:style-name="gr5" draw:text-style-name="P8" draw:layer="controls" svg:width="0.5cm" svg:height="0.85cm" svg:x="16.85cm" svg:y="8.65cm" draw:control="control902"/>
        <draw:control draw:style-name="gr5" draw:text-style-name="P8" draw:layer="controls" svg:width="0.5cm" svg:height="0.85cm" svg:x="17.2cm" svg:y="8.65cm" draw:control="control903"/>
        <draw:control draw:style-name="gr5" draw:text-style-name="P8" draw:layer="controls" svg:width="0.5cm" svg:height="0.85cm" svg:x="17.7cm" svg:y="8.65cm" draw:control="control904"/>
        <draw:control draw:style-name="gr5" draw:text-style-name="P8" draw:layer="controls" svg:width="0.5cm" svg:height="0.85cm" svg:x="18.05cm" svg:y="8.65cm" draw:control="control905"/>
        <draw:control draw:style-name="gr5" draw:text-style-name="P8" draw:layer="controls" svg:width="0.5cm" svg:height="0.85cm" svg:x="18.4cm" svg:y="8.65cm" draw:control="control906"/>
        <draw:control draw:style-name="gr5" draw:text-style-name="P8" draw:layer="controls" svg:width="0.5cm" svg:height="0.85cm" svg:x="18.75cm" svg:y="8.65cm" draw:control="control907"/>
        <draw:control draw:style-name="gr5" draw:text-style-name="P8" draw:layer="controls" svg:width="0.5cm" svg:height="0.85cm" svg:x="19.05cm" svg:y="8.65cm" draw:control="control908"/>
        <draw:control draw:style-name="gr5" draw:text-style-name="P8" draw:layer="controls" svg:width="0.5cm" svg:height="0.85cm" svg:x="15.8cm" svg:y="9.5cm" draw:control="control909"/>
        <draw:control draw:style-name="gr5" draw:text-style-name="P8" draw:layer="controls" svg:width="0.5cm" svg:height="0.85cm" svg:x="16.15cm" svg:y="9.5cm" draw:control="control910"/>
        <draw:control draw:style-name="gr5" draw:text-style-name="P8" draw:layer="controls" svg:width="0.5cm" svg:height="0.85cm" svg:x="16.5cm" svg:y="9.5cm" draw:control="control911"/>
        <draw:control draw:style-name="gr5" draw:text-style-name="P8" draw:layer="controls" svg:width="0.5cm" svg:height="0.85cm" svg:x="16.85cm" svg:y="9.5cm" draw:control="control912"/>
        <draw:control draw:style-name="gr5" draw:text-style-name="P8" draw:layer="controls" svg:width="0.5cm" svg:height="0.85cm" svg:x="17.2cm" svg:y="9.5cm" draw:control="control913"/>
        <draw:control draw:style-name="gr5" draw:text-style-name="P8" draw:layer="controls" svg:width="0.5cm" svg:height="0.85cm" svg:x="17.7cm" svg:y="9.5cm" draw:control="control914"/>
        <draw:control draw:style-name="gr5" draw:text-style-name="P8" draw:layer="controls" svg:width="0.5cm" svg:height="0.85cm" svg:x="18.05cm" svg:y="9.5cm" draw:control="control915"/>
        <draw:control draw:style-name="gr5" draw:text-style-name="P8" draw:layer="controls" svg:width="0.5cm" svg:height="0.85cm" svg:x="18.4cm" svg:y="9.5cm" draw:control="control916"/>
        <draw:control draw:style-name="gr5" draw:text-style-name="P8" draw:layer="controls" svg:width="0.5cm" svg:height="0.85cm" svg:x="18.75cm" svg:y="9.5cm" draw:control="control917"/>
        <draw:control draw:style-name="gr5" draw:text-style-name="P8" draw:layer="controls" svg:width="0.5cm" svg:height="0.85cm" svg:x="19.05cm" svg:y="9.5cm" draw:control="control918"/>
        <draw:control draw:style-name="gr5" draw:text-style-name="P8" draw:layer="controls" svg:width="0.5cm" svg:height="0.85cm" svg:x="15.8cm" svg:y="10.35cm" draw:control="control919"/>
        <draw:control draw:style-name="gr5" draw:text-style-name="P8" draw:layer="controls" svg:width="0.5cm" svg:height="0.85cm" svg:x="16.15cm" svg:y="10.35cm" draw:control="control920"/>
        <draw:control draw:style-name="gr5" draw:text-style-name="P8" draw:layer="controls" svg:width="0.5cm" svg:height="0.85cm" svg:x="16.5cm" svg:y="10.35cm" draw:control="control921"/>
        <draw:control draw:style-name="gr5" draw:text-style-name="P8" draw:layer="controls" svg:width="0.5cm" svg:height="0.85cm" svg:x="16.85cm" svg:y="10.35cm" draw:control="control922"/>
        <draw:control draw:style-name="gr5" draw:text-style-name="P8" draw:layer="controls" svg:width="0.5cm" svg:height="0.85cm" svg:x="17.2cm" svg:y="10.35cm" draw:control="control923"/>
        <draw:control draw:style-name="gr5" draw:text-style-name="P8" draw:layer="controls" svg:width="0.5cm" svg:height="0.85cm" svg:x="17.7cm" svg:y="10.35cm" draw:control="control924"/>
        <draw:control draw:style-name="gr5" draw:text-style-name="P8" draw:layer="controls" svg:width="0.5cm" svg:height="0.85cm" svg:x="18.05cm" svg:y="10.35cm" draw:control="control925"/>
        <draw:control draw:style-name="gr5" draw:text-style-name="P8" draw:layer="controls" svg:width="0.5cm" svg:height="0.85cm" svg:x="18.4cm" svg:y="10.35cm" draw:control="control926"/>
        <draw:control draw:style-name="gr5" draw:text-style-name="P8" draw:layer="controls" svg:width="0.5cm" svg:height="0.85cm" svg:x="18.75cm" svg:y="10.35cm" draw:control="control927"/>
        <draw:control draw:style-name="gr5" draw:text-style-name="P8" draw:layer="controls" svg:width="0.5cm" svg:height="0.85cm" svg:x="19.05cm" svg:y="10.35cm" draw:control="control928"/>
        <draw:control draw:style-name="gr5" draw:text-style-name="P8" draw:layer="controls" svg:width="0.5cm" svg:height="0.85cm" svg:x="15.8cm" svg:y="11.2cm" draw:control="control929"/>
        <draw:control draw:style-name="gr5" draw:text-style-name="P8" draw:layer="controls" svg:width="0.5cm" svg:height="0.85cm" svg:x="16.15cm" svg:y="11.2cm" draw:control="control930"/>
        <draw:control draw:style-name="gr5" draw:text-style-name="P8" draw:layer="controls" svg:width="0.5cm" svg:height="0.85cm" svg:x="16.5cm" svg:y="11.2cm" draw:control="control931"/>
        <draw:control draw:style-name="gr5" draw:text-style-name="P8" draw:layer="controls" svg:width="0.5cm" svg:height="0.85cm" svg:x="16.85cm" svg:y="11.2cm" draw:control="control932"/>
        <draw:control draw:style-name="gr5" draw:text-style-name="P8" draw:layer="controls" svg:width="0.5cm" svg:height="0.85cm" svg:x="17.2cm" svg:y="11.2cm" draw:control="control933"/>
        <draw:control draw:style-name="gr5" draw:text-style-name="P8" draw:layer="controls" svg:width="0.5cm" svg:height="0.85cm" svg:x="17.7cm" svg:y="11.2cm" draw:control="control934"/>
        <draw:control draw:style-name="gr5" draw:text-style-name="P8" draw:layer="controls" svg:width="0.5cm" svg:height="0.85cm" svg:x="18.05cm" svg:y="11.2cm" draw:control="control935"/>
        <draw:control draw:style-name="gr5" draw:text-style-name="P8" draw:layer="controls" svg:width="0.5cm" svg:height="0.85cm" svg:x="18.4cm" svg:y="11.2cm" draw:control="control936"/>
        <draw:control draw:style-name="gr5" draw:text-style-name="P8" draw:layer="controls" svg:width="0.5cm" svg:height="0.85cm" svg:x="18.75cm" svg:y="11.2cm" draw:control="control937"/>
        <draw:control draw:style-name="gr5" draw:text-style-name="P8" draw:layer="controls" svg:width="0.5cm" svg:height="0.85cm" svg:x="19.05cm" svg:y="11.2cm" draw:control="control938"/>
        <draw:control draw:style-name="gr5" draw:text-style-name="P8" draw:layer="controls" svg:width="0.5cm" svg:height="0.85cm" svg:x="15.8cm" svg:y="12.05cm" draw:control="control939"/>
        <draw:control draw:style-name="gr5" draw:text-style-name="P8" draw:layer="controls" svg:width="0.5cm" svg:height="0.85cm" svg:x="16.15cm" svg:y="12.05cm" draw:control="control940"/>
        <draw:control draw:style-name="gr5" draw:text-style-name="P8" draw:layer="controls" svg:width="0.5cm" svg:height="0.85cm" svg:x="16.5cm" svg:y="12.05cm" draw:control="control941"/>
        <draw:control draw:style-name="gr5" draw:text-style-name="P8" draw:layer="controls" svg:width="0.5cm" svg:height="0.85cm" svg:x="16.85cm" svg:y="12.05cm" draw:control="control942"/>
        <draw:control draw:style-name="gr5" draw:text-style-name="P8" draw:layer="controls" svg:width="0.5cm" svg:height="0.85cm" svg:x="17.2cm" svg:y="12.05cm" draw:control="control943"/>
        <draw:control draw:style-name="gr5" draw:text-style-name="P8" draw:layer="controls" svg:width="0.5cm" svg:height="0.85cm" svg:x="17.7cm" svg:y="12.05cm" draw:control="control944"/>
        <draw:control draw:style-name="gr5" draw:text-style-name="P8" draw:layer="controls" svg:width="0.5cm" svg:height="0.85cm" svg:x="18.05cm" svg:y="12.05cm" draw:control="control945"/>
        <draw:control draw:style-name="gr5" draw:text-style-name="P8" draw:layer="controls" svg:width="0.5cm" svg:height="0.85cm" svg:x="18.4cm" svg:y="12.05cm" draw:control="control946"/>
        <draw:control draw:style-name="gr5" draw:text-style-name="P8" draw:layer="controls" svg:width="0.5cm" svg:height="0.85cm" svg:x="18.75cm" svg:y="12.05cm" draw:control="control947"/>
        <draw:control draw:style-name="gr5" draw:text-style-name="P8" draw:layer="controls" svg:width="0.5cm" svg:height="0.85cm" svg:x="19.05cm" svg:y="12.05cm" draw:control="control948"/>
        <draw:control draw:style-name="gr4" draw:text-style-name="P5" draw:layer="controls" svg:width="3.75cm" svg:height="0.85cm" svg:x="12cm" svg:y="8.65cm" draw:control="control949"/>
        <draw:control draw:style-name="gr4" draw:text-style-name="P5" draw:layer="controls" svg:width="3.75cm" svg:height="0.85cm" svg:x="12cm" svg:y="9.5cm" draw:control="control950"/>
        <draw:control draw:style-name="gr4" draw:text-style-name="P5" draw:layer="controls" svg:width="3.75cm" svg:height="0.85cm" svg:x="12cm" svg:y="10.35cm" draw:control="control951"/>
        <draw:control draw:style-name="gr4" draw:text-style-name="P5" draw:layer="controls" svg:width="3.75cm" svg:height="0.85cm" svg:x="12cm" svg:y="11.2cm" draw:control="control952"/>
        <draw:control draw:style-name="gr4" draw:text-style-name="P5" draw:layer="controls" svg:width="3.75cm" svg:height="0.85cm" svg:x="12cm" svg:y="12.05cm" draw:control="control953"/>
        <draw:control draw:style-name="gr5" draw:text-style-name="P8" draw:layer="controls" svg:width="0.5cm" svg:height="0.85cm" svg:x="15.8cm" svg:y="12.9cm" draw:control="control954"/>
        <draw:control draw:style-name="gr5" draw:text-style-name="P8" draw:layer="controls" svg:width="0.5cm" svg:height="0.85cm" svg:x="16.15cm" svg:y="12.9cm" draw:control="control955"/>
        <draw:control draw:style-name="gr5" draw:text-style-name="P8" draw:layer="controls" svg:width="0.5cm" svg:height="0.85cm" svg:x="16.5cm" svg:y="12.9cm" draw:control="control956"/>
        <draw:control draw:style-name="gr5" draw:text-style-name="P8" draw:layer="controls" svg:width="0.5cm" svg:height="0.85cm" svg:x="16.85cm" svg:y="12.9cm" draw:control="control957"/>
        <draw:control draw:style-name="gr5" draw:text-style-name="P8" draw:layer="controls" svg:width="0.5cm" svg:height="0.85cm" svg:x="17.2cm" svg:y="12.9cm" draw:control="control958"/>
        <draw:control draw:style-name="gr5" draw:text-style-name="P8" draw:layer="controls" svg:width="0.5cm" svg:height="0.85cm" svg:x="17.7cm" svg:y="12.9cm" draw:control="control959"/>
        <draw:control draw:style-name="gr5" draw:text-style-name="P8" draw:layer="controls" svg:width="0.5cm" svg:height="0.85cm" svg:x="18.05cm" svg:y="12.9cm" draw:control="control960"/>
        <draw:control draw:style-name="gr5" draw:text-style-name="P8" draw:layer="controls" svg:width="0.5cm" svg:height="0.85cm" svg:x="18.4cm" svg:y="12.9cm" draw:control="control961"/>
        <draw:control draw:style-name="gr5" draw:text-style-name="P8" draw:layer="controls" svg:width="0.5cm" svg:height="0.85cm" svg:x="18.75cm" svg:y="12.9cm" draw:control="control962"/>
        <draw:control draw:style-name="gr5" draw:text-style-name="P8" draw:layer="controls" svg:width="0.5cm" svg:height="0.85cm" svg:x="19.05cm" svg:y="12.9cm" draw:control="control963"/>
        <draw:control draw:style-name="gr5" draw:text-style-name="P8" draw:layer="controls" svg:width="0.5cm" svg:height="0.85cm" svg:x="15.8cm" svg:y="13.75cm" draw:control="control964"/>
        <draw:control draw:style-name="gr5" draw:text-style-name="P8" draw:layer="controls" svg:width="0.5cm" svg:height="0.85cm" svg:x="16.15cm" svg:y="13.75cm" draw:control="control965"/>
        <draw:control draw:style-name="gr5" draw:text-style-name="P8" draw:layer="controls" svg:width="0.5cm" svg:height="0.85cm" svg:x="16.5cm" svg:y="13.75cm" draw:control="control966"/>
        <draw:control draw:style-name="gr5" draw:text-style-name="P8" draw:layer="controls" svg:width="0.5cm" svg:height="0.85cm" svg:x="16.85cm" svg:y="13.75cm" draw:control="control967"/>
        <draw:control draw:style-name="gr5" draw:text-style-name="P8" draw:layer="controls" svg:width="0.5cm" svg:height="0.85cm" svg:x="17.2cm" svg:y="13.75cm" draw:control="control968"/>
        <draw:control draw:style-name="gr5" draw:text-style-name="P8" draw:layer="controls" svg:width="0.5cm" svg:height="0.85cm" svg:x="17.7cm" svg:y="13.75cm" draw:control="control969"/>
        <draw:control draw:style-name="gr5" draw:text-style-name="P8" draw:layer="controls" svg:width="0.5cm" svg:height="0.85cm" svg:x="18.05cm" svg:y="13.75cm" draw:control="control970"/>
        <draw:control draw:style-name="gr5" draw:text-style-name="P8" draw:layer="controls" svg:width="0.5cm" svg:height="0.85cm" svg:x="18.4cm" svg:y="13.75cm" draw:control="control971"/>
        <draw:control draw:style-name="gr5" draw:text-style-name="P8" draw:layer="controls" svg:width="0.5cm" svg:height="0.85cm" svg:x="18.75cm" svg:y="13.75cm" draw:control="control972"/>
        <draw:control draw:style-name="gr5" draw:text-style-name="P8" draw:layer="controls" svg:width="0.5cm" svg:height="0.85cm" svg:x="19.05cm" svg:y="13.75cm" draw:control="control973"/>
        <draw:control draw:style-name="gr5" draw:text-style-name="P8" draw:layer="controls" svg:width="0.5cm" svg:height="0.85cm" svg:x="15.8cm" svg:y="14.6cm" draw:control="control974"/>
        <draw:control draw:style-name="gr5" draw:text-style-name="P8" draw:layer="controls" svg:width="0.5cm" svg:height="0.85cm" svg:x="16.15cm" svg:y="14.6cm" draw:control="control975"/>
        <draw:control draw:style-name="gr5" draw:text-style-name="P8" draw:layer="controls" svg:width="0.5cm" svg:height="0.85cm" svg:x="16.5cm" svg:y="14.6cm" draw:control="control976"/>
        <draw:control draw:style-name="gr5" draw:text-style-name="P8" draw:layer="controls" svg:width="0.5cm" svg:height="0.85cm" svg:x="16.85cm" svg:y="14.6cm" draw:control="control977"/>
        <draw:control draw:style-name="gr5" draw:text-style-name="P8" draw:layer="controls" svg:width="0.5cm" svg:height="0.85cm" svg:x="17.2cm" svg:y="14.6cm" draw:control="control978"/>
        <draw:control draw:style-name="gr5" draw:text-style-name="P8" draw:layer="controls" svg:width="0.5cm" svg:height="0.85cm" svg:x="17.7cm" svg:y="14.6cm" draw:control="control979"/>
        <draw:control draw:style-name="gr5" draw:text-style-name="P8" draw:layer="controls" svg:width="0.5cm" svg:height="0.85cm" svg:x="18.05cm" svg:y="14.6cm" draw:control="control980"/>
        <draw:control draw:style-name="gr5" draw:text-style-name="P8" draw:layer="controls" svg:width="0.5cm" svg:height="0.85cm" svg:x="18.4cm" svg:y="14.6cm" draw:control="control981"/>
        <draw:control draw:style-name="gr5" draw:text-style-name="P8" draw:layer="controls" svg:width="0.5cm" svg:height="0.85cm" svg:x="18.75cm" svg:y="14.6cm" draw:control="control982"/>
        <draw:control draw:style-name="gr5" draw:text-style-name="P8" draw:layer="controls" svg:width="0.5cm" svg:height="0.85cm" svg:x="19.05cm" svg:y="14.6cm" draw:control="control983"/>
        <draw:control draw:style-name="gr5" draw:text-style-name="P8" draw:layer="controls" svg:width="0.5cm" svg:height="0.85cm" svg:x="15.8cm" svg:y="15.45cm" draw:control="control984"/>
        <draw:control draw:style-name="gr5" draw:text-style-name="P8" draw:layer="controls" svg:width="0.5cm" svg:height="0.85cm" svg:x="16.15cm" svg:y="15.45cm" draw:control="control985"/>
        <draw:control draw:style-name="gr5" draw:text-style-name="P8" draw:layer="controls" svg:width="0.5cm" svg:height="0.85cm" svg:x="16.5cm" svg:y="15.45cm" draw:control="control986"/>
        <draw:control draw:style-name="gr5" draw:text-style-name="P8" draw:layer="controls" svg:width="0.5cm" svg:height="0.85cm" svg:x="16.85cm" svg:y="15.45cm" draw:control="control987"/>
        <draw:control draw:style-name="gr5" draw:text-style-name="P8" draw:layer="controls" svg:width="0.5cm" svg:height="0.85cm" svg:x="17.2cm" svg:y="15.45cm" draw:control="control988"/>
        <draw:control draw:style-name="gr5" draw:text-style-name="P8" draw:layer="controls" svg:width="0.5cm" svg:height="0.85cm" svg:x="17.7cm" svg:y="15.45cm" draw:control="control989"/>
        <draw:control draw:style-name="gr5" draw:text-style-name="P8" draw:layer="controls" svg:width="0.5cm" svg:height="0.85cm" svg:x="18.05cm" svg:y="15.45cm" draw:control="control990"/>
        <draw:control draw:style-name="gr5" draw:text-style-name="P8" draw:layer="controls" svg:width="0.5cm" svg:height="0.85cm" svg:x="18.4cm" svg:y="15.45cm" draw:control="control991"/>
        <draw:control draw:style-name="gr5" draw:text-style-name="P8" draw:layer="controls" svg:width="0.5cm" svg:height="0.85cm" svg:x="18.75cm" svg:y="15.45cm" draw:control="control992"/>
        <draw:control draw:style-name="gr5" draw:text-style-name="P8" draw:layer="controls" svg:width="0.5cm" svg:height="0.85cm" svg:x="19.05cm" svg:y="15.45cm" draw:control="control993"/>
        <draw:control draw:style-name="gr5" draw:text-style-name="P8" draw:layer="controls" svg:width="0.5cm" svg:height="0.85cm" svg:x="15.8cm" svg:y="16.3cm" draw:control="control994"/>
        <draw:control draw:style-name="gr5" draw:text-style-name="P8" draw:layer="controls" svg:width="0.5cm" svg:height="0.85cm" svg:x="16.15cm" svg:y="16.3cm" draw:control="control995"/>
        <draw:control draw:style-name="gr5" draw:text-style-name="P8" draw:layer="controls" svg:width="0.5cm" svg:height="0.85cm" svg:x="16.5cm" svg:y="16.3cm" draw:control="control996"/>
        <draw:control draw:style-name="gr5" draw:text-style-name="P8" draw:layer="controls" svg:width="0.5cm" svg:height="0.85cm" svg:x="16.85cm" svg:y="16.3cm" draw:control="control997"/>
        <draw:control draw:style-name="gr5" draw:text-style-name="P8" draw:layer="controls" svg:width="0.5cm" svg:height="0.85cm" svg:x="17.2cm" svg:y="16.3cm" draw:control="control998"/>
        <draw:control draw:style-name="gr5" draw:text-style-name="P8" draw:layer="controls" svg:width="0.5cm" svg:height="0.85cm" svg:x="17.7cm" svg:y="16.3cm" draw:control="control999"/>
        <draw:control draw:style-name="gr5" draw:text-style-name="P8" draw:layer="controls" svg:width="0.5cm" svg:height="0.85cm" svg:x="18.05cm" svg:y="16.3cm" draw:control="control1000"/>
        <draw:control draw:style-name="gr5" draw:text-style-name="P8" draw:layer="controls" svg:width="0.5cm" svg:height="0.85cm" svg:x="18.4cm" svg:y="16.3cm" draw:control="control1001"/>
        <draw:control draw:style-name="gr5" draw:text-style-name="P8" draw:layer="controls" svg:width="0.5cm" svg:height="0.85cm" svg:x="18.75cm" svg:y="16.3cm" draw:control="control1002"/>
        <draw:control draw:style-name="gr5" draw:text-style-name="P8" draw:layer="controls" svg:width="0.5cm" svg:height="0.85cm" svg:x="19.05cm" svg:y="16.3cm" draw:control="control1003"/>
        <draw:control draw:style-name="gr4" draw:text-style-name="P5" draw:layer="controls" svg:width="3.75cm" svg:height="0.85cm" svg:x="12cm" svg:y="12.9cm" draw:control="control1004"/>
        <draw:control draw:style-name="gr4" draw:text-style-name="P5" draw:layer="controls" svg:width="3.75cm" svg:height="0.85cm" svg:x="12cm" svg:y="13.75cm" draw:control="control1005"/>
        <draw:control draw:style-name="gr4" draw:text-style-name="P5" draw:layer="controls" svg:width="3.75cm" svg:height="0.85cm" svg:x="12cm" svg:y="14.6cm" draw:control="control1006"/>
        <draw:control draw:style-name="gr4" draw:text-style-name="P5" draw:layer="controls" svg:width="3.75cm" svg:height="0.85cm" svg:x="12cm" svg:y="15.45cm" draw:control="control1007"/>
        <draw:control draw:style-name="gr4" draw:text-style-name="P5" draw:layer="controls" svg:width="3.75cm" svg:height="0.85cm" svg:x="12cm" svg:y="16.3cm" draw:control="control1008"/>
        <draw:control draw:style-name="gr5" draw:text-style-name="P8" draw:layer="controls" svg:width="0.5cm" svg:height="0.85cm" svg:x="15.8cm" svg:y="17.15cm" draw:control="control1009"/>
        <draw:control draw:style-name="gr5" draw:text-style-name="P8" draw:layer="controls" svg:width="0.5cm" svg:height="0.85cm" svg:x="16.15cm" svg:y="17.15cm" draw:control="control1010"/>
        <draw:control draw:style-name="gr5" draw:text-style-name="P8" draw:layer="controls" svg:width="0.5cm" svg:height="0.85cm" svg:x="16.5cm" svg:y="17.15cm" draw:control="control1011"/>
        <draw:control draw:style-name="gr5" draw:text-style-name="P8" draw:layer="controls" svg:width="0.5cm" svg:height="0.85cm" svg:x="16.85cm" svg:y="17.15cm" draw:control="control1012"/>
        <draw:control draw:style-name="gr5" draw:text-style-name="P8" draw:layer="controls" svg:width="0.5cm" svg:height="0.85cm" svg:x="17.2cm" svg:y="17.15cm" draw:control="control1013"/>
        <draw:control draw:style-name="gr5" draw:text-style-name="P8" draw:layer="controls" svg:width="0.5cm" svg:height="0.85cm" svg:x="17.7cm" svg:y="17.15cm" draw:control="control1014"/>
        <draw:control draw:style-name="gr5" draw:text-style-name="P8" draw:layer="controls" svg:width="0.5cm" svg:height="0.85cm" svg:x="18.05cm" svg:y="17.15cm" draw:control="control1015"/>
        <draw:control draw:style-name="gr5" draw:text-style-name="P8" draw:layer="controls" svg:width="0.5cm" svg:height="0.85cm" svg:x="18.4cm" svg:y="17.15cm" draw:control="control1016"/>
        <draw:control draw:style-name="gr5" draw:text-style-name="P8" draw:layer="controls" svg:width="0.5cm" svg:height="0.85cm" svg:x="18.75cm" svg:y="17.15cm" draw:control="control1017"/>
        <draw:control draw:style-name="gr5" draw:text-style-name="P8" draw:layer="controls" svg:width="0.5cm" svg:height="0.85cm" svg:x="19.05cm" svg:y="17.15cm" draw:control="control1018"/>
        <draw:control draw:style-name="gr5" draw:text-style-name="P8" draw:layer="controls" svg:width="0.5cm" svg:height="0.85cm" svg:x="15.8cm" svg:y="18cm" draw:control="control1019"/>
        <draw:control draw:style-name="gr5" draw:text-style-name="P8" draw:layer="controls" svg:width="0.5cm" svg:height="0.85cm" svg:x="16.15cm" svg:y="18cm" draw:control="control1020"/>
        <draw:control draw:style-name="gr5" draw:text-style-name="P8" draw:layer="controls" svg:width="0.5cm" svg:height="0.85cm" svg:x="16.5cm" svg:y="18cm" draw:control="control1021"/>
        <draw:control draw:style-name="gr5" draw:text-style-name="P8" draw:layer="controls" svg:width="0.5cm" svg:height="0.85cm" svg:x="16.85cm" svg:y="18cm" draw:control="control1022"/>
        <draw:control draw:style-name="gr5" draw:text-style-name="P8" draw:layer="controls" svg:width="0.5cm" svg:height="0.85cm" svg:x="17.2cm" svg:y="18cm" draw:control="control1023"/>
        <draw:control draw:style-name="gr5" draw:text-style-name="P8" draw:layer="controls" svg:width="0.5cm" svg:height="0.85cm" svg:x="17.7cm" svg:y="18cm" draw:control="control1024"/>
        <draw:control draw:style-name="gr5" draw:text-style-name="P8" draw:layer="controls" svg:width="0.5cm" svg:height="0.85cm" svg:x="18.05cm" svg:y="18cm" draw:control="control1025"/>
        <draw:control draw:style-name="gr5" draw:text-style-name="P8" draw:layer="controls" svg:width="0.5cm" svg:height="0.85cm" svg:x="18.4cm" svg:y="18cm" draw:control="control1026"/>
        <draw:control draw:style-name="gr5" draw:text-style-name="P8" draw:layer="controls" svg:width="0.5cm" svg:height="0.85cm" svg:x="18.75cm" svg:y="18cm" draw:control="control1027"/>
        <draw:control draw:style-name="gr5" draw:text-style-name="P8" draw:layer="controls" svg:width="0.5cm" svg:height="0.85cm" svg:x="19.05cm" svg:y="18cm" draw:control="control1028"/>
        <draw:control draw:style-name="gr4" draw:text-style-name="P5" draw:layer="controls" svg:width="3.75cm" svg:height="0.85cm" svg:x="12cm" svg:y="17.15cm" draw:control="control1029"/>
        <draw:control draw:style-name="gr4" draw:text-style-name="P5" draw:layer="controls" svg:width="3.75cm" svg:height="0.85cm" svg:x="12cm" svg:y="18cm" draw:control="control1030"/>
        <draw:line draw:style-name="gr3" draw:text-style-name="P4" draw:layer="layout" svg:x1="0cm" svg:y1="19.45cm" svg:x2="7cm" svg:y2="19.45cm">
          <text:p/>
        </draw:line>
        <draw:line draw:style-name="gr3" draw:text-style-name="P4" draw:layer="layout" svg:x1="14cm" svg:y1="19.45cm" svg:x2="21cm" svg:y2="19.45cm">
          <text:p/>
        </draw:line>
        <draw:control draw:style-name="gr1" draw:text-style-name="P6" draw:layer="controls" svg:width="6.687cm" svg:height="1.15cm" svg:x="7.157cm" svg:y="18.95cm" draw:control="control1031"/>
        <draw:control draw:style-name="gr1" draw:text-style-name="P1" draw:layer="controls" svg:width="3.75cm" svg:height="0.85cm" svg:x="0.875cm" svg:y="20.2cm" draw:control="control1032"/>
        <draw:control draw:style-name="gr1" draw:text-style-name="P1" draw:layer="controls" svg:width="3.75cm" svg:height="0.85cm" svg:x="4.625cm" svg:y="20.2cm" draw:control="control1033"/>
        <draw:control draw:style-name="gr1" draw:text-style-name="P1" draw:layer="controls" svg:width="2cm" svg:height="0.85cm" svg:x="8.375cm" svg:y="20.2cm" draw:control="control1034"/>
        <draw:control draw:style-name="gr4" draw:text-style-name="P5" draw:layer="controls" svg:width="3.75cm" svg:height="0.85cm" svg:x="0.875cm" svg:y="21.05cm" draw:control="control1035"/>
        <draw:control draw:style-name="gr4" draw:text-style-name="P5" draw:layer="controls" svg:width="3.75cm" svg:height="0.85cm" svg:x="4.625cm" svg:y="21.05cm" draw:control="control1036"/>
        <draw:control draw:style-name="gr4" draw:text-style-name="P5" draw:layer="controls" svg:width="3.75cm" svg:height="0.85cm" svg:x="4.625cm" svg:y="21.9cm" draw:control="control1037"/>
        <draw:control draw:style-name="gr4" draw:text-style-name="P5" draw:layer="controls" svg:width="3.75cm" svg:height="0.85cm" svg:x="4.625cm" svg:y="22.75cm" draw:control="control1038"/>
        <draw:control draw:style-name="gr4" draw:text-style-name="P5" draw:layer="controls" svg:width="3.75cm" svg:height="0.85cm" svg:x="4.625cm" svg:y="23.6cm" draw:control="control1039"/>
        <draw:control draw:style-name="gr4" draw:text-style-name="P5" draw:layer="controls" svg:width="3.75cm" svg:height="0.85cm" svg:x="4.625cm" svg:y="24.45cm" draw:control="control1040"/>
        <draw:control draw:style-name="gr5" draw:text-style-name="P8" draw:layer="controls" svg:width="0.5cm" svg:height="0.85cm" svg:x="8.875cm" svg:y="21.05cm" draw:control="control1041"/>
        <draw:control draw:style-name="gr5" draw:text-style-name="P8" draw:layer="controls" svg:width="0.5cm" svg:height="0.85cm" svg:x="8.875cm" svg:y="21.9cm" draw:control="control1042"/>
        <draw:control draw:style-name="gr5" draw:text-style-name="P8" draw:layer="controls" svg:width="0.5cm" svg:height="0.85cm" svg:x="8.875cm" svg:y="22.75cm" draw:control="control1043"/>
        <draw:control draw:style-name="gr5" draw:text-style-name="P8" draw:layer="controls" svg:width="0.5cm" svg:height="0.85cm" svg:x="8.875cm" svg:y="23.6cm" draw:control="control1044"/>
        <draw:control draw:style-name="gr5" draw:text-style-name="P8" draw:layer="controls" svg:width="0.5cm" svg:height="0.85cm" svg:x="8.875cm" svg:y="24.45cm" draw:control="control1045"/>
        <draw:control draw:style-name="gr1" draw:text-style-name="P1" draw:layer="controls" svg:width="3.75cm" svg:height="0.85cm" svg:x="10.625cm" svg:y="20.2cm" draw:control="control1046"/>
        <draw:control draw:style-name="gr1" draw:text-style-name="P1" draw:layer="controls" svg:width="3.75cm" svg:height="0.85cm" svg:x="14.375cm" svg:y="20.2cm" draw:control="control1047"/>
        <draw:control draw:style-name="gr1" draw:text-style-name="P1" draw:layer="controls" svg:width="2cm" svg:height="0.85cm" svg:x="18.125cm" svg:y="20.2cm" draw:control="control1048"/>
        <draw:control draw:style-name="gr4" draw:text-style-name="P5" draw:layer="controls" svg:width="3.75cm" svg:height="0.85cm" svg:x="10.625cm" svg:y="21.05cm" draw:control="control1049"/>
        <draw:control draw:style-name="gr4" draw:text-style-name="P5" draw:layer="controls" svg:width="3.75cm" svg:height="0.85cm" svg:x="14.375cm" svg:y="21.05cm" draw:control="control1050"/>
        <draw:control draw:style-name="gr4" draw:text-style-name="P5" draw:layer="controls" svg:width="3.75cm" svg:height="0.85cm" svg:x="14.375cm" svg:y="21.9cm" draw:control="control1051"/>
        <draw:control draw:style-name="gr4" draw:text-style-name="P5" draw:layer="controls" svg:width="3.75cm" svg:height="0.85cm" svg:x="14.375cm" svg:y="22.75cm" draw:control="control1052"/>
        <draw:control draw:style-name="gr4" draw:text-style-name="P5" draw:layer="controls" svg:width="3.75cm" svg:height="0.85cm" svg:x="14.375cm" svg:y="23.6cm" draw:control="control1053"/>
        <draw:control draw:style-name="gr4" draw:text-style-name="P5" draw:layer="controls" svg:width="3.75cm" svg:height="0.85cm" svg:x="14.375cm" svg:y="24.45cm" draw:control="control1054"/>
        <draw:control draw:style-name="gr5" draw:text-style-name="P8" draw:layer="controls" svg:width="0.5cm" svg:height="0.85cm" svg:x="18.625cm" svg:y="21.05cm" draw:control="control1055"/>
        <draw:control draw:style-name="gr5" draw:text-style-name="P8" draw:layer="controls" svg:width="0.5cm" svg:height="0.85cm" svg:x="18.625cm" svg:y="21.9cm" draw:control="control1056"/>
        <draw:control draw:style-name="gr5" draw:text-style-name="P8" draw:layer="controls" svg:width="0.5cm" svg:height="0.85cm" svg:x="18.625cm" svg:y="22.75cm" draw:control="control1057"/>
        <draw:control draw:style-name="gr5" draw:text-style-name="P8" draw:layer="controls" svg:width="0.5cm" svg:height="0.85cm" svg:x="18.625cm" svg:y="23.6cm" draw:control="control1058"/>
        <draw:control draw:style-name="gr5" draw:text-style-name="P8" draw:layer="controls" svg:width="0.5cm" svg:height="0.85cm" svg:x="18.625cm" svg:y="24.45cm" draw:control="control1059"/>
        <draw:control draw:style-name="gr4" draw:text-style-name="P5" draw:layer="controls" svg:width="3.75cm" svg:height="0.85cm" svg:x="0.875cm" svg:y="25.45cm" draw:control="control1060"/>
        <draw:control draw:style-name="gr4" draw:text-style-name="P5" draw:layer="controls" svg:width="3.75cm" svg:height="0.85cm" svg:x="4.625cm" svg:y="25.45cm" draw:control="control1061"/>
        <draw:control draw:style-name="gr4" draw:text-style-name="P5" draw:layer="controls" svg:width="3.75cm" svg:height="0.85cm" svg:x="4.625cm" svg:y="26.3cm" draw:control="control1062"/>
        <draw:control draw:style-name="gr4" draw:text-style-name="P5" draw:layer="controls" svg:width="3.75cm" svg:height="0.85cm" svg:x="4.625cm" svg:y="27.15cm" draw:control="control1063"/>
        <draw:control draw:style-name="gr4" draw:text-style-name="P5" draw:layer="controls" svg:width="3.75cm" svg:height="0.85cm" svg:x="4.625cm" svg:y="28cm" draw:control="control1064"/>
        <draw:control draw:style-name="gr4" draw:text-style-name="P5" draw:layer="controls" svg:width="3.75cm" svg:height="0.85cm" svg:x="4.625cm" svg:y="28.85cm" draw:control="control1065"/>
        <draw:control draw:style-name="gr5" draw:text-style-name="P8" draw:layer="controls" svg:width="0.5cm" svg:height="0.85cm" svg:x="8.875cm" svg:y="25.45cm" draw:control="control1066"/>
        <draw:control draw:style-name="gr5" draw:text-style-name="P8" draw:layer="controls" svg:width="0.5cm" svg:height="0.85cm" svg:x="8.875cm" svg:y="26.3cm" draw:control="control1067"/>
        <draw:control draw:style-name="gr5" draw:text-style-name="P8" draw:layer="controls" svg:width="0.5cm" svg:height="0.85cm" svg:x="8.875cm" svg:y="27.15cm" draw:control="control1068"/>
        <draw:control draw:style-name="gr5" draw:text-style-name="P8" draw:layer="controls" svg:width="0.5cm" svg:height="0.85cm" svg:x="8.875cm" svg:y="28cm" draw:control="control1069"/>
        <draw:control draw:style-name="gr5" draw:text-style-name="P8" draw:layer="controls" svg:width="0.5cm" svg:height="0.85cm" svg:x="8.875cm" svg:y="28.85cm" draw:control="control1070"/>
        <draw:control draw:style-name="gr4" draw:text-style-name="P5" draw:layer="controls" svg:width="3.75cm" svg:height="0.85cm" svg:x="10.625cm" svg:y="25.45cm" draw:control="control1071"/>
        <draw:control draw:style-name="gr4" draw:text-style-name="P5" draw:layer="controls" svg:width="3.75cm" svg:height="0.85cm" svg:x="14.375cm" svg:y="25.45cm" draw:control="control1072"/>
        <draw:control draw:style-name="gr4" draw:text-style-name="P5" draw:layer="controls" svg:width="3.75cm" svg:height="0.85cm" svg:x="14.375cm" svg:y="26.3cm" draw:control="control1073"/>
        <draw:control draw:style-name="gr4" draw:text-style-name="P5" draw:layer="controls" svg:width="3.75cm" svg:height="0.85cm" svg:x="14.375cm" svg:y="27.15cm" draw:control="control1074"/>
        <draw:control draw:style-name="gr4" draw:text-style-name="P5" draw:layer="controls" svg:width="3.75cm" svg:height="0.85cm" svg:x="14.375cm" svg:y="28cm" draw:control="control1075"/>
        <draw:control draw:style-name="gr4" draw:text-style-name="P5" draw:layer="controls" svg:width="3.75cm" svg:height="0.85cm" svg:x="14.375cm" svg:y="28.85cm" draw:control="control1076"/>
        <draw:control draw:style-name="gr5" draw:text-style-name="P8" draw:layer="controls" svg:width="0.5cm" svg:height="0.85cm" svg:x="18.625cm" svg:y="25.45cm" draw:control="control1077"/>
        <draw:control draw:style-name="gr5" draw:text-style-name="P8" draw:layer="controls" svg:width="0.5cm" svg:height="0.85cm" svg:x="18.625cm" svg:y="26.3cm" draw:control="control1078"/>
        <draw:control draw:style-name="gr5" draw:text-style-name="P8" draw:layer="controls" svg:width="0.5cm" svg:height="0.85cm" svg:x="18.625cm" svg:y="27.15cm" draw:control="control1079"/>
        <draw:control draw:style-name="gr5" draw:text-style-name="P8" draw:layer="controls" svg:width="0.5cm" svg:height="0.85cm" svg:x="18.625cm" svg:y="28cm" draw:control="control1080"/>
        <draw:control draw:style-name="gr5" draw:text-style-name="P8" draw:layer="controls" svg:width="0.5cm" svg:height="0.85cm" svg:x="18.625cm" svg:y="28.85cm" draw:control="control1081"/>
        <draw:control draw:style-name="gr1" draw:text-style-name="P1" draw:layer="controls" svg:width="3.75cm" svg:height="0.85cm" svg:x="10.63cm" svg:y="24.6cm" draw:control="control1082"/>
      </draw:page>
      <draw:page draw:name="page3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1083" form:id="control1083" form:current-value="Boons" form:value="Bo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1084" form:id="control10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1085" form:id="control10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1086" form:id="control10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1087" form:id="control10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1088" form:id="control10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1089" form:id="control10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1090" form:id="control10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1091" form:id="control10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1092" form:id="control10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1093" form:id="control10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1094" form:id="control109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095" form:id="control1095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096" form:id="control1096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097" form:id="control1097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1098" form:id="control1098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1099" form:id="control109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1100" form:id="control1100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1101" form:id="control1101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1102" form:id="control1102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1103" form:id="control1103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1104" form:id="control11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105" form:id="control11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106" form:id="control1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5" form:control-implementation="ooo:com.sun.star.form.component.TextField" xml:id="control1107" form:id="control1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5" form:control-implementation="ooo:com.sun.star.form.component.TextField" xml:id="control1108" form:id="control1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1109" form:id="control1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1110" form:id="control1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8" form:control-implementation="ooo:com.sun.star.form.component.TextField" xml:id="control1111" form:id="control1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1112" form:id="control1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1113" form:id="control1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1" form:control-implementation="ooo:com.sun.star.form.component.TextField" xml:id="control1114" form:id="control1114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1115" form:id="control1115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4" form:control-implementation="ooo:com.sun.star.form.component.TextField" xml:id="control1116" form:id="control111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1117" form:id="control1117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1118" form:id="control1118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7" form:control-implementation="ooo:com.sun.star.form.component.TextField" xml:id="control1119" form:id="control1119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1120" form:id="control1120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1121" form:id="control112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0" form:control-implementation="ooo:com.sun.star.form.component.TextField" xml:id="control1122" form:id="control1122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1" form:control-implementation="ooo:com.sun.star.form.component.TextField" xml:id="control1123" form:id="control1123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124" form:id="control1124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2" form:control-implementation="ooo:com.sun.star.form.component.ListBox" xml:id="control1125" form:id="control1125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3" form:control-implementation="ooo:com.sun.star.form.component.ListBox" xml:id="control1126" form:id="control1126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4" form:control-implementation="ooo:com.sun.star.form.component.ListBox" xml:id="control1127" form:id="control112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5" form:control-implementation="ooo:com.sun.star.form.component.ListBox" xml:id="control1128" form:id="control1128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6" form:control-implementation="ooo:com.sun.star.form.component.ListBox" xml:id="control1129" form:id="control1129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7" form:control-implementation="ooo:com.sun.star.form.component.ListBox" xml:id="control1130" form:id="control1130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8" form:control-implementation="ooo:com.sun.star.form.component.ListBox" xml:id="control1131" form:id="control1131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9" form:control-implementation="ooo:com.sun.star.form.component.ListBox" xml:id="control1132" form:id="control113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listbox form:name="Listenfeld 10" form:control-implementation="ooo:com.sun.star.form.component.ListBox" xml:id="control1133" form:id="control1133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" form:control-implementation="ooo:com.sun.star.form.component.TextField" xml:id="control1134" form:id="control1134" form:current-value="Weapons &amp; Armor" form:value="Weapons &amp; 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1135" form:id="control1135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1136" form:id="control11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4" form:control-implementation="ooo:com.sun.star.form.component.TextField" xml:id="control1137" form:id="control11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5" form:control-implementation="ooo:com.sun.star.form.component.TextField" xml:id="control1138" form:id="control11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1139" form:id="control11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1140" form:id="control11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8" form:control-implementation="ooo:com.sun.star.form.component.TextField" xml:id="control1141" form:id="control11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142" form:id="control1142" form:current-value="Projects" form:value="Projec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3" form:control-implementation="ooo:com.sun.star.form.component.TextField" xml:id="control1143" form:id="control1143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1144" form:id="control11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1145" form:id="control11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1146" form:id="control11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1147" form:id="control11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8" form:control-implementation="ooo:com.sun.star.form.component.TextField" xml:id="control1148" form:id="control1148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9" form:control-implementation="ooo:com.sun.star.form.component.TextField" xml:id="control1149" form:id="control1149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1150" form:id="control1150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1151" form:id="control1151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2" form:control-implementation="ooo:com.sun.star.form.component.TextField" xml:id="control1152" form:id="control1152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3" form:control-implementation="ooo:com.sun.star.form.component.TextField" xml:id="control1153" form:id="control1153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4" form:control-implementation="ooo:com.sun.star.form.component.TextField" xml:id="control1154" form:id="control1154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1155" form:id="control11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1156" form:id="control11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7" form:control-implementation="ooo:com.sun.star.form.component.TextField" xml:id="control1157" form:id="control11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8" form:control-implementation="ooo:com.sun.star.form.component.TextField" xml:id="control1158" form:id="control11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96" form:control-implementation="ooo:com.sun.star.form.component.CheckBox" xml:id="control1159" form:id="control11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1160" form:id="control1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1161" form:id="control1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1162" form:id="control1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1163" form:id="control1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1164" form:id="control1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1165" form:id="control1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1166" form:id="control1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1167" form:id="control1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1168" form:id="control1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1169" form:id="control1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1170" form:id="control11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1171" form:id="control11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1172" form:id="control1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1173" form:id="control1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1174" form:id="control1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1175" form:id="control1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1176" form:id="control1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1177" form:id="control1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1178" form:id="control1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1179" form:id="control1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1180" form:id="control1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1181" form:id="control11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1182" form:id="control11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1183" form:id="control11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1184" form:id="control11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1185" form:id="control11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1186" form:id="control11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1187" form:id="control11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1188" form:id="control11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1189" form:id="control11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1190" form:id="control11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1191" form:id="control11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1192" form:id="control11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1193" form:id="control11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1194" form:id="control11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1195" form:id="control11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1196" form:id="control11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1197" form:id="control11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1198" form:id="control11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0" form:control-implementation="ooo:com.sun.star.form.component.TextField" xml:id="control1199" form:id="control1199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1200" form:id="control1200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2" form:control-implementation="ooo:com.sun.star.form.component.TextField" xml:id="control1201" form:id="control1201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1202" form:id="control1202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203" form:id="control1203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5" form:control-implementation="ooo:com.sun.star.form.component.TextField" xml:id="control1204" form:id="control1204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1205" form:id="control12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1206" form:id="control12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1207" form:id="control12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0" form:control-implementation="ooo:com.sun.star.form.component.TextField" xml:id="control1208" form:id="control12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1" form:control-implementation="ooo:com.sun.star.form.component.TextField" xml:id="control1209" form:id="control12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2" form:control-implementation="ooo:com.sun.star.form.component.TextField" xml:id="control1210" form:id="control12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9" form:control-implementation="ooo:com.sun.star.form.component.TextField" xml:id="control1211" form:id="control1211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0" form:control-implementation="ooo:com.sun.star.form.component.TextField" xml:id="control1212" form:id="control1212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1" form:control-implementation="ooo:com.sun.star.form.component.TextField" xml:id="control1213" form:id="control1213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2" form:control-implementation="ooo:com.sun.star.form.component.TextField" xml:id="control1214" form:id="control1214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3" form:control-implementation="ooo:com.sun.star.form.component.TextField" xml:id="control1215" form:id="control1215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4" form:control-implementation="ooo:com.sun.star.form.component.TextField" xml:id="control1216" form:id="control1216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5" form:control-implementation="ooo:com.sun.star.form.component.TextField" xml:id="control1217" form:id="control12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6" form:control-implementation="ooo:com.sun.star.form.component.TextField" xml:id="control1218" form:id="control12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219" form:id="control12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8" form:control-implementation="ooo:com.sun.star.form.component.TextField" xml:id="control1220" form:id="control12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9" form:control-implementation="ooo:com.sun.star.form.component.TextField" xml:id="control1221" form:id="control12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0" form:control-implementation="ooo:com.sun.star.form.component.TextField" xml:id="control1222" form:id="control12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1" form:control-implementation="ooo:com.sun.star.form.component.TextField" xml:id="control1223" form:id="control1223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2" form:control-implementation="ooo:com.sun.star.form.component.TextField" xml:id="control1224" form:id="control1224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3" form:control-implementation="ooo:com.sun.star.form.component.TextField" xml:id="control1225" form:id="control1225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4" form:control-implementation="ooo:com.sun.star.form.component.TextField" xml:id="control1226" form:id="control1226" form:current-value="Armor" form:value="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5" form:control-implementation="ooo:com.sun.star.form.component.TextField" xml:id="control1227" form:id="control1227" form:current-value="Armor" form:value="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1228" form:id="control1228" form:current-value="Chronicle Tenets" form:value="Chronicle Tene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1229" form:id="control1229" form:current-value="Touchstones &amp; Convictions" form:value="Touchstones &amp; Convicti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6" form:control-implementation="ooo:com.sun.star.form.component.TextField" xml:id="control1230" form:id="control1230" form:current-value="Appearance" form:value="Appear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7" form:control-implementation="ooo:com.sun.star.form.component.TextField" xml:id="control1231" form:id="control1231" form:current-value="Carried Items" form:value="Carried Item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8" form:control-implementation="ooo:com.sun.star.form.component.TextField" xml:id="control1232" form:id="control1232" form:current-value="Other Posessions" form:value="Other Posessi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9" form:control-implementation="ooo:com.sun.star.form.component.TextField" xml:id="control1233" form:id="control1233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0" form:control-implementation="ooo:com.sun.star.form.component.TextField" xml:id="control1234" form:id="control12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1" form:control-implementation="ooo:com.sun.star.form.component.TextField" xml:id="control1235" form:id="control12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2" form:control-implementation="ooo:com.sun.star.form.component.TextField" xml:id="control1236" form:id="control12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3" form:control-implementation="ooo:com.sun.star.form.component.TextField" xml:id="control1237" form:id="control12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4" form:control-implementation="ooo:com.sun.star.form.component.TextField" xml:id="control1238" form:id="control12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5" form:control-implementation="ooo:com.sun.star.form.component.TextField" xml:id="control1239" form:id="control12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line draw:style-name="gr3" draw:text-style-name="P4" draw:layer="layout" svg:x1="0cm" svg:y1="0.5cm" svg:x2="9.25cm" svg:y2="0.5cm">
          <text:p/>
        </draw:line>
        <draw:line draw:style-name="gr3" draw:text-style-name="P4" draw:layer="layout" svg:x1="12cm" svg:y1="0.5cm" svg:x2="21cm" svg:y2="0.5cm">
          <text:p/>
        </draw:line>
        <draw:control draw:style-name="gr1" draw:text-style-name="P6" draw:layer="controls" svg:width="2.296cm" svg:height="1.15cm" svg:x="9.454cm" svg:y="0cm" draw:control="control1083"/>
        <draw:control draw:style-name="gr4" draw:text-style-name="P5" draw:layer="controls" svg:width="3.75cm" svg:height="0.85cm" svg:x="2.75cm" svg:y="1.25cm" draw:control="control1084"/>
        <draw:control draw:style-name="gr4" draw:text-style-name="P5" draw:layer="controls" svg:width="3.75cm" svg:height="0.85cm" svg:x="2.75cm" svg:y="2.1cm" draw:control="control1085"/>
        <draw:control draw:style-name="gr4" draw:text-style-name="P5" draw:layer="controls" svg:width="3.75cm" svg:height="0.85cm" svg:x="2.75cm" svg:y="2.95cm" draw:control="control1086"/>
        <draw:control draw:style-name="gr4" draw:text-style-name="P5" draw:layer="controls" svg:width="3.75cm" svg:height="0.85cm" svg:x="2.75cm" svg:y="3.8cm" draw:control="control1087"/>
        <draw:control draw:style-name="gr4" draw:text-style-name="P5" draw:layer="controls" svg:width="3.75cm" svg:height="0.85cm" svg:x="2.75cm" svg:y="4.65cm" draw:control="control1088"/>
        <draw:control draw:style-name="gr4" draw:text-style-name="P5" draw:layer="controls" svg:width="3.75cm" svg:height="0.85cm" svg:x="2.75cm" svg:y="5.5cm" draw:control="control1089"/>
        <draw:control draw:style-name="gr4" draw:text-style-name="P5" draw:layer="controls" svg:width="3.75cm" svg:height="0.85cm" svg:x="2.75cm" svg:y="6.35cm" draw:control="control1090"/>
        <draw:control draw:style-name="gr4" draw:text-style-name="P5" draw:layer="controls" svg:width="3.75cm" svg:height="0.85cm" svg:x="2.75cm" svg:y="7.2cm" draw:control="control1091"/>
        <draw:control draw:style-name="gr4" draw:text-style-name="P5" draw:layer="controls" svg:width="3.75cm" svg:height="0.85cm" svg:x="2.75cm" svg:y="8.05cm" draw:control="control1092"/>
        <draw:control draw:style-name="gr4" draw:text-style-name="P5" draw:layer="controls" svg:width="3.75cm" svg:height="0.85cm" svg:x="2.75cm" svg:y="8.9cm" draw:control="control1093"/>
        <draw:control draw:style-name="gr1" draw:text-style-name="P1" draw:layer="controls" svg:width="1.5cm" svg:height="0.85cm" svg:x="6.5cm" svg:y="1.25cm" draw:control="control1094"/>
        <draw:control draw:style-name="gr1" draw:text-style-name="P1" draw:layer="controls" svg:width="1.5cm" svg:height="0.85cm" svg:x="6.5cm" svg:y="2.1cm" draw:control="control1095"/>
        <draw:control draw:style-name="gr1" draw:text-style-name="P1" draw:layer="controls" svg:width="1.5cm" svg:height="0.85cm" svg:x="6.5cm" svg:y="2.95cm" draw:control="control1096"/>
        <draw:control draw:style-name="gr1" draw:text-style-name="P1" draw:layer="controls" svg:width="1.5cm" svg:height="0.85cm" svg:x="6.5cm" svg:y="3.8cm" draw:control="control1097"/>
        <draw:control draw:style-name="gr1" draw:text-style-name="P1" draw:layer="controls" svg:width="1.5cm" svg:height="0.85cm" svg:x="6.5cm" svg:y="4.65cm" draw:control="control1098"/>
        <draw:control draw:style-name="gr1" draw:text-style-name="P1" draw:layer="controls" svg:width="1.5cm" svg:height="0.85cm" svg:x="6.5cm" svg:y="5.5cm" draw:control="control1099"/>
        <draw:control draw:style-name="gr1" draw:text-style-name="P1" draw:layer="controls" svg:width="1.5cm" svg:height="0.85cm" svg:x="6.5cm" svg:y="6.35cm" draw:control="control1100"/>
        <draw:control draw:style-name="gr1" draw:text-style-name="P1" draw:layer="controls" svg:width="1.5cm" svg:height="0.85cm" svg:x="6.5cm" svg:y="7.2cm" draw:control="control1101"/>
        <draw:control draw:style-name="gr1" draw:text-style-name="P1" draw:layer="controls" svg:width="1.5cm" svg:height="0.85cm" svg:x="6.5cm" svg:y="8.05cm" draw:control="control1102"/>
        <draw:control draw:style-name="gr1" draw:text-style-name="P1" draw:layer="controls" svg:width="1.5cm" svg:height="0.85cm" svg:x="6.5cm" svg:y="8.9cm" draw:control="control1103"/>
        <draw:control draw:style-name="gr4" draw:text-style-name="P5" draw:layer="controls" svg:width="3.75cm" svg:height="0.85cm" svg:x="8cm" svg:y="1.25cm" draw:control="control1104"/>
        <draw:control draw:style-name="gr4" draw:text-style-name="P5" draw:layer="controls" svg:width="3.75cm" svg:height="0.85cm" svg:x="8cm" svg:y="2.1cm" draw:control="control1105"/>
        <draw:control draw:style-name="gr4" draw:text-style-name="P5" draw:layer="controls" svg:width="3.75cm" svg:height="0.85cm" svg:x="8cm" svg:y="2.95cm" draw:control="control1106"/>
        <draw:control draw:style-name="gr4" draw:text-style-name="P5" draw:layer="controls" svg:width="3.75cm" svg:height="0.85cm" svg:x="8cm" svg:y="3.8cm" draw:control="control1107"/>
        <draw:control draw:style-name="gr4" draw:text-style-name="P5" draw:layer="controls" svg:width="3.75cm" svg:height="0.85cm" svg:x="8cm" svg:y="4.65cm" draw:control="control1108"/>
        <draw:control draw:style-name="gr4" draw:text-style-name="P5" draw:layer="controls" svg:width="3.75cm" svg:height="0.85cm" svg:x="8cm" svg:y="5.5cm" draw:control="control1109"/>
        <draw:control draw:style-name="gr4" draw:text-style-name="P5" draw:layer="controls" svg:width="3.75cm" svg:height="0.85cm" svg:x="8cm" svg:y="6.35cm" draw:control="control1110"/>
        <draw:control draw:style-name="gr4" draw:text-style-name="P5" draw:layer="controls" svg:width="3.75cm" svg:height="0.85cm" svg:x="8cm" svg:y="7.2cm" draw:control="control1111"/>
        <draw:control draw:style-name="gr4" draw:text-style-name="P5" draw:layer="controls" svg:width="3.75cm" svg:height="0.85cm" svg:x="8cm" svg:y="8.05cm" draw:control="control1112"/>
        <draw:control draw:style-name="gr4" draw:text-style-name="P5" draw:layer="controls" svg:width="3.75cm" svg:height="0.85cm" svg:x="8cm" svg:y="8.9cm" draw:control="control1113"/>
        <draw:control draw:style-name="gr1" draw:text-style-name="P1" draw:layer="controls" svg:width="0.75cm" svg:height="0.85cm" svg:x="11.75cm" svg:y="1.25cm" draw:control="control1114"/>
        <draw:control draw:style-name="gr1" draw:text-style-name="P1" draw:layer="controls" svg:width="0.75cm" svg:height="0.85cm" svg:x="11.75cm" svg:y="2.1cm" draw:control="control1115"/>
        <draw:control draw:style-name="gr1" draw:text-style-name="P1" draw:layer="controls" svg:width="0.75cm" svg:height="0.85cm" svg:x="11.75cm" svg:y="2.95cm" draw:control="control1116"/>
        <draw:control draw:style-name="gr1" draw:text-style-name="P1" draw:layer="controls" svg:width="0.75cm" svg:height="0.85cm" svg:x="11.75cm" svg:y="3.8cm" draw:control="control1117"/>
        <draw:control draw:style-name="gr1" draw:text-style-name="P1" draw:layer="controls" svg:width="0.75cm" svg:height="0.85cm" svg:x="11.75cm" svg:y="4.65cm" draw:control="control1118"/>
        <draw:control draw:style-name="gr1" draw:text-style-name="P1" draw:layer="controls" svg:width="0.75cm" svg:height="0.85cm" svg:x="11.75cm" svg:y="5.5cm" draw:control="control1119"/>
        <draw:control draw:style-name="gr1" draw:text-style-name="P1" draw:layer="controls" svg:width="0.75cm" svg:height="0.85cm" svg:x="11.75cm" svg:y="6.35cm" draw:control="control1120"/>
        <draw:control draw:style-name="gr1" draw:text-style-name="P1" draw:layer="controls" svg:width="0.75cm" svg:height="0.85cm" svg:x="11.75cm" svg:y="7.2cm" draw:control="control1121"/>
        <draw:control draw:style-name="gr1" draw:text-style-name="P1" draw:layer="controls" svg:width="0.75cm" svg:height="0.85cm" svg:x="11.75cm" svg:y="8.05cm" draw:control="control1122"/>
        <draw:control draw:style-name="gr1" draw:text-style-name="P1" draw:layer="controls" svg:width="0.75cm" svg:height="0.85cm" svg:x="11.75cm" svg:y="8.9cm" draw:control="control1123"/>
        <draw:control draw:style-name="gr6" draw:text-style-name="P9" draw:layer="controls" svg:width="5.75cm" svg:height="0.85cm" svg:x="12.5cm" svg:y="1.25cm" draw:control="control1124"/>
        <draw:control draw:style-name="gr6" draw:text-style-name="P9" draw:layer="controls" svg:width="5.75cm" svg:height="0.85cm" svg:x="12.5cm" svg:y="2.1cm" draw:control="control1125"/>
        <draw:control draw:style-name="gr6" draw:text-style-name="P9" draw:layer="controls" svg:width="5.75cm" svg:height="0.85cm" svg:x="12.5cm" svg:y="2.95cm" draw:control="control1126"/>
        <draw:control draw:style-name="gr6" draw:text-style-name="P9" draw:layer="controls" svg:width="5.75cm" svg:height="0.85cm" svg:x="12.5cm" svg:y="3.8cm" draw:control="control1127"/>
        <draw:control draw:style-name="gr6" draw:text-style-name="P9" draw:layer="controls" svg:width="5.75cm" svg:height="0.85cm" svg:x="12.5cm" svg:y="4.65cm" draw:control="control1128"/>
        <draw:control draw:style-name="gr6" draw:text-style-name="P9" draw:layer="controls" svg:width="5.75cm" svg:height="0.85cm" svg:x="12.5cm" svg:y="5.5cm" draw:control="control1129"/>
        <draw:control draw:style-name="gr6" draw:text-style-name="P9" draw:layer="controls" svg:width="5.75cm" svg:height="0.85cm" svg:x="12.5cm" svg:y="6.35cm" draw:control="control1130"/>
        <draw:control draw:style-name="gr6" draw:text-style-name="P9" draw:layer="controls" svg:width="5.75cm" svg:height="0.85cm" svg:x="12.5cm" svg:y="7.2cm" draw:control="control1131"/>
        <draw:control draw:style-name="gr6" draw:text-style-name="P9" draw:layer="controls" svg:width="5.75cm" svg:height="0.85cm" svg:x="12.5cm" svg:y="8.05cm" draw:control="control1132"/>
        <draw:control draw:style-name="gr6" draw:text-style-name="P9" draw:layer="controls" svg:width="5.75cm" svg:height="0.85cm" svg:x="12.5cm" svg:y="8.9cm" draw:control="control1133"/>
        <draw:line draw:style-name="gr3" draw:text-style-name="P4" draw:layer="layout" svg:x1="0cm" svg:y1="10.5cm" svg:x2="7.5cm" svg:y2="10.5cm">
          <text:p/>
        </draw:line>
        <draw:line draw:style-name="gr3" draw:text-style-name="P4" draw:layer="layout" svg:x1="13.5cm" svg:y1="10.5cm" svg:x2="21cm" svg:y2="10.5cm">
          <text:p/>
        </draw:line>
        <draw:control draw:style-name="gr1" draw:text-style-name="P6" draw:layer="controls" svg:width="5.546cm" svg:height="1.15cm" svg:x="7.727cm" svg:y="10cm" draw:control="control1134"/>
        <draw:line draw:style-name="gr3" draw:text-style-name="P4" draw:layer="layout" svg:x1="0cm" svg:y1="17.25cm" svg:x2="9cm" svg:y2="17.25cm">
          <text:p/>
        </draw:line>
        <draw:line draw:style-name="gr3" draw:text-style-name="P4" draw:layer="layout" svg:x1="12cm" svg:y1="17.25cm" svg:x2="21cm" svg:y2="17.25cm">
          <text:p/>
        </draw:line>
        <draw:control draw:style-name="gr1" draw:text-style-name="P6" draw:layer="controls" svg:width="2.773cm" svg:height="1.15cm" svg:x="9.114cm" svg:y="16.75cm" draw:control="control1142"/>
        <draw:control draw:style-name="gr1" draw:text-style-name="P1" draw:layer="controls" svg:width="1.75cm" svg:height="0.85cm" svg:x="2.075cm" svg:y="18cm" draw:control="control1143"/>
        <draw:control draw:style-name="gr4" draw:text-style-name="P5" draw:layer="controls" svg:width="3.75cm" svg:height="0.85cm" svg:x="3.825cm" svg:y="18cm" draw:control="control1144"/>
        <draw:control draw:style-name="gr4" draw:text-style-name="P5" draw:layer="controls" svg:width="3.75cm" svg:height="0.85cm" svg:x="3.825cm" svg:y="18.85cm" draw:control="control1145"/>
        <draw:control draw:style-name="gr4" draw:text-style-name="P5" draw:layer="controls" svg:width="3.75cm" svg:height="0.85cm" svg:x="3.825cm" svg:y="19.7cm" draw:control="control1146"/>
        <draw:control draw:style-name="gr4" draw:text-style-name="P5" draw:layer="controls" svg:width="3.75cm" svg:height="0.85cm" svg:x="3.825cm" svg:y="20.55cm" draw:control="control1147"/>
        <draw:control draw:style-name="gr1" draw:text-style-name="P1" draw:layer="controls" svg:width="1.75cm" svg:height="0.85cm" svg:x="2.075cm" svg:y="18.85cm" draw:control="control1148"/>
        <draw:control draw:style-name="gr1" draw:text-style-name="P1" draw:layer="controls" svg:width="1.75cm" svg:height="0.85cm" svg:x="2.075cm" svg:y="19.7cm" draw:control="control1149"/>
        <draw:control draw:style-name="gr1" draw:text-style-name="P1" draw:layer="controls" svg:width="1.75cm" svg:height="0.85cm" svg:x="2.075cm" svg:y="20.55cm" draw:control="control1150"/>
        <draw:control draw:style-name="gr1" draw:text-style-name="P1" draw:layer="controls" svg:width="1.75cm" svg:height="0.85cm" svg:x="8.575cm" svg:y="18cm" draw:control="control1151"/>
        <draw:control draw:style-name="gr1" draw:text-style-name="P1" draw:layer="controls" svg:width="1.75cm" svg:height="0.85cm" svg:x="8.575cm" svg:y="18.85cm" draw:control="control1152"/>
        <draw:control draw:style-name="gr1" draw:text-style-name="P1" draw:layer="controls" svg:width="1.75cm" svg:height="0.85cm" svg:x="8.575cm" svg:y="19.7cm" draw:control="control1153"/>
        <draw:control draw:style-name="gr1" draw:text-style-name="P1" draw:layer="controls" svg:width="1.75cm" svg:height="0.85cm" svg:x="8.575cm" svg:y="20.55cm" draw:control="control1154"/>
        <draw:control draw:style-name="gr4" draw:text-style-name="P5" draw:layer="controls" svg:width="3.75cm" svg:height="0.85cm" svg:x="10.325cm" svg:y="18cm" draw:control="control1155"/>
        <draw:control draw:style-name="gr4" draw:text-style-name="P5" draw:layer="controls" svg:width="3.75cm" svg:height="0.85cm" svg:x="10.325cm" svg:y="18.85cm" draw:control="control1156"/>
        <draw:control draw:style-name="gr4" draw:text-style-name="P5" draw:layer="controls" svg:width="3.75cm" svg:height="0.85cm" svg:x="10.325cm" svg:y="19.7cm" draw:control="control1157"/>
        <draw:control draw:style-name="gr4" draw:text-style-name="P5" draw:layer="controls" svg:width="3.75cm" svg:height="0.85cm" svg:x="10.325cm" svg:y="20.55cm" draw:control="control1158"/>
        <draw:control draw:style-name="gr5" draw:text-style-name="P8" draw:layer="controls" svg:width="0.5cm" svg:height="0.85cm" svg:x="15.125cm" svg:y="18cm" draw:control="control1159"/>
        <draw:control draw:style-name="gr5" draw:text-style-name="P8" draw:layer="controls" svg:width="0.5cm" svg:height="0.85cm" svg:x="15.475cm" svg:y="18cm" draw:control="control1160"/>
        <draw:control draw:style-name="gr5" draw:text-style-name="P8" draw:layer="controls" svg:width="0.5cm" svg:height="0.85cm" svg:x="15.825cm" svg:y="18cm" draw:control="control1161"/>
        <draw:control draw:style-name="gr5" draw:text-style-name="P8" draw:layer="controls" svg:width="0.5cm" svg:height="0.85cm" svg:x="16.175cm" svg:y="18cm" draw:control="control1162"/>
        <draw:control draw:style-name="gr5" draw:text-style-name="P8" draw:layer="controls" svg:width="0.5cm" svg:height="0.85cm" svg:x="16.525cm" svg:y="18cm" draw:control="control1163"/>
        <draw:control draw:style-name="gr5" draw:text-style-name="P8" draw:layer="controls" svg:width="0.5cm" svg:height="0.85cm" svg:x="17.025cm" svg:y="18cm" draw:control="control1164"/>
        <draw:control draw:style-name="gr5" draw:text-style-name="P8" draw:layer="controls" svg:width="0.5cm" svg:height="0.85cm" svg:x="17.375cm" svg:y="18cm" draw:control="control1165"/>
        <draw:control draw:style-name="gr5" draw:text-style-name="P8" draw:layer="controls" svg:width="0.5cm" svg:height="0.85cm" svg:x="17.725cm" svg:y="18cm" draw:control="control1166"/>
        <draw:control draw:style-name="gr5" draw:text-style-name="P8" draw:layer="controls" svg:width="0.5cm" svg:height="0.85cm" svg:x="18.075cm" svg:y="18cm" draw:control="control1167"/>
        <draw:control draw:style-name="gr5" draw:text-style-name="P8" draw:layer="controls" svg:width="0.5cm" svg:height="0.85cm" svg:x="18.425cm" svg:y="18cm" draw:control="control1168"/>
        <draw:control draw:style-name="gr5" draw:text-style-name="P8" draw:layer="controls" svg:width="0.5cm" svg:height="0.85cm" svg:x="15.125cm" svg:y="18.85cm" draw:control="control1169"/>
        <draw:control draw:style-name="gr5" draw:text-style-name="P8" draw:layer="controls" svg:width="0.5cm" svg:height="0.85cm" svg:x="15.475cm" svg:y="18.85cm" draw:control="control1170"/>
        <draw:control draw:style-name="gr5" draw:text-style-name="P8" draw:layer="controls" svg:width="0.5cm" svg:height="0.85cm" svg:x="15.825cm" svg:y="18.85cm" draw:control="control1171"/>
        <draw:control draw:style-name="gr5" draw:text-style-name="P8" draw:layer="controls" svg:width="0.5cm" svg:height="0.85cm" svg:x="16.175cm" svg:y="18.85cm" draw:control="control1172"/>
        <draw:control draw:style-name="gr5" draw:text-style-name="P8" draw:layer="controls" svg:width="0.5cm" svg:height="0.85cm" svg:x="16.525cm" svg:y="18.85cm" draw:control="control1173"/>
        <draw:control draw:style-name="gr5" draw:text-style-name="P8" draw:layer="controls" svg:width="0.5cm" svg:height="0.85cm" svg:x="17.025cm" svg:y="18.85cm" draw:control="control1174"/>
        <draw:control draw:style-name="gr5" draw:text-style-name="P8" draw:layer="controls" svg:width="0.5cm" svg:height="0.85cm" svg:x="17.375cm" svg:y="18.85cm" draw:control="control1175"/>
        <draw:control draw:style-name="gr5" draw:text-style-name="P8" draw:layer="controls" svg:width="0.5cm" svg:height="0.85cm" svg:x="17.725cm" svg:y="18.85cm" draw:control="control1176"/>
        <draw:control draw:style-name="gr5" draw:text-style-name="P8" draw:layer="controls" svg:width="0.5cm" svg:height="0.85cm" svg:x="18.075cm" svg:y="18.85cm" draw:control="control1177"/>
        <draw:control draw:style-name="gr5" draw:text-style-name="P8" draw:layer="controls" svg:width="0.5cm" svg:height="0.85cm" svg:x="18.425cm" svg:y="18.85cm" draw:control="control1178"/>
        <draw:control draw:style-name="gr5" draw:text-style-name="P8" draw:layer="controls" svg:width="0.5cm" svg:height="0.85cm" svg:x="15.125cm" svg:y="19.7cm" draw:control="control1179"/>
        <draw:control draw:style-name="gr5" draw:text-style-name="P8" draw:layer="controls" svg:width="0.5cm" svg:height="0.85cm" svg:x="15.475cm" svg:y="19.7cm" draw:control="control1180"/>
        <draw:control draw:style-name="gr5" draw:text-style-name="P8" draw:layer="controls" svg:width="0.5cm" svg:height="0.85cm" svg:x="15.825cm" svg:y="19.7cm" draw:control="control1181"/>
        <draw:control draw:style-name="gr5" draw:text-style-name="P8" draw:layer="controls" svg:width="0.5cm" svg:height="0.85cm" svg:x="16.175cm" svg:y="19.7cm" draw:control="control1182"/>
        <draw:control draw:style-name="gr5" draw:text-style-name="P8" draw:layer="controls" svg:width="0.5cm" svg:height="0.85cm" svg:x="16.525cm" svg:y="19.7cm" draw:control="control1183"/>
        <draw:control draw:style-name="gr5" draw:text-style-name="P8" draw:layer="controls" svg:width="0.5cm" svg:height="0.85cm" svg:x="17.025cm" svg:y="19.7cm" draw:control="control1184"/>
        <draw:control draw:style-name="gr5" draw:text-style-name="P8" draw:layer="controls" svg:width="0.5cm" svg:height="0.85cm" svg:x="17.375cm" svg:y="19.7cm" draw:control="control1185"/>
        <draw:control draw:style-name="gr5" draw:text-style-name="P8" draw:layer="controls" svg:width="0.5cm" svg:height="0.85cm" svg:x="17.725cm" svg:y="19.7cm" draw:control="control1186"/>
        <draw:control draw:style-name="gr5" draw:text-style-name="P8" draw:layer="controls" svg:width="0.5cm" svg:height="0.85cm" svg:x="18.075cm" svg:y="19.7cm" draw:control="control1187"/>
        <draw:control draw:style-name="gr5" draw:text-style-name="P8" draw:layer="controls" svg:width="0.5cm" svg:height="0.85cm" svg:x="18.425cm" svg:y="19.7cm" draw:control="control1188"/>
        <draw:control draw:style-name="gr5" draw:text-style-name="P8" draw:layer="controls" svg:width="0.5cm" svg:height="0.85cm" svg:x="15.125cm" svg:y="20.55cm" draw:control="control1189"/>
        <draw:control draw:style-name="gr5" draw:text-style-name="P8" draw:layer="controls" svg:width="0.5cm" svg:height="0.85cm" svg:x="15.475cm" svg:y="20.55cm" draw:control="control1190"/>
        <draw:control draw:style-name="gr5" draw:text-style-name="P8" draw:layer="controls" svg:width="0.5cm" svg:height="0.85cm" svg:x="15.825cm" svg:y="20.55cm" draw:control="control1191"/>
        <draw:control draw:style-name="gr5" draw:text-style-name="P8" draw:layer="controls" svg:width="0.5cm" svg:height="0.85cm" svg:x="16.175cm" svg:y="20.55cm" draw:control="control1192"/>
        <draw:control draw:style-name="gr5" draw:text-style-name="P8" draw:layer="controls" svg:width="0.5cm" svg:height="0.85cm" svg:x="16.525cm" svg:y="20.55cm" draw:control="control1193"/>
        <draw:control draw:style-name="gr5" draw:text-style-name="P8" draw:layer="controls" svg:width="0.5cm" svg:height="0.85cm" svg:x="17.025cm" svg:y="20.55cm" draw:control="control1194"/>
        <draw:control draw:style-name="gr5" draw:text-style-name="P8" draw:layer="controls" svg:width="0.5cm" svg:height="0.85cm" svg:x="17.375cm" svg:y="20.55cm" draw:control="control1195"/>
        <draw:control draw:style-name="gr5" draw:text-style-name="P8" draw:layer="controls" svg:width="0.5cm" svg:height="0.85cm" svg:x="17.725cm" svg:y="20.55cm" draw:control="control1196"/>
        <draw:control draw:style-name="gr5" draw:text-style-name="P8" draw:layer="controls" svg:width="0.5cm" svg:height="0.85cm" svg:x="18.075cm" svg:y="20.55cm" draw:control="control1197"/>
        <draw:control draw:style-name="gr5" draw:text-style-name="P8" draw:layer="controls" svg:width="0.5cm" svg:height="0.85cm" svg:x="18.425cm" svg:y="20.55cm" draw:control="control1198"/>
        <draw:control draw:style-name="gr1" draw:text-style-name="P1" draw:layer="controls" svg:width="1.75cm" svg:height="0.85cm" svg:x="1.125cm" svg:y="11.25cm" draw:control="control1135"/>
        <draw:control draw:style-name="gr4" draw:text-style-name="P5" draw:layer="controls" svg:width="3.75cm" svg:height="0.85cm" svg:x="2.875cm" svg:y="11.25cm" draw:control="control1136"/>
        <draw:control draw:style-name="gr4" draw:text-style-name="P5" draw:layer="controls" svg:width="3.75cm" svg:height="0.85cm" svg:x="2.875cm" svg:y="12.1cm" draw:control="control1137"/>
        <draw:control draw:style-name="gr4" draw:text-style-name="P5" draw:layer="controls" svg:width="3.75cm" svg:height="0.85cm" svg:x="2.875cm" svg:y="12.95cm" draw:control="control1138"/>
        <draw:control draw:style-name="gr4" draw:text-style-name="P5" draw:layer="controls" svg:width="3.75cm" svg:height="0.85cm" svg:x="2.875cm" svg:y="13.8cm" draw:control="control1139"/>
        <draw:control draw:style-name="gr4" draw:text-style-name="P5" draw:layer="controls" svg:width="3.75cm" svg:height="0.85cm" svg:x="2.875cm" svg:y="14.9cm" draw:control="control1140"/>
        <draw:control draw:style-name="gr4" draw:text-style-name="P5" draw:layer="controls" svg:width="3.75cm" svg:height="0.85cm" svg:x="2.875cm" svg:y="15.75cm" draw:control="control1141"/>
        <draw:control draw:style-name="gr1" draw:text-style-name="P1" draw:layer="controls" svg:width="1.75cm" svg:height="0.85cm" svg:x="1.125cm" svg:y="12.1cm" draw:control="control1199"/>
        <draw:control draw:style-name="gr1" draw:text-style-name="P1" draw:layer="controls" svg:width="1.75cm" svg:height="0.85cm" svg:x="1.125cm" svg:y="12.95cm" draw:control="control1200"/>
        <draw:control draw:style-name="gr1" draw:text-style-name="P1" draw:layer="controls" svg:width="1.75cm" svg:height="0.85cm" svg:x="1.125cm" svg:y="13.8cm" draw:control="control1201"/>
        <draw:control draw:style-name="gr1" draw:text-style-name="P1" draw:layer="controls" svg:width="1.75cm" svg:height="0.85cm" svg:x="1.125cm" svg:y="14.9cm" draw:control="control1202"/>
        <draw:control draw:style-name="gr1" draw:text-style-name="P1" draw:layer="controls" svg:width="1.75cm" svg:height="0.85cm" svg:x="1.125cm" svg:y="15.75cm" draw:control="control1203"/>
        <draw:control draw:style-name="gr1" draw:text-style-name="P1" draw:layer="controls" svg:width="1.5cm" svg:height="0.85cm" svg:x="7.625cm" svg:y="11.25cm" draw:control="control1204"/>
        <draw:control draw:style-name="gr4" draw:text-style-name="P5" draw:layer="controls" svg:width="3.75cm" svg:height="0.85cm" svg:x="9.125cm" svg:y="11.25cm" draw:control="control1205"/>
        <draw:control draw:style-name="gr4" draw:text-style-name="P5" draw:layer="controls" svg:width="3.75cm" svg:height="0.85cm" svg:x="9.125cm" svg:y="12.1cm" draw:control="control1206"/>
        <draw:control draw:style-name="gr4" draw:text-style-name="P5" draw:layer="controls" svg:width="3.75cm" svg:height="0.85cm" svg:x="9.125cm" svg:y="12.95cm" draw:control="control1207"/>
        <draw:control draw:style-name="gr4" draw:text-style-name="P5" draw:layer="controls" svg:width="3.75cm" svg:height="0.85cm" svg:x="9.125cm" svg:y="13.8cm" draw:control="control1208"/>
        <draw:control draw:style-name="gr4" draw:text-style-name="P5" draw:layer="controls" svg:width="3.75cm" svg:height="0.85cm" svg:x="9.125cm" svg:y="14.9cm" draw:control="control1209"/>
        <draw:control draw:style-name="gr4" draw:text-style-name="P5" draw:layer="controls" svg:width="3.75cm" svg:height="0.85cm" svg:x="9.125cm" svg:y="15.75cm" draw:control="control1210"/>
        <draw:control draw:style-name="gr1" draw:text-style-name="P1" draw:layer="controls" svg:width="1.5cm" svg:height="0.85cm" svg:x="7.625cm" svg:y="12.1cm" draw:control="control1211"/>
        <draw:control draw:style-name="gr1" draw:text-style-name="P1" draw:layer="controls" svg:width="1.5cm" svg:height="0.85cm" svg:x="7.625cm" svg:y="12.95cm" draw:control="control1212"/>
        <draw:control draw:style-name="gr1" draw:text-style-name="P1" draw:layer="controls" svg:width="1.5cm" svg:height="0.85cm" svg:x="7.625cm" svg:y="13.8cm" draw:control="control1213"/>
        <draw:control draw:style-name="gr1" draw:text-style-name="P1" draw:layer="controls" svg:width="1.5cm" svg:height="0.85cm" svg:x="7.625cm" svg:y="14.9cm" draw:control="control1214"/>
        <draw:control draw:style-name="gr1" draw:text-style-name="P1" draw:layer="controls" svg:width="1.5cm" svg:height="0.85cm" svg:x="7.625cm" svg:y="15.75cm" draw:control="control1215"/>
        <draw:control draw:style-name="gr1" draw:text-style-name="P1" draw:layer="controls" svg:width="2.25cm" svg:height="0.85cm" svg:x="13.875cm" svg:y="11.25cm" draw:control="control1216"/>
        <draw:control draw:style-name="gr4" draw:text-style-name="P5" draw:layer="controls" svg:width="3.75cm" svg:height="0.85cm" svg:x="16.125cm" svg:y="11.25cm" draw:control="control1217"/>
        <draw:control draw:style-name="gr4" draw:text-style-name="P5" draw:layer="controls" svg:width="3.75cm" svg:height="0.85cm" svg:x="16.125cm" svg:y="12.1cm" draw:control="control1218"/>
        <draw:control draw:style-name="gr4" draw:text-style-name="P5" draw:layer="controls" svg:width="3.75cm" svg:height="0.85cm" svg:x="16.125cm" svg:y="12.95cm" draw:control="control1219"/>
        <draw:control draw:style-name="gr4" draw:text-style-name="P5" draw:layer="controls" svg:width="3.75cm" svg:height="0.85cm" svg:x="16.125cm" svg:y="13.8cm" draw:control="control1220"/>
        <draw:control draw:style-name="gr4" draw:text-style-name="P5" draw:layer="controls" svg:width="3.75cm" svg:height="0.85cm" svg:x="16.125cm" svg:y="14.9cm" draw:control="control1221"/>
        <draw:control draw:style-name="gr4" draw:text-style-name="P5" draw:layer="controls" svg:width="3.75cm" svg:height="0.85cm" svg:x="16.125cm" svg:y="15.75cm" draw:control="control1222"/>
        <draw:control draw:style-name="gr1" draw:text-style-name="P1" draw:layer="controls" svg:width="2.25cm" svg:height="0.85cm" svg:x="13.875cm" svg:y="12.1cm" draw:control="control1223"/>
        <draw:control draw:style-name="gr1" draw:text-style-name="P1" draw:layer="controls" svg:width="2.25cm" svg:height="0.85cm" svg:x="13.875cm" svg:y="12.95cm" draw:control="control1224"/>
        <draw:control draw:style-name="gr1" draw:text-style-name="P1" draw:layer="controls" svg:width="2.25cm" svg:height="0.85cm" svg:x="13.875cm" svg:y="13.8cm" draw:control="control1225"/>
        <draw:control draw:style-name="gr1" draw:text-style-name="P1" draw:layer="controls" svg:width="2.25cm" svg:height="0.85cm" svg:x="13.875cm" svg:y="14.9cm" draw:control="control1226"/>
        <draw:control draw:style-name="gr1" draw:text-style-name="P1" draw:layer="controls" svg:width="2.25cm" svg:height="0.85cm" svg:x="13.875cm" svg:y="15.75cm" draw:control="control1227"/>
        <draw:control draw:style-name="gr1" draw:text-style-name="P1" draw:layer="controls" svg:width="6.7cm" svg:height="0.85cm" svg:x="0.175cm" svg:y="21.65cm" draw:control="control1228"/>
        <draw:control draw:style-name="gr1" draw:text-style-name="P1" draw:layer="controls" svg:width="6.7cm" svg:height="0.85cm" svg:x="7.125cm" svg:y="21.65cm" draw:control="control1229"/>
        <draw:control draw:style-name="gr1" draw:text-style-name="P1" draw:layer="controls" svg:width="6.7cm" svg:height="0.85cm" svg:x="14.125cm" svg:y="21.65cm" draw:control="control1230"/>
        <draw:control draw:style-name="gr1" draw:text-style-name="P1" draw:layer="controls" svg:width="6.7cm" svg:height="0.85cm" svg:x="0.175cm" svg:y="25.65cm" draw:control="control1231"/>
        <draw:control draw:style-name="gr1" draw:text-style-name="P1" draw:layer="controls" svg:width="6.7cm" svg:height="0.85cm" svg:x="7.125cm" svg:y="25.65cm" draw:control="control1232"/>
        <draw:control draw:style-name="gr1" draw:text-style-name="P1" draw:layer="controls" svg:width="6.7cm" svg:height="0.85cm" svg:x="14.125cm" svg:y="25.65cm" draw:control="control1233"/>
        <draw:control draw:style-name="gr4" draw:text-style-name="P5" draw:layer="controls" svg:width="6.7cm" svg:height="3cm" svg:x="0.175cm" svg:y="22.5cm" draw:control="control1234"/>
        <draw:control draw:style-name="gr4" draw:text-style-name="P5" draw:layer="controls" svg:width="6.7cm" svg:height="3cm" svg:x="7.125cm" svg:y="22.5cm" draw:control="control1235"/>
        <draw:control draw:style-name="gr4" draw:text-style-name="P5" draw:layer="controls" svg:width="6.7cm" svg:height="3cm" svg:x="14.125cm" svg:y="22.5cm" draw:control="control1236"/>
        <draw:control draw:style-name="gr4" draw:text-style-name="P5" draw:layer="controls" svg:width="6.7cm" svg:height="3cm" svg:x="0.175cm" svg:y="26.5cm" draw:control="control1237"/>
        <draw:control draw:style-name="gr4" draw:text-style-name="P5" draw:layer="controls" svg:width="6.7cm" svg:height="3cm" svg:x="7.125cm" svg:y="26.5cm" draw:control="control1238"/>
        <draw:control draw:style-name="gr4" draw:text-style-name="P5" draw:layer="controls" svg:width="6.7cm" svg:height="3cm" svg:x="14.125cm" svg:y="26.5cm" draw:control="control1239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7:13:34.569637600</meta:creation-date>
    <meta:generator>LibreOffice/26.2.1.2$Linux_X86_64 LibreOffice_project/620$Build-2</meta:generator>
    <meta:print-date>2026-03-11T22:08:08.015399275</meta:print-date>
    <meta:printed-by>PDF-Dateien</meta:printed-by>
    <dc:date>2026-03-11T22:08:02.274152802</dc:date>
    <meta:editing-duration>PT1H51M44S</meta:editing-duration>
    <meta:editing-cycles>62</meta:editing-cycles>
    <meta:document-statistic meta:object-count="1257"/>
  </office:meta>
</office:document-meta>
</file>